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nsolas" svg:font-family="Consolas" style:font-family-generic="swiss" style:font-pitch="fixed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81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2.953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4.429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3.381cm"/>
    </style:style>
    <style:style style:name="co15" style:family="table-column">
      <style:table-column-properties fo:break-before="auto" style:column-width="1.625cm"/>
    </style:style>
    <style:style style:name="co16" style:family="table-column">
      <style:table-column-properties fo:break-before="auto" style:column-width="2.438cm"/>
    </style:style>
    <style:style style:name="co17" style:family="table-column">
      <style:table-column-properties fo:break-before="auto" style:column-width="11.404cm"/>
    </style:style>
    <style:style style:name="co18" style:family="table-column">
      <style:table-column-properties fo:break-before="auto" style:column-width="7.624cm"/>
    </style:style>
    <style:style style:name="co19" style:family="table-column">
      <style:table-column-properties fo:break-before="auto" style:column-width="4.983cm"/>
    </style:style>
    <style:style style:name="co20" style:family="table-column">
      <style:table-column-properties fo:break-before="auto" style:column-width="4.438cm"/>
    </style:style>
    <style:style style:name="co21" style:family="table-column">
      <style:table-column-properties fo:break-before="auto" style:column-width="1.515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28cm" fo:break-before="auto" style:use-optimal-row-height="false"/>
    </style:style>
    <style:style style:name="ro5" style:family="table-row">
      <style:table-row-properties style:row-height="0.945cm" fo:break-before="auto" style:use-optimal-row-height="true"/>
    </style:style>
    <style:style style:name="ro6" style:family="table-row">
      <style:table-row-properties style:row-height="1.02cm" fo:break-before="auto" style:use-optimal-row-height="false"/>
    </style:style>
    <style:style style:name="ro7" style:family="table-row">
      <style:table-row-properties style:row-height="1.136cm" fo:break-before="auto" style:use-optimal-row-height="false"/>
    </style:style>
    <style:style style:name="ro8" style:family="table-row">
      <style:table-row-properties style:row-height="1.323cm" fo:break-before="auto" style:use-optimal-row-height="false"/>
    </style:style>
    <style:style style:name="ro9" style:family="table-row">
      <style:table-row-properties style:row-height="1.298cm" fo:break-before="auto" style:use-optimal-row-height="false"/>
    </style:style>
    <style:style style:name="ro10" style:family="table-row">
      <style:table-row-properties style:row-height="1.369cm" fo:break-before="auto" style:use-optimal-row-height="false"/>
    </style:style>
    <style:style style:name="ro11" style:family="table-row">
      <style:table-row-properties style:row-height="1.346cm" fo:break-before="auto" style:use-optimal-row-height="false"/>
    </style:style>
    <style:style style:name="ro12" style:family="table-row">
      <style:table-row-properties style:row-height="1.392cm" fo:break-before="auto" style:use-optimal-row-height="false"/>
    </style:style>
    <style:style style:name="ro13" style:family="table-row">
      <style:table-row-properties style:row-height="1.349cm" fo:break-before="auto" style:use-optimal-row-height="false"/>
    </style:style>
    <style:style style:name="ro14" style:family="table-row">
      <style:table-row-properties style:row-height="1.834cm" fo:break-before="auto" style:use-optimal-row-height="false"/>
    </style:style>
    <style:style style:name="ro15" style:family="table-row">
      <style:table-row-properties style:row-height="1.856cm" fo:break-before="auto" style:use-optimal-row-height="false"/>
    </style:style>
    <style:style style:name="ro16" style:family="table-row">
      <style:table-row-properties style:row-height="1.898cm" fo:break-before="auto" style:use-optimal-row-height="false"/>
    </style:style>
    <style:style style:name="ro17" style:family="table-row">
      <style:table-row-properties style:row-height="1.81cm" fo:break-before="auto" style:use-optimal-row-height="false"/>
    </style:style>
    <style:style style:name="ro18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omic Sans MS"/>
    </style:style>
    <style:style style:name="ce10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style:font-name="Comic Sans MS" fo:font-size="22pt" style:font-size-asian="22pt" style:font-size-complex="22pt"/>
    </style:style>
    <style:style style:name="ce10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5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style:font-name="Comic Sans MS" fo:font-size="72pt" style:font-size-asian="72pt" style:font-size-complex="72pt"/>
    </style:style>
    <style:style style:name="ce8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102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8" style:family="table-cell" style:parent-style-name="Default">
      <style:table-cell-properties fo:background-color="#800080" fo:border="0.06pt solid #000000"/>
      <style:text-properties style:font-name="Comic Sans MS"/>
    </style:style>
    <style:style style:name="ce6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style:font-name="Consolas" fo:font-size="30pt" style:font-size-asian="30pt" style:font-size-complex="30pt"/>
    </style:style>
    <style:style style:name="ce10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font-size="30pt" fo:font-weight="bold" style:font-size-asian="30pt" style:font-weight-asian="bold" style:font-size-complex="30pt" style:font-weight-complex="bold"/>
    </style:style>
    <style:style style:name="ce9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12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start" fo:margin-left="0cm"/>
      <style:text-properties style:font-name="Comic Sans MS" fo:font-weight="bold" style:font-weight-asian="bold" style:font-weight-complex="bold"/>
    </style:style>
    <style:style style:name="ce106" style:family="table-cell" style:parent-style-name="Default" style:data-style-name="N122">
      <style:table-cell-properties fo:background-color="#ffff00" fo:border="0.06pt solid #000000"/>
      <style:text-properties style:font-name="Comic Sans MS"/>
    </style:style>
    <style:style style:name="ce107" style:family="table-cell" style:parent-style-name="Default" style:data-style-name="N10122">
      <style:table-cell-properties fo:background-color="#ffff00" fo:border="0.06pt solid #000000"/>
      <style:text-properties style:font-name="Comic Sans MS"/>
      <style:map style:condition="cell-content()&lt;0" style:apply-style-name="Bad" style:base-cell-address="'Lista de Compras'.D24"/>
      <style:map style:condition="cell-content()=0" style:apply-style-name="Note" style:base-cell-address="'Lista de Compras'.D24"/>
      <style:map style:condition="cell-content()&gt;0" style:apply-style-name="Good" style:base-cell-address="'Lista de Compras'.D24"/>
    </style:style>
    <style:style style:name="ce146" style:family="table-cell" style:parent-style-name="Default">
      <style:text-properties style:font-name="Comic Sans MS"/>
      <style:map style:condition="cell-content()&lt;0" style:apply-style-name="Bad" style:base-cell-address="'Lista de Compras'.D24"/>
      <style:map style:condition="cell-content()=0" style:apply-style-name="Note" style:base-cell-address="'Lista de Compras'.D24"/>
      <style:map style:condition="cell-content()&gt;0" style:apply-style-name="Good" style:base-cell-address="'Lista de Compras'.D24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108" style:family="table-cell" style:parent-style-name="Default" style:data-style-name="N10122">
      <style:table-cell-properties fo:background-color="#ffff00" fo:border="0.06pt solid #000000"/>
      <style:text-properties style:font-name="Comic Sans MS"/>
      <style:map style:condition="cell-content()&lt;0" style:apply-style-name="Bad" style:base-cell-address="'Lista de Compras'.E7"/>
      <style:map style:condition="cell-content()=0" style:apply-style-name="Note" style:base-cell-address="'Lista de Compras'.E7"/>
      <style:map style:condition="cell-content()&gt;0" style:apply-style-name="Good" style:base-cell-address="'Lista de Compras'.E7"/>
    </style:style>
    <style:style style:name="ce1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115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weight="bold" style:font-weight-asian="bold" style:font-weight-complex="bold"/>
    </style:style>
    <style:style style:name="ce116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weight="bold" style:font-weight-asian="bold" style:font-weight-complex="bold"/>
    </style:style>
    <style:style style:name="ce118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weight="bold" style:font-weight-asian="bold" style:font-weight-complex="bold"/>
    </style:style>
    <style:style style:name="ce121" style:family="table-cell" style:parent-style-name="Default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weight="bold" style:font-weight-asian="bold" style:font-weight-complex="bold"/>
    </style:style>
    <style:style style:name="ce12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mic Sans MS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 style:data-style-name="N10122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Comic Sans MS"/>
      <style:map style:condition="cell-content()&lt;0" style:apply-style-name="Bad" style:base-cell-address="'Lista de Compras'.D24"/>
      <style:map style:condition="cell-content()=0" style:apply-style-name="Note" style:base-cell-address="'Lista de Compras'.D24"/>
      <style:map style:condition="cell-content()&gt;0" style:apply-style-name="Good" style:base-cell-address="'Lista de Compras'.D24"/>
    </style:style>
    <style:style style:name="ce52" style:family="table-cell" style:parent-style-name="Default" style:data-style-name="N10122">
      <style:text-properties style:font-name="Comic Sans MS"/>
    </style:style>
    <style:style style:name="ce54" style:family="table-cell" style:parent-style-name="Default">
      <style:table-cell-properties fo:background-color="#800080"/>
      <style:text-properties style:font-name="Comic Sans MS"/>
    </style:style>
    <style:style style:name="ce55" style:family="table-cell" style:parent-style-name="Default">
      <style:table-cell-properties fo:background-color="#800080"/>
    </style:style>
    <style:style style:name="ce137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 fo:margin-left="0cm"/>
    </style:style>
    <style:style style:name="ce138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Comic Sans M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/>
      <style:text-properties style:font-name="Comic Sans MS"/>
    </style:style>
    <style:style style:name="ce141" style:family="table-cell" style:parent-style-name="Default">
      <style:table-cell-properties fo:background-color="#800080" fo:border="0.06pt solid #000000"/>
      <style:text-properties style:text-outline="false" style:text-line-through-style="none" style:text-line-through-type="none" style:font-name="Comic Sans M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800080" fo:border="0.06pt solid #000000"/>
    </style:style>
    <style:style style:name="ce143" style:family="table-cell" style:parent-style-name="Default" style:data-style-name="N10122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omic Sans MS"/>
      <style:map style:condition="cell-content()&lt;0" style:apply-style-name="Bad" style:base-cell-address="'Lista de Compras'.E7"/>
      <style:map style:condition="cell-content()=0" style:apply-style-name="Note" style:base-cell-address="'Lista de Compras'.E7"/>
      <style:map style:condition="cell-content()&gt;0" style:apply-style-name="Good" style:base-cell-address="'Lista de Compras'.E7"/>
    </style:style>
    <style:style style:name="ce145" style:family="table-cell" style:parent-style-name="Default" style:data-style-name="N10122">
      <style:table-cell-properties fo:background-color="#ffff00" fo:border="0.06pt solid #000000"/>
      <style:text-properties style:font-name="Comic Sans MS"/>
      <style:map style:condition="cell-content()&lt;0" style:apply-style-name="Bad" style:base-cell-address="'Lista de Compras'.E7"/>
      <style:map style:condition="cell-content()=0" style:apply-style-name="Note" style:base-cell-address="'Lista de Compras'.E7"/>
      <style:map style:condition="cell-content()&gt;0" style:apply-style-name="Good" style:base-cell-address="'Lista de Compras'.E7"/>
    </style:style>
    <style:style style:name="ce1" style:family="table-cell" style:parent-style-name="Default">
      <style:text-properties style:font-name="Consolas"/>
    </style:style>
    <style:style style:name="ce33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style:font-name="Consolas" fo:font-size="22pt" style:font-size-asian="22pt" style:font-size-complex="22pt"/>
    </style:style>
    <style:style style:name="ce3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Consolas" fo:font-size="22pt" style:font-size-asian="22pt" style:font-size-complex="22pt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Consolas" fo:font-size="32pt" fo:font-weight="bold" style:font-size-asian="32pt" style:font-weight-asian="bold" style:font-size-complex="32pt" style:font-weight-complex="bold"/>
    </style:style>
    <style:style style:name="ce59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3" style:family="table-cell" style:parent-style-name="Default">
      <style:table-cell-properties fo:background-color="#800080" fo:border="0.06pt solid #000000"/>
      <style:text-properties style:font-name="Consolas"/>
    </style:style>
    <style:style style:name="ce6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7" style:family="table-cell" style:parent-style-name="Default">
      <style:table-cell-properties fo:background-color="#81d41a" fo:border="0.06pt solid #000000"/>
      <style:text-properties style:font-name="Consolas"/>
    </style:style>
    <style:style style:name="ce49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start" fo:margin-left="0cm"/>
      <style:text-properties style:font-name="Consolas" fo:font-weight="bold" style:font-weight-asian="bold" style:font-weight-complex="bold"/>
    </style:style>
    <style:style style:name="ce53" style:family="table-cell" style:parent-style-name="Default" style:data-style-name="N10122">
      <style:table-cell-properties fo:background-color="#ffff00" fo:border="0.06pt solid #000000"/>
      <style:text-properties style:font-name="Consolas"/>
      <style:map style:condition="cell-content()&lt;0" style:apply-style-name="Bad" style:base-cell-address="Estatisticas.D9"/>
      <style:map style:condition="cell-content()=0" style:apply-style-name="Note" style:base-cell-address="Estatisticas.D9"/>
      <style:map style:condition="cell-content()&gt;0" style:apply-style-name="Good" style:base-cell-address="Estatisticas.D9"/>
    </style:style>
    <style:style style:name="ce5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0cm"/>
      <style:text-properties style:font-name="Consolas" fo:font-weight="bold" style:font-weight-asian="bold" style:font-weight-complex="bold"/>
    </style:style>
    <style:style style:name="ce19" style:family="table-cell" style:parent-style-name="Default">
      <style:table-cell-properties fo:background-color="#81d41a"/>
      <style:text-properties style:font-name="Consolas"/>
    </style:style>
    <style:style style:name="ce20" style:family="table-cell" style:parent-style-name="Default" style:data-style-name="N10122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Consolas"/>
      <style:map style:condition="cell-content()&lt;0" style:apply-style-name="Bad" style:base-cell-address="Estatisticas.D9"/>
      <style:map style:condition="cell-content()=0" style:apply-style-name="Note" style:base-cell-address="Estatisticas.D9"/>
      <style:map style:condition="cell-content()&gt;0" style:apply-style-name="Good" style:base-cell-address="Estatisticas.D9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onsolas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bf0041" style:text-align-source="fix" style:repeat-content="false" fo:border="0.06pt solid #000000"/>
      <style:paragraph-properties fo:text-align="end" fo:margin-left="0cm"/>
      <style:text-properties style:font-name="Consolas"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nsolas" fo:font-size="16pt" style:font-size-asian="16pt" style:font-size-complex="16pt"/>
    </style:style>
    <style:style style:name="ce8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nsolas" fo:font-size="16pt" style:font-size-asian="16pt" style:font-size-complex="16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nsolas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" table:style-name="ta1">
        <table:shapes>
          <draw:frame draw:z-index="0" draw:style-name="gr1" draw:text-style-name="P1" svg:width="16.551cm" svg:height="9.293cm" svg:x="3.775cm" svg:y="190.218cm">
            <draw:object draw:notify-on-update-of-ranges="'2020'.D178:'2020'.O178 '2020'.C180:'2020'.C180 '2020'.D180:'2020'.O1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662cm" svg:height="9.4cm" svg:x="20.994cm" svg:y="189.77cm">
            <draw:object draw:notify-on-update-of-ranges="'2020'.D178:'2020'.O178 '2020'.C181:'2020'.C181 '2020'.D181:'2020'.O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393cm" svg:height="9.248cm" svg:x="39.455cm" svg:y="189.021cm">
            <draw:object draw:notify-on-update-of-ranges="'2020'.D178:'2020'.O178 '2020'.C182:'2020'.C182 '2020'.D182:'2020'.O1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229cm" svg:height="9.156cm" svg:x="3.454cm" svg:y="200.686cm">
            <draw:object draw:notify-on-update-of-ranges="'2020'.D178:'2020'.O178 '2020'.C183:'2020'.C183 '2020'.D183:'2020'.O1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384cm" svg:height="9.243cm" svg:x="20.538cm" svg:y="200.513cm">
            <draw:object draw:notify-on-update-of-ranges="'2020'.D178:'2020'.O178 '2020'.C184:'2020'.C184 '2020'.D184:'2020'.O18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.715cm" svg:height="10.558cm" svg:x="39.496cm" svg:y="199.103cm">
            <draw:object draw:notify-on-update-of-ranges="'2020'.D178:'2020'.O178 '2020'.C185:'2020'.C185 '2020'.D185:'2020'.O18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5.51cm" svg:height="20.033cm" svg:x="109.532cm" svg:y="188.779cm">
            <draw:object draw:notify-on-update-of-ranges="'2020'.C180:'2020'.C185 '2020'.Q178:'2020'.Q178 '2020'.Q180:'2020'.Q18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6.08cm" svg:height="20.258cm" svg:x="69.406cm" svg:y="189.569cm">
            <draw:object draw:notify-on-update-of-ranges="'2020'.C180:'2020'.C185 '2020'.R178:'2020'.R178 '2020'.R180:'2020'.R1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32.846cm" svg:height="22.366cm" svg:x="3.161cm" svg:y="213.696cm">
            <draw:object draw:notify-on-update-of-ranges="'2020'.C180:'2020'.C185 '2020'.D178:'2020'.D178 '2020'.D180:'2020'.D185 '2020'.E178:'2020'.E178 '2020'.E180:'2020'.E185 '2020'.F178:'2020'.F178 '2020'.F180:'2020'.F185 '2020'.G178:'2020'.G178 '2020'.G180:'2020'.G185 '2020'.H178:'2020'.H178 '2020'.H180:'2020'.H185 '2020'.I178:'2020'.I178 '2020'.I180:'2020'.I185 '2020'.J178:'2020'.J178 '2020'.J180:'2020'.J185 '2020'.K178:'2020'.K178 '2020'.K180:'2020'.K185 '2020'.L178:'2020'.L178 '2020'.L180:'2020'.L185 '2020'.M178:'2020'.M178 '2020'.M180:'2020'.M185 '2020'.N178:'2020'.N178 '2020'.N180:'2020'.N185 '2020'.O178:'2020'.O178 '2020'.O180:'2020'.O18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39.182cm" svg:height="21.999cm" svg:x="80.819cm" svg:y="213.876cm">
            <draw:object draw:notify-on-update-of-ranges="'2020'.C179:'2020'.C185 '2020'.D178:'2020'.D178 '2020'.D179:'2020'.D185 '2020'.E178:'2020'.E178 '2020'.E179:'2020'.E185 '2020'.F178:'2020'.F178 '2020'.F179:'2020'.F185 '2020'.G178:'2020'.G178 '2020'.G179:'2020'.G185 '2020'.H178:'2020'.H178 '2020'.H179:'2020'.H185 '2020'.I178:'2020'.I178 '2020'.I179:'2020'.I185 '2020'.J178:'2020'.J178 '2020'.J179:'2020'.J185 '2020'.K178:'2020'.K178 '2020'.K179:'2020'.K185 '2020'.L178:'2020'.L178 '2020'.L179:'2020'.L185 '2020'.M178:'2020'.M178 '2020'.M179:'2020'.M185 '2020'.N178:'2020'.N178 '2020'.N179:'2020'.N185 '2020'.O178:'2020'.O178 '2020'.O179:'2020'.O1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39.439cm" svg:height="22.144cm" svg:x="39.291cm" svg:y="213.731cm">
            <draw:object draw:notify-on-update-of-ranges="'2020'.C179:'2020'.C185 '2020'.D178:'2020'.D178 '2020'.D179:'2020'.D185 '2020'.E178:'2020'.E178 '2020'.E179:'2020'.E185 '2020'.F178:'2020'.F178 '2020'.F179:'2020'.F185 '2020'.G178:'2020'.G178 '2020'.G179:'2020'.G185 '2020'.H178:'2020'.H178 '2020'.H179:'2020'.H185 '2020'.I178:'2020'.I178 '2020'.I179:'2020'.I185 '2020'.J178:'2020'.J178 '2020'.J179:'2020'.J185 '2020'.K178:'2020'.K178 '2020'.K179:'2020'.K185 '2020'.L178:'2020'.L178 '2020'.L179:'2020'.L185 '2020'.M178:'2020'.M178 '2020'.M179:'2020'.M185 '2020'.N178:'2020'.N178 '2020'.N179:'2020'.N185 '2020'.O178:'2020'.O178 '2020'.O179:'2020'.O1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5.203cm" svg:height="17.496cm" svg:x="69.817cm" svg:y="166.133cm">
            <draw:object draw:notify-on-update-of-ranges="'2020'.C179:'2020'.C185 '2020'.S178:'2020'.S178 '2020'.S179:'2020'.S18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30.394cm" svg:height="17.714cm" svg:x="98.707cm" svg:y="166.06cm">
            <draw:object draw:notify-on-update-of-ranges="'2020'.C179:'2020'.C185 '2020'.T178:'2020'.T178 '2020'.T179:'2020'.T18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24.346cm" svg:height="12.608cm" svg:x="129.45cm" svg:y="4.307cm">
            <draw:object draw:notify-on-update-of-ranges="'2020'.AU10:'2020'.AU16 '2020'.AU18:'2020'.AU18 '2020'.AW10:'2020'.AW16 '2020'.AW18:'2020'.AW1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ce100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6" table:default-cell-style-name="Default"/>
        <table:table-row table:style-name="ro1">
          <table:table-cell table:style-name="ce2" table:number-columns-repeated="38"/>
          <table:table-cell table:number-columns-repeated="33"/>
        </table:table-row>
        <table:table-row table:style-name="ro1">
          <table:table-cell table:style-name="ce2" table:number-columns-repeated="2"/>
          <table:table-cell table:style-name="ce101" table:number-columns-repeated="10"/>
          <table:table-cell table:style-name="ce2" table:number-columns-repeated="26"/>
          <table:table-cell table:number-columns-repeated="33"/>
        </table:table-row>
        <table:table-row table:style-name="ro2">
          <table:table-cell office:value-type="string" calcext:value-type="string">
            <text:p>Ano</text:p>
          </table:table-cell>
          <table:table-cell/>
          <table:table-cell table:style-name="ce50" office:value-type="float" office:value="2020" calcext:value-type="float" table:number-columns-spanned="34" table:number-rows-spanned="1">
            <text:p>2020</text:p>
          </table:table-cell>
          <table:covered-table-cell table:number-columns-repeated="33" table:style-name="ce100" office:value-type="float" office:value="2020" calcext:value-type="float">
            <text:p>2020</text:p>
          </table:covered-table-cell>
          <table:table-cell table:style-name="ce2" table:number-columns-repeated="2"/>
          <table:table-cell table:number-columns-repeated="33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"/>
          <table:table-cell table:style-name="ce101" table:number-columns-repeated="5"/>
          <table:table-cell/>
          <table:table-cell table:style-name="ce101" table:number-columns-repeated="4"/>
          <table:table-cell table:style-name="ce2" table:number-columns-repeated="26"/>
          <table:table-cell table:number-columns-repeated="8"/>
          <table:table-cell table:style-name="ce137" office:value-type="string" calcext:value-type="string" table:number-columns-spanned="4" table:number-rows-spanned="1">
            <office:annotation draw:style-name="gr2" draw:text-style-name="P3" svg:width="2.899cm" svg:height="1.799cm" svg:x="127.707cm" svg:y="3.199cm" draw:caption-point-x="-0.61cm" draw:caption-point-y="0.913cm">
              <dc:date>2020-03-03T00:00:00</dc:date>
              <text:p text:style-name="P2"><text:span text:style-name="T1">Dinheiro Depositado em cada Conta</text:span></text:p>
            </office:annotation>
            <text:p>Despesas Anuáis</text:p>
          </table:table-cell>
          <table:covered-table-cell table:style-name="ce141" office:value-type="float" office:value="618.18" calcext:value-type="float">
            <text:p>618,18</text:p>
          </table:covered-table-cell>
          <table:covered-table-cell table:number-columns-repeated="2" table:style-name="ce8"/>
          <table:table-cell table:number-columns-repeated="21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"/>
          <table:table-cell table:style-name="ce89" office:value-type="string" calcext:value-type="string">
            <office:annotation draw:style-name="gr2" draw:text-style-name="P3" svg:width="2.899cm" svg:height="1.799cm" svg:x="7.357cm" svg:y="3.181cm" draw:caption-point-x="-0.61cm" draw:caption-point-y="1.51cm">
              <dc:date>2020-01-28T00:00:00</dc:date>
              <text:p text:style-name="P2"><text:span text:style-name="T1">Realmente queres isso?</text:span></text:p>
            </office:annotation>
            <text:p>Queres?</text:p>
          </table:table-cell>
          <table:table-cell table:style-name="ce98" office:value-type="string" calcext:value-type="string">
            <office:annotation draw:style-name="gr3" draw:text-style-name="P3" svg:width="2.899cm" svg:height="4.151cm" svg:x="8.233cm" svg:y="5.516cm" draw:caption-point-x="2.014cm" draw:caption-point-y="-0.825cm">
              <dc:date>2020-03-14T00:00:00</dc:date>
              <text:p text:style-name="P2"><text:span text:style-name="T1">Tens possibilidades suficientes para obter isso? Tens 100% de certeza que depois de gastares o dinheiro vais ter mais para te sustentares?</text:span></text:p>
            </office:annotation>
            <text:p>Podes?</text:p>
          </table:table-cell>
          <table:table-cell table:style-name="ce112" office:value-type="string" calcext:value-type="string">
            <office:annotation draw:style-name="gr4" draw:text-style-name="P3" svg:width="2.899cm" svg:height="4.941cm" svg:x="13.114cm" svg:y="3.181cm" draw:caption-point-x="-0.61cm" draw:caption-point-y="1.51cm">
              <dc:date>2020-03-14T00:00:00</dc:date>
              <text:p text:style-name="P2"><text:span text:style-name="T1">Realmente é disso que precisas? Não achas que há outras coisas a onde gastar o dinheiro?</text:span></text:p>
              <text:p text:style-name="P2"><text:span text:style-name="T1">Não achas que atualmente já tenhas algo que possa substituir o que queres?</text:span></text:p>
            </office:annotation>
            <text:p>Precisas?</text:p>
          </table:table-cell>
          <table:table-cell table:style-name="ce114" office:value-type="string" calcext:value-type="string">
            <office:annotation draw:style-name="gr5" draw:text-style-name="P3" svg:width="2.899cm" svg:height="3.361cm" svg:x="15.614cm" svg:y="3.181cm" draw:caption-point-x="-0.61cm" draw:caption-point-y="1.51cm">
              <dc:date>2020-03-14T00:00:00</dc:date>
              <text:p text:style-name="P2"><text:span text:style-name="T1">Quanto tempo vai durar? Quanto tempo te vai dar prazer?</text:span></text:p>
              <text:p text:style-name="P2"><text:span text:style-name="T1">Quanto tempo até teres/fazeres/etc… um novo?</text:span></text:p>
            </office:annotation>
            <text:p>Tempo?</text:p>
          </table:table-cell>
          <table:table-cell table:style-name="ce115" office:value-type="string" calcext:value-type="string">
            <office:annotation draw:style-name="gr2" draw:text-style-name="P3" svg:width="2.899cm" svg:height="1.799cm" svg:x="18.138cm" svg:y="3.181cm" draw:caption-point-x="-0.61cm" draw:caption-point-y="1.51cm">
              <dc:date>2020-03-14T00:00:00</dc:date>
              <text:p text:style-name="P2"><text:span text:style-name="T1">Não há algo que possa substituir isso e que seja mais barato?</text:span></text:p>
            </office:annotation>
            <text:p>Substituto?</text:p>
          </table:table-cell>
          <table:table-cell table:style-name="ce116" office:value-type="string" calcext:value-type="string">
            <office:annotation draw:style-name="gr6" draw:text-style-name="P3" svg:width="2.899cm" svg:height="2.966cm" svg:x="21.138cm" svg:y="3.181cm" draw:caption-point-x="-0.61cm" draw:caption-point-y="1.51cm">
              <dc:date>2020-03-14T00:00:00</dc:date>
              <text:p text:style-name="P2"><text:span text:style-name="T1">Depois não te vais arrempender? Não vais ficar com a Consciência pesada?</text:span></text:p>
            </office:annotation>
            <text:p>Consciência?</text:p>
          </table:table-cell>
          <table:table-cell table:style-name="ce118" office:value-type="string" calcext:value-type="string">
            <office:annotation draw:style-name="gr7" draw:text-style-name="P3" svg:width="2.899cm" svg:height="2.571cm" svg:x="24.139cm" svg:y="3.181cm" draw:caption-point-x="-0.61cm" draw:caption-point-y="1.51cm">
              <dc:date>2020-03-14T00:00:00</dc:date>
              <text:p text:style-name="P2"><text:span text:style-name="T1">Já fizes-te uma procura decente e tem a certeza que é a melhor opção que estas a tomar? </text:span></text:p>
            </office:annotation>
            <text:p>Procuras-te?</text:p>
          </table:table-cell>
          <table:table-cell table:style-name="ce121" office:value-type="string" calcext:value-type="string">
            <office:annotation draw:style-name="gr7" draw:text-style-name="P3" svg:width="2.899cm" svg:height="2.571cm" svg:x="27.139cm" svg:y="3.181cm" draw:caption-point-x="-0.61cm" draw:caption-point-y="1.51cm">
              <dc:date>2020-03-14T00:00:00</dc:date>
              <text:p text:style-name="P2"><text:span text:style-name="T1">Porque? Porque tens necessidade de ter isso?</text:span></text:p>
              <text:p text:style-name="P2"><text:span text:style-name="T1">Para que queres?</text:span></text:p>
            </office:annotation>
            <text:p>Porquê?</text:p>
          </table:table-cell>
          <table:table-cell table:style-name="ce121" office:value-type="string" calcext:value-type="string">
            <office:annotation draw:style-name="gr2" draw:text-style-name="P3" svg:width="2.899cm" svg:height="1.799cm" svg:x="30.139cm" svg:y="3.181cm" draw:caption-point-x="-0.61cm" draw:caption-point-y="1.51cm">
              <dc:date>2020-03-14T00:00:00</dc:date>
              <text:p text:style-name="P2"><text:span text:style-name="T1">Realmente vais lhe dar utilidade?</text:span></text:p>
            </office:annotation>
            <text:p>Utilidade</text:p>
          </table:table-cell>
          <table:table-cell table:style-name="ce125" office:value-type="string" calcext:value-type="string">
            <office:annotation draw:style-name="gr6" draw:text-style-name="P3" svg:width="2.899cm" svg:height="2.966cm" svg:x="33.14cm" svg:y="3.181cm" draw:caption-point-x="-0.61cm" draw:caption-point-y="1.51cm">
              <dc:date>2020-03-14T00:00:00</dc:date>
              <text:p text:style-name="P2"><text:span text:style-name="T1">Tendo em conta todas estas perguntas, achas que realmente vale a penas e não te vais arrepender?</text:span></text:p>
            </office:annotation>
            <text:p>Vale a Pena?</text:p>
          </table:table-cell>
          <table:table-cell table:style-name="ce2" table:number-columns-repeated="26"/>
          <table:table-cell table:number-columns-repeated="8"/>
          <table:table-cell table:style-name="ce138" office:value-type="string" calcext:value-type="string" table:number-columns-spanned="2" table:number-rows-spanned="1">
            <text:p>Nome</text:p>
          </table:table-cell>
          <table:covered-table-cell table:style-name="ce142"/>
          <table:table-cell table:style-name="ce140" office:value-type="string" calcext:value-type="string" table:number-columns-spanned="2" table:number-rows-spanned="1">
            <text:p>Valor</text:p>
          </table:table-cell>
          <table:covered-table-cell table:style-name="ce8"/>
          <table:table-cell table:number-columns-repeated="21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"/>
          <table:table-cell table:style-name="ce101" table:number-columns-repeated="10"/>
          <table:table-cell table:style-name="ce2"/>
          <table:table-cell table:number-columns-repeated="8"/>
          <table:table-cell table:style-name="ce2" table:number-columns-repeated="17"/>
          <table:table-cell table:number-columns-repeated="33"/>
        </table:table-row>
        <table:table-row table:style-name="ro4">
          <table:table-cell office:value-type="float" office:value="2020" calcext:value-type="float">
            <text:p>2020</text:p>
          </table:table-cell>
          <table:table-cell table:style-name="ce2"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9" table:number-rows-spanned="1">
            <text:p>Janeiro</text:p>
          </table:table-cell>
          <table:covered-table-cell table:number-columns-repeated="8" table:style-name="ce102"/>
          <table:table-cell table:style-name="ce2"/>
          <table:table-cell table:style-name="ce109" table:number-columns-repeated="2"/>
          <table:table-cell table:number-columns-repeated="9"/>
          <table:table-cell table:style-name="ce2" table:number-columns-repeated="14"/>
          <table:table-cell table:number-columns-repeated="8"/>
          <table:table-cell table:style-name="ce139" office:value-type="string" calcext:value-type="string" table:number-columns-spanned="2" table:number-rows-spanned="1">
            <text:p>Salário</text:p>
          </table:table-cell>
          <table:covered-table-cell table:style-name="ce142"/>
          <table:table-cell table:style-name="ce143" office:value-type="currency" office:currency="EUR" office:value="1000" calcext:value-type="currency" table:number-columns-spanned="2" table:number-rows-spanned="1">
            <text:p>1 000,00 €</text:p>
          </table:table-cell>
          <table:covered-table-cell table:style-name="ce145" office:value-type="currency" office:currency="EUR" office:value="0" calcext:value-type="currency">
            <text:p>0,00 €</text:p>
          </table:covered-table-cell>
          <table:table-cell table:number-columns-repeated="21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string" calcext:value-type="string"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42.998cm" svg:y="5.266cm" draw:caption-point-x="-0.61cm" draw:caption-point-y="1.51cm">
              <dc:date>2020-01-29T00:00:00</dc:date>
              <text:p text:style-name="P2"><text:span text:style-name="T1">Soma do Lucro por dia</text:span></text:p>
            </office:annotation>
            <text:p>Soma</text:p>
          </table:table-cell>
          <table:table-cell table:style-name="ce8"/>
          <table:table-cell/>
          <table:table-cell table:style-name="ce8" office:value-type="string" calcext:value-type="string">
            <text:p>Poupanças</text:p>
          </table:table-cell>
          <table:table-cell table:number-columns-repeated="6"/>
          <table:table-cell table:style-name="ce2" table:number-columns-repeated="14"/>
          <table:table-cell table:number-columns-repeated="8"/>
          <table:table-cell table:style-name="ce139" office:value-type="string" calcext:value-type="string" table:number-columns-spanned="2" table:number-rows-spanned="1">
            <text:p>Total</text:p>
          </table:table-cell>
          <table:covered-table-cell table:style-name="ce142"/>
          <table:table-cell table:style-name="ce143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45" office:value-type="currency" office:currency="EUR" office:value="0" calcext:value-type="currency">
            <text:p>0,00 €</text:p>
          </table:covered-table-cell>
          <table:table-cell table:number-columns-repeated="21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12"/>
          <table:table-cell office:value-type="string" calcext:value-type="string">
            <office:annotation draw:style-name="gr2" draw:text-style-name="P3" svg:width="2.899cm" svg:height="1.799cm" svg:x="39.998cm" svg:y="6.211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Comentário</text:p>
          </table:table-cell>
          <table:table-cell table:number-columns-repeated="9"/>
          <table:table-cell table:style-name="ce2" table:number-columns-repeated="15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office:value-type="string" calcext:value-type="string">
            <text:p>Conta 1</text:p>
          </table:table-cell>
          <table:table-cell table:style-name="ce106" office:value-type="currency" office:currency="EUR" office:value="100" calcext:value-type="currency">
            <text:p>100,00 €</text:p>
          </table:table-cell>
          <table:table-cell table:number-columns-repeated="6" table:style-name="ce108" office:value-type="currency" office:currency="EUR" office:value="0" calcext:value-type="currency">
            <text:p>0,00 €</text:p>
          </table:table-cell>
          <table:table-cell table:style-name="ce108" office:value-type="currency" office:currency="EUR" office:value="1000" calcext:value-type="currency">
            <text:p>1 00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SUM([.D10:.L10])" office:value-type="currency" office:currency="EUR" office:value="1100" calcext:value-type="currency">
            <text:p>1 100,00 €</text:p>
          </table:table-cell>
          <table:table-cell table:style-name="ce108" table:formula="of:=SUM([.E10:.L10])" office:value-type="currency" office:currency="EUR" office:value="1000" calcext:value-type="currency">
            <text:p>1 00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/>
          <table:table-cell table:style-name="ce8" office:value-type="string" calcext:value-type="string">
            <text:p>Conta Poupança</text:p>
          </table:table-cell>
          <table:table-cell table:number-columns-repeated="5"/>
          <table:table-cell table:style-name="ce2" table:number-columns-repeated="15"/>
          <table:table-cell table:number-columns-repeated="8"/>
          <table:table-cell table:style-name="ce139" office:value-type="string" calcext:value-type="string" table:number-columns-spanned="2" table:number-rows-spanned="1">
            <text:p>Entretenimento</text:p>
          </table:table-cell>
          <table:covered-table-cell table:style-name="ce142"/>
          <table:table-cell table:style-name="ce143" office:value-type="currency" office:currency="EUR" office:value="40" calcext:value-type="currency" table:number-columns-spanned="2" table:number-rows-spanned="1">
            <text:p>40,00 €</text:p>
          </table:table-cell>
          <table:covered-table-cell table:style-name="ce145" office:value-type="currency" office:currency="EUR" office:value="0" calcext:value-type="currency">
            <text:p>0,00 €</text:p>
          </table:covered-table-cell>
          <table:table-cell table:number-columns-repeated="21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office:value-type="string" calcext:value-type="string">
            <text:p>Conta 2</text:p>
          </table:table-cell>
          <table:table-cell table:style-name="ce106" office:value-type="currency" office:currency="EUR" office:value="-30" calcext:value-type="currency">
            <text:p>-30,00 €</text:p>
          </table:table-cell>
          <table:table-cell table:number-columns-repeated="6" table:style-name="ce108" office:value-type="currency" office:currency="EUR" office:value="0" calcext:value-type="currency">
            <text:p>0,00 €</text:p>
          </table:table-cell>
          <table:table-cell table:style-name="ce108" office:value-type="currency" office:currency="EUR" office:value="-30" calcext:value-type="currency">
            <text:p>-3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SUM([.D11:.L11])" office:value-type="currency" office:currency="EUR" office:value="-60" calcext:value-type="currency">
            <text:p>-60,00 €</text:p>
          </table:table-cell>
          <table:table-cell table:style-name="ce108" table:formula="of:=SUM([.E11:.L11])" office:value-type="currency" office:currency="EUR" office:value="-30" calcext:value-type="currency">
            <text:p>-3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/>
          <table:table-cell table:style-name="ce8" office:value-type="string" calcext:value-type="string">
            <text:p>Conta Geral</text:p>
          </table:table-cell>
          <table:table-cell table:number-columns-repeated="5"/>
          <table:table-cell table:style-name="ce2" table:number-columns-repeated="15"/>
          <table:table-cell table:number-columns-repeated="8"/>
          <table:table-cell table:style-name="ce139" office:value-type="string" calcext:value-type="string" table:number-columns-spanned="2" table:number-rows-spanned="1">
            <text:p>Extras</text:p>
          </table:table-cell>
          <table:covered-table-cell table:style-name="ce142"/>
          <table:table-cell table:style-name="ce143" office:value-type="currency" office:currency="EUR" office:value="30" calcext:value-type="currency" table:number-columns-spanned="2" table:number-rows-spanned="1">
            <text:p>30,00 €</text:p>
          </table:table-cell>
          <table:covered-table-cell table:style-name="ce145" office:value-type="currency" office:currency="EUR" office:value="0" calcext:value-type="currency">
            <text:p>0,00 €</text:p>
          </table:covered-table-cell>
          <table:table-cell table:number-columns-repeated="21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office:value-type="string" calcext:value-type="string">
            <text:p>Conta 3</text:p>
          </table:table-cell>
          <table:table-cell table:style-name="ce106" office:value-type="currency" office:currency="EUR" office:value="20" calcext:value-type="currency">
            <text:p>20,00 €</text:p>
          </table:table-cell>
          <table:table-cell table:number-columns-repeated="6" table:style-name="ce108" office:value-type="currency" office:currency="EUR" office:value="0" calcext:value-type="currency">
            <text:p>0,00 €</text:p>
          </table:table-cell>
          <table:table-cell table:style-name="ce108" office:value-type="currency" office:currency="EUR" office:value="60" calcext:value-type="currency">
            <text:p>6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SUM([.D12:.L12])" office:value-type="currency" office:currency="EUR" office:value="80" calcext:value-type="currency">
            <text:p>80,00 €</text:p>
          </table:table-cell>
          <table:table-cell table:style-name="ce108" table:formula="of:=SUM([.E12:.L12])" office:value-type="currency" office:currency="EUR" office:value="60" calcext:value-type="currency">
            <text:p>6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/>
          <table:table-cell table:style-name="ce8" office:value-type="string" calcext:value-type="string">
            <text:p>Carro</text:p>
          </table:table-cell>
          <table:table-cell table:number-columns-repeated="5"/>
          <table:table-cell table:style-name="ce2" table:number-columns-repeated="15"/>
          <table:table-cell table:number-columns-repeated="8"/>
          <table:table-cell table:style-name="ce139" office:value-type="string" calcext:value-type="string" table:number-columns-spanned="2" table:number-rows-spanned="1">
            <text:p>Comidas</text:p>
          </table:table-cell>
          <table:covered-table-cell table:style-name="ce142"/>
          <table:table-cell table:style-name="ce143" office:value-type="currency" office:currency="EUR" office:value="10" calcext:value-type="currency" table:number-columns-spanned="2" table:number-rows-spanned="1">
            <text:p>10,00 €</text:p>
          </table:table-cell>
          <table:covered-table-cell table:style-name="ce145"/>
          <table:table-cell table:number-columns-repeated="21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office:value-type="string" calcext:value-type="string">
            <text:p>Conta 4</text:p>
          </table:table-cell>
          <table:table-cell table:style-name="ce106" office:value-type="currency" office:currency="EUR" office:value="10000" calcext:value-type="currency">
            <text:p>10 000,00 €</text:p>
          </table:table-cell>
          <table:table-cell table:number-columns-repeated="5" table:style-name="ce108" office:value-type="currency" office:currency="EUR" office:value="0" calcext:value-type="currency">
            <text:p>0,00 €</text:p>
          </table:table-cell>
          <table:table-cell table:style-name="ce108" office:value-type="currency" office:currency="EUR" office:value="-3" calcext:value-type="currency">
            <text:p>-3,00 €</text:p>
          </table:table-cell>
          <table:table-cell table:number-columns-repeated="2" table:style-name="ce108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SUM([.D13:.L13])" office:value-type="currency" office:currency="EUR" office:value="9997" calcext:value-type="currency">
            <text:p>9 997,00 €</text:p>
          </table:table-cell>
          <table:table-cell table:style-name="ce108" table:formula="of:=SUM([.E13:.L13])" office:value-type="currency" office:currency="EUR" office:value="-3" calcext:value-type="currency">
            <text:p>-3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/>
          <table:table-cell table:style-name="ce8" office:value-type="string" calcext:value-type="string">
            <text:p>Computador</text:p>
          </table:table-cell>
          <table:table-cell table:number-columns-repeated="5"/>
          <table:table-cell table:style-name="ce2" table:number-columns-repeated="15"/>
          <table:table-cell table:number-columns-repeated="8"/>
          <table:table-cell table:style-name="ce140" office:value-type="string" calcext:value-type="string" table:number-columns-spanned="2" table:number-rows-spanned="1">
            <text:p>Animais</text:p>
          </table:table-cell>
          <table:covered-table-cell table:style-name="ce8"/>
          <table:table-cell table:style-name="ce143" office:value-type="currency" office:currency="EUR" office:value="100" calcext:value-type="currency" table:number-columns-spanned="2" table:number-rows-spanned="1">
            <text:p>100,00 €</text:p>
          </table:table-cell>
          <table:covered-table-cell table:style-name="ce145" office:value-type="currency" office:currency="EUR" office:value="1" calcext:value-type="currency">
            <text:p>1,00 €</text:p>
          </table:covered-table-cell>
          <table:table-cell table:number-columns-repeated="21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office:value-type="string" calcext:value-type="string">
            <text:p>Conta 5</text:p>
          </table:table-cell>
          <table:table-cell table:style-name="ce106" office:value-type="currency" office:currency="EUR" office:value="0" calcext:value-type="currency">
            <text:p>0,00 €</text:p>
          </table:table-cell>
          <table:table-cell table:number-columns-repeated="8" table:style-name="ce108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SUM([.D14:.L14])" office:value-type="currency" office:currency="EUR" office:value="0" calcext:value-type="currency">
            <text:p>0,00 €</text:p>
          </table:table-cell>
          <table:table-cell table:style-name="ce108" table:formula="of:=SUM([.E14:.L14])" office:value-type="currency" office:currency="EUR" office:value="0" calcext:value-type="currency">
            <text:p>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style-name="ce2"/>
          <table:table-cell table:number-columns-repeated="4"/>
          <table:table-cell table:style-name="ce2" table:number-columns-repeated="15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office:value-type="string" calcext:value-type="string">
            <text:p>Conta 6</text:p>
          </table:table-cell>
          <table:table-cell table:style-name="ce106" office:value-type="currency" office:currency="EUR" office:value="0" calcext:value-type="currency">
            <text:p>0,00 €</text:p>
          </table:table-cell>
          <table:table-cell table:number-columns-repeated="8" table:style-name="ce108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SUM([.D15:.L15])" office:value-type="currency" office:currency="EUR" office:value="0" calcext:value-type="currency">
            <text:p>0,00 €</text:p>
          </table:table-cell>
          <table:table-cell table:style-name="ce108" table:formula="of:=SUM([.E15:.L15])" office:value-type="currency" office:currency="EUR" office:value="0" calcext:value-type="currency">
            <text:p>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style-name="ce2"/>
          <table:table-cell table:number-columns-repeated="4"/>
          <table:table-cell table:style-name="ce2" table:number-columns-repeated="15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office:value-type="string" calcext:value-type="string">
            <text:p>Conta 7</text:p>
          </table:table-cell>
          <table:table-cell table:style-name="ce106" office:value-type="currency" office:currency="EUR" office:value="0" calcext:value-type="currency">
            <text:p>0,00 €</text:p>
          </table:table-cell>
          <table:table-cell table:number-columns-repeated="8" table:style-name="ce108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SUM([.D16:.L16])" office:value-type="currency" office:currency="EUR" office:value="0" calcext:value-type="currency">
            <text:p>0,00 €</text:p>
          </table:table-cell>
          <table:table-cell table:style-name="ce108" table:formula="of:=SUM([.E16:.L16])" office:value-type="currency" office:currency="EUR" office:value="0" calcext:value-type="currency">
            <text:p>0,00 €</text:p>
          </table:table-cell>
          <table:table-cell table:style-name="ce108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Guitarra</text:p>
          </table:table-cell>
          <table:table-cell table:style-name="ce2"/>
          <table:table-cell table:number-columns-repeated="4"/>
          <table:table-cell table:style-name="ce2" table:number-columns-repeated="15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18"/>
          <table:table-cell table:number-columns-repeated="4"/>
          <table:table-cell table:style-name="ce2" table:number-columns-repeated="15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37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37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37"/>
          <table:table-cell table:number-columns-repeated="33"/>
        </table:table-row>
        <table:table-row table:style-name="ro6">
          <table:table-cell office:value-type="float" office:value="2020" calcext:value-type="float">
            <text:p>2020</text:p>
          </table:table-cell>
          <table:table-cell table:style-name="ce2"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29" table:number-rows-spanned="1">
            <text:p>Fevereiro</text:p>
          </table:table-cell>
          <table:covered-table-cell table:number-columns-repeated="8" table:style-name="ce102"/>
          <table:covered-table-cell table:number-columns-repeated="20" table:style-name="ce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1.089cm" svg:y="18.576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3.84cm" svg:y="18.576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32"/>
          <table:table-cell table:number-columns-repeated="2"/>
          <table:table-cell table:style-name="ce2" table:number-columns-repeated="3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table:formula="of:=[.C10]" office:value-type="string" office:string-value="Conta 1" calcext:value-type="string">
            <text:p>Conta 1</text:p>
          </table:table-cell>
          <table:table-cell table:number-columns-repeated="26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2" calcext:value-type="currency">
            <text:p>2,00 €</text:p>
          </table:table-cell>
          <table:table-cell table:number-columns-repeated="2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N10]+[.AI24]" office:value-type="currency" office:currency="EUR" office:value="1102" calcext:value-type="currency">
            <office:annotation draw:style-name="gr8" draw:text-style-name="P3" svg:width="2.899cm" svg:height="2.176cm" svg:x="91.089cm" svg:y="20.467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102,00 €</text:p>
          </table:table-cell>
          <table:table-cell table:style-name="ce108" table:formula="of:=SUM([.D24:.AF24])" office:value-type="currency" office:currency="EUR" office:value="2" calcext:value-type="currency">
            <text:p>2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table:formula="of:=[.C11]" office:value-type="string" office:string-value="Conta 2" calcext:value-type="string">
            <text:p>Conta 2</text:p>
          </table:table-cell>
          <table:table-cell table:number-columns-repeated="10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50" calcext:value-type="currency">
            <text:p>50,00 €</text:p>
          </table:table-cell>
          <table:table-cell table:number-columns-repeated="8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1" calcext:value-type="currency">
            <text:p>1,00 €</text:p>
          </table:table-cell>
          <table:table-cell table:number-columns-repeated="9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N11]+[.AI25]" office:value-type="currency" office:currency="EUR" office:value="-9" calcext:value-type="currency">
            <text:p>-9,00 €</text:p>
          </table:table-cell>
          <table:table-cell table:style-name="ce108" table:formula="of:=SUM([.D25:.AF25])" office:value-type="currency" office:currency="EUR" office:value="51" calcext:value-type="currency">
            <text:p>51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table:formula="of:=[.C12]" office:value-type="string" office:string-value="Conta 3" calcext:value-type="string">
            <text:p>Conta 3</text:p>
          </table:table-cell>
          <table:table-cell table:number-columns-repeated="22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3" calcext:value-type="currency">
            <text:p>3,00 €</text:p>
          </table:table-cell>
          <table:table-cell table:number-columns-repeated="6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N12]+[.AI26]" office:value-type="currency" office:currency="EUR" office:value="83" calcext:value-type="currency">
            <text:p>83,00 €</text:p>
          </table:table-cell>
          <table:table-cell table:style-name="ce108" table:formula="of:=SUM([.D26:.AF26])" office:value-type="currency" office:currency="EUR" office:value="3" calcext:value-type="currency">
            <text:p>3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table:formula="of:=[.C13]" office:value-type="string" office:string-value="Conta 4" calcext:value-type="string">
            <text:p>Conta 4</text:p>
          </table:table-cell>
          <table:table-cell table:number-columns-repeated="6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5" calcext:value-type="currency">
            <text:p>5,00 €</text:p>
          </table:table-cell>
          <table:table-cell table:number-columns-repeated="4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-4" calcext:value-type="currency">
            <text:p>-4,00 €</text:p>
          </table:table-cell>
          <table:table-cell table:number-columns-repeated="17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N13]+[.AI27]" office:value-type="currency" office:currency="EUR" office:value="9998" calcext:value-type="currency">
            <text:p>9 998,00 €</text:p>
          </table:table-cell>
          <table:table-cell table:style-name="ce108" table:formula="of:=SUM([.D27:.AF27])" office:value-type="currency" office:currency="EUR" office:value="1" calcext:value-type="currency">
            <text:p>1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table:formula="of:=[.C14]" office:value-type="string" office:string-value="Conta 5" calcext:value-type="string">
            <text:p>Conta 5</text:p>
          </table:table-cell>
          <table:table-cell table:number-columns-repeated="18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40" calcext:value-type="currency">
            <text:p>40,00 €</text:p>
          </table:table-cell>
          <table:table-cell table:number-columns-repeated="1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N14]+[.AI28]" office:value-type="currency" office:currency="EUR" office:value="40" calcext:value-type="currency">
            <text:p>40,00 €</text:p>
          </table:table-cell>
          <table:table-cell table:style-name="ce108" table:formula="of:=SUM([.D28:.AF28])" office:value-type="currency" office:currency="EUR" office:value="40" calcext:value-type="currency">
            <text:p>4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table:formula="of:=[.C15]" office:value-type="string" office:string-value="Conta 6" calcext:value-type="string">
            <text:p>Conta 6</text:p>
          </table:table-cell>
          <table:table-cell table:number-columns-repeated="29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N15]+[.AI29]" office:value-type="currency" office:currency="EUR" office:value="0" calcext:value-type="currency">
            <text:p>0,00 €</text:p>
          </table:table-cell>
          <table:table-cell table:style-name="ce108" table:formula="of:=SUM([.D29:.AF29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/>
          <table:table-cell table:style-name="ce8" table:formula="of:=[.C16]" office:value-type="string" office:string-value="Conta 7" calcext:value-type="string">
            <text:p>Conta 7</text:p>
          </table:table-cell>
          <table:table-cell table:number-columns-repeated="29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N16]+[.AI30]" office:value-type="currency" office:currency="EUR" office:value="0" calcext:value-type="currency">
            <text:p>0,00 €</text:p>
          </table:table-cell>
          <table:table-cell table:style-name="ce108" table:formula="of:=SUM([.D30:.AF30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Guitarra</text:p>
          </table:table-cell>
          <table:table-cell table:style-name="ce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30"/>
          <table:table-cell table:style-name="ce52"/>
          <table:table-cell table:style-name="ce2" table:number-columns-repeated="6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28"/>
          <table:table-cell table:style-name="ce2" office:value-type="string" calcext:value-type="string">
            <text:p>n</text:p>
          </table:table-cell>
          <table:table-cell table:style-name="ce2" table:number-columns-repeated="8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style-name="ce2" table:number-columns-repeated="37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7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Març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/>
          <table:table-cell office:value-type="string" calcext:value-type="string">
            <text:p>No final do mês</text:p>
          </table:table-cell>
          <table:table-cell table:style-name="ce2" table:number-columns-repeated="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/>
          <table:table-cell table:style-name="ce102" office:value-type="string" calcext:value-type="string">
            <office:annotation draw:style-name="gr2" draw:text-style-name="P3" svg:width="2.899cm" svg:height="1.799cm" svg:x="96.098cm" svg:y="32.003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32.003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/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number-columns-repeated="3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4]" office:value-type="string" office:string-value="Conta 1" calcext:value-type="string">
            <text:p>Conta 1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/>
          <table:table-cell table:style-name="ce108" table:formula="of:=[.AH24]+[.AK38]" office:value-type="currency" office:currency="EUR" office:value="1102" calcext:value-type="currency">
            <office:annotation draw:style-name="gr8" draw:text-style-name="P3" svg:width="2.899cm" svg:height="2.176cm" svg:x="96.098cm" svg:y="33.894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102,00 €</text:p>
          </table:table-cell>
          <table:table-cell table:style-name="ce108" table:formula="of:=SUM([.D38:.AH38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5]" office:value-type="string" office:string-value="Conta 2" calcext:value-type="string">
            <text:p>Conta 2</text:p>
          </table:table-cell>
          <table:table-cell table:number-columns-repeated="17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60" calcext:value-type="currency">
            <text:p>60,00 €</text:p>
          </table:table-cell>
          <table:table-cell table:number-columns-repeated="13" table:style-name="ce107" office:value-type="currency" office:currency="EUR" office:value="0" calcext:value-type="currency">
            <text:p>0,00 €</text:p>
          </table:table-cell>
          <table:table-cell/>
          <table:table-cell table:style-name="ce108" table:formula="of:=[.AH25]+[.AK39]" office:value-type="currency" office:currency="EUR" office:value="51" calcext:value-type="currency">
            <text:p>51,00 €</text:p>
          </table:table-cell>
          <table:table-cell table:style-name="ce108" table:formula="of:=SUM([.D39:.AH39])" office:value-type="currency" office:currency="EUR" office:value="60" calcext:value-type="currency">
            <text:p>6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6]" office:value-type="string" office:string-value="Conta 3" calcext:value-type="string">
            <text:p>Conta 3</text:p>
          </table:table-cell>
          <table:table-cell table:number-columns-repeated="13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40" calcext:value-type="currency">
            <text:p>40,00 €</text:p>
          </table:table-cell>
          <table:table-cell table:number-columns-repeated="17" table:style-name="ce107" office:value-type="currency" office:currency="EUR" office:value="0" calcext:value-type="currency">
            <text:p>0,00 €</text:p>
          </table:table-cell>
          <table:table-cell/>
          <table:table-cell table:style-name="ce108" table:formula="of:=[.AH26]+[.AK40]" office:value-type="currency" office:currency="EUR" office:value="123" calcext:value-type="currency">
            <text:p>123,00 €</text:p>
          </table:table-cell>
          <table:table-cell table:style-name="ce108" table:formula="of:=SUM([.D40:.AH40])" office:value-type="currency" office:currency="EUR" office:value="40" calcext:value-type="currency">
            <text:p>4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7]" office:value-type="string" office:string-value="Conta 4" calcext:value-type="string">
            <text:p>Conta 4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/>
          <table:table-cell table:style-name="ce108" table:formula="of:=[.AH27]+[.AK41]" office:value-type="currency" office:currency="EUR" office:value="9998" calcext:value-type="currency">
            <text:p>9 998,00 €</text:p>
          </table:table-cell>
          <table:table-cell table:style-name="ce108" table:formula="of:=SUM([.D41:.AH41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8]" office:value-type="string" office:string-value="Conta 5" calcext:value-type="string">
            <text:p>Conta 5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/>
          <table:table-cell table:style-name="ce108" table:formula="of:=[.AH28]+[.AK42]" office:value-type="currency" office:currency="EUR" office:value="40" calcext:value-type="currency">
            <text:p>40,00 €</text:p>
          </table:table-cell>
          <table:table-cell table:style-name="ce108" table:formula="of:=SUM([.D42:.AH42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9]" office:value-type="string" office:string-value="Conta 6" calcext:value-type="string">
            <text:p>Conta 6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/>
          <table:table-cell table:style-name="ce108" table:formula="of:=[.AH29]+[.AK43]" office:value-type="currency" office:currency="EUR" office:value="0" calcext:value-type="currency">
            <text:p>0,00 €</text:p>
          </table:table-cell>
          <table:table-cell table:style-name="ce108" table:formula="of:=SUM([.D43:.AH43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8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0" table:number-rows-spanned="1">
            <text:p>Abril</text:p>
          </table:table-cell>
          <table:covered-table-cell table:number-columns-repeated="8" table:style-name="ce102"/>
          <table:covered-table-cell table:number-columns-repeated="20" table:style-name="ce2"/>
          <table:covered-table-cell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3.84cm" svg:y="45.617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6.098cm" svg:y="45.617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/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>
            <text:p>sexta-feira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38]" office:value-type="string" office:string-value="Conta 1" calcext:value-type="string">
            <text:p>Conta 1</text:p>
          </table:table-cell>
          <table:table-cell table:number-columns-repeated="11" table:style-name="ce107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-10" calcext:value-type="currency">
            <text:p>-10,00 €</text:p>
          </table:table-cell>
          <table:table-cell table:number-columns-repeated="18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38]+[.AJ52]" office:value-type="currency" office:currency="EUR" office:value="1092" calcext:value-type="currency">
            <office:annotation draw:style-name="gr8" draw:text-style-name="P3" svg:width="2.899cm" svg:height="2.176cm" svg:x="93.84cm" svg:y="47.507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52:.AG52])" office:value-type="currency" office:currency="EUR" office:value="-10" calcext:value-type="currency">
            <text:p>-1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39]" office:value-type="string" office:string-value="Conta 2" calcext:value-type="string">
            <text:p>Conta 2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39]+[.AJ53]" office:value-type="currency" office:currency="EUR" office:value="51" calcext:value-type="currency">
            <text:p>51,00 €</text:p>
          </table:table-cell>
          <table:table-cell table:style-name="ce108" table:formula="of:=SUM([.D53:.AG53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40]" office:value-type="string" office:string-value="Conta 3" calcext:value-type="string">
            <text:p>Conta 3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40]+[.AJ54]" office:value-type="currency" office:currency="EUR" office:value="123" calcext:value-type="currency">
            <text:p>123,00 €</text:p>
          </table:table-cell>
          <table:table-cell table:style-name="ce108" table:formula="of:=SUM([.D54:.AG54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41]" office:value-type="string" office:string-value="Conta 4" calcext:value-type="string">
            <text:p>Conta 4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41]+[.AJ55]" office:value-type="currency" office:currency="EUR" office:value="9998" calcext:value-type="currency">
            <text:p>9 998,00 €</text:p>
          </table:table-cell>
          <table:table-cell table:style-name="ce108" table:formula="of:=SUM([.D55:.AG55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42]" office:value-type="string" office:string-value="Conta 5" calcext:value-type="string">
            <text:p>Conta 5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42]+[.AJ56]" office:value-type="currency" office:currency="EUR" office:value="40" calcext:value-type="currency">
            <text:p>40,00 €</text:p>
          </table:table-cell>
          <table:table-cell table:style-name="ce108" table:formula="of:=SUM([.D56:.AG56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43]" office:value-type="string" office:string-value="Conta 6" calcext:value-type="string">
            <text:p>Conta 6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43]+[.AJ57]" office:value-type="currency" office:currency="EUR" office:value="0" calcext:value-type="currency">
            <text:p>0,00 €</text:p>
          </table:table-cell>
          <table:table-cell table:style-name="ce108" table:formula="of:=SUM([.D57:.AG57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9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Mai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6.098cm" svg:y="59.206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59.206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3"/>
          <table:table-cell table:number-columns-repeated="2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52]" office:value-type="string" office:string-value="Conta 1" calcext:value-type="string">
            <text:p>Conta 1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52]+[.AK66]" office:value-type="currency" office:currency="EUR" office:value="1092" calcext:value-type="currency">
            <office:annotation draw:style-name="gr8" draw:text-style-name="P3" svg:width="2.899cm" svg:height="2.176cm" svg:x="96.098cm" svg:y="61.096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66:.AH66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53]" office:value-type="string" office:string-value="Conta 2" calcext:value-type="string">
            <text:p>Conta 2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53]+[.AK67]" office:value-type="currency" office:currency="EUR" office:value="51" calcext:value-type="currency">
            <text:p>51,00 €</text:p>
          </table:table-cell>
          <table:table-cell table:style-name="ce108" table:formula="of:=SUM([.F67:.AH67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54]" office:value-type="string" office:string-value="Conta 3" calcext:value-type="string">
            <text:p>Conta 3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54]+[.AK68]" office:value-type="currency" office:currency="EUR" office:value="123" calcext:value-type="currency">
            <text:p>123,00 €</text:p>
          </table:table-cell>
          <table:table-cell table:style-name="ce108" table:formula="of:=SUM([.F68:.AH68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55]" office:value-type="string" office:string-value="Conta 4" calcext:value-type="string">
            <text:p>Conta 4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55]+[.AK69]" office:value-type="currency" office:currency="EUR" office:value="9998" calcext:value-type="currency">
            <text:p>9 998,00 €</text:p>
          </table:table-cell>
          <table:table-cell table:style-name="ce108" table:formula="of:=SUM([.F69:.AH69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56]" office:value-type="string" office:string-value="Conta 5" calcext:value-type="string">
            <text:p>Conta 5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56]+[.AK70]" office:value-type="currency" office:currency="EUR" office:value="40" calcext:value-type="currency">
            <text:p>40,00 €</text:p>
          </table:table-cell>
          <table:table-cell table:style-name="ce108" table:formula="of:=SUM([.F70:.AH70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57]" office:value-type="string" office:string-value="Conta 6" calcext:value-type="string">
            <text:p>Conta 6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57]+[.AK71]" office:value-type="currency" office:currency="EUR" office:value="0" calcext:value-type="currency">
            <text:p>0,00 €</text:p>
          </table:table-cell>
          <table:table-cell table:style-name="ce108" table:formula="of:=SUM([.F71:.AH71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0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0" table:number-rows-spanned="1">
            <text:p>Junho</text:p>
          </table:table-cell>
          <table:covered-table-cell table:number-columns-repeated="8" table:style-name="ce102"/>
          <table:covered-table-cell table:number-columns-repeated="20" table:style-name="ce2"/>
          <table:covered-table-cell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3.84cm" svg:y="73.811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6.098cm" svg:y="73.811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2"/>
          <table:table-cell table:number-columns-repeated="2"/>
          <table:table-cell table:style-name="ce2" table:number-columns-repeated="2"/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4]" office:value-type="string" office:string-value="Conta 1" calcext:value-type="string">
            <text:p>Conta 1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66]+[.AJ81]" office:value-type="currency" office:currency="EUR" office:value="1092" calcext:value-type="currency">
            <office:annotation draw:style-name="gr8" draw:text-style-name="P3" svg:width="2.899cm" svg:height="2.176cm" svg:x="93.84cm" svg:y="75.701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81:.AG81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5]" office:value-type="string" office:string-value="Conta 2" calcext:value-type="string">
            <text:p>Conta 2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67]+[.AJ82]" office:value-type="currency" office:currency="EUR" office:value="51" calcext:value-type="currency">
            <text:p>51,00 €</text:p>
          </table:table-cell>
          <table:table-cell table:style-name="ce108" table:formula="of:=SUM([.D82:.AG82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6]" office:value-type="string" office:string-value="Conta 3" calcext:value-type="string">
            <text:p>Conta 3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68]+[.AJ83]" office:value-type="currency" office:currency="EUR" office:value="123" calcext:value-type="currency">
            <text:p>123,00 €</text:p>
          </table:table-cell>
          <table:table-cell table:style-name="ce108" table:formula="of:=SUM([.D83:.AG83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7]" office:value-type="string" office:string-value="Conta 4" calcext:value-type="string">
            <text:p>Conta 4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69]+[.AJ84]" office:value-type="currency" office:currency="EUR" office:value="9998" calcext:value-type="currency">
            <text:p>9 998,00 €</text:p>
          </table:table-cell>
          <table:table-cell table:style-name="ce108" table:formula="of:=SUM([.D84:.AG84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8]" office:value-type="string" office:string-value="Conta 5" calcext:value-type="string">
            <text:p>Conta 5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70]+[.AJ85]" office:value-type="currency" office:currency="EUR" office:value="40" calcext:value-type="currency">
            <text:p>40,00 €</text:p>
          </table:table-cell>
          <table:table-cell table:style-name="ce108" table:formula="of:=SUM([.D85:.AG85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29]" office:value-type="string" office:string-value="Conta 6" calcext:value-type="string">
            <text:p>Conta 6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71]+[.AJ86]" office:value-type="currency" office:currency="EUR" office:value="0" calcext:value-type="currency">
            <text:p>0,00 €</text:p>
          </table:table-cell>
          <table:table-cell table:style-name="ce108" table:formula="of:=SUM([.D86:.AG86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1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Julh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6.098cm" svg:y="87.447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87.447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3"/>
          <table:table-cell table:number-columns-repeated="2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81]" office:value-type="string" office:string-value="Conta 1" calcext:value-type="string">
            <text:p>Conta 1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81]+[.AK95]" office:value-type="currency" office:currency="EUR" office:value="1092" calcext:value-type="currency">
            <office:annotation draw:style-name="gr8" draw:text-style-name="P3" svg:width="2.899cm" svg:height="2.176cm" svg:x="96.098cm" svg:y="89.338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95:.AH95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82]" office:value-type="string" office:string-value="Conta 2" calcext:value-type="string">
            <text:p>Conta 2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82]+[.AK96]" office:value-type="currency" office:currency="EUR" office:value="51" calcext:value-type="currency">
            <text:p>51,00 €</text:p>
          </table:table-cell>
          <table:table-cell table:style-name="ce108" table:formula="of:=SUM([.D96:.AH96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83]" office:value-type="string" office:string-value="Conta 3" calcext:value-type="string">
            <text:p>Conta 3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83]+[.AK97]" office:value-type="currency" office:currency="EUR" office:value="123" calcext:value-type="currency">
            <text:p>123,00 €</text:p>
          </table:table-cell>
          <table:table-cell table:style-name="ce108" table:formula="of:=SUM([.D97:.AH97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84]" office:value-type="string" office:string-value="Conta 4" calcext:value-type="string">
            <text:p>Conta 4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84]+[.AK98]" office:value-type="currency" office:currency="EUR" office:value="9998" calcext:value-type="currency">
            <text:p>9 998,00 €</text:p>
          </table:table-cell>
          <table:table-cell table:style-name="ce108" table:formula="of:=SUM([.D98:.AH98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85]" office:value-type="string" office:string-value="Conta 5" calcext:value-type="string">
            <text:p>Conta 5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85]+[.AK99]" office:value-type="currency" office:currency="EUR" office:value="40" calcext:value-type="currency">
            <text:p>40,00 €</text:p>
          </table:table-cell>
          <table:table-cell table:style-name="ce108" table:formula="of:=SUM([.D99:.AH99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86]" office:value-type="string" office:string-value="Conta 6" calcext:value-type="string">
            <text:p>Conta 6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I86]+[.AK100]" office:value-type="currency" office:currency="EUR" office:value="0" calcext:value-type="currency">
            <text:p>0,00 €</text:p>
          </table:table-cell>
          <table:table-cell table:style-name="ce108" table:formula="of:=SUM([.D100:.AH100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1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Agost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6.098cm" svg:y="101.084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101.084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3"/>
          <table:table-cell table:number-columns-repeated="2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95]" office:value-type="string" office:string-value="Conta 1" calcext:value-type="string">
            <text:p>Conta 1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95]+[.AK109]" office:value-type="currency" office:currency="EUR" office:value="1092" calcext:value-type="currency">
            <office:annotation draw:style-name="gr8" draw:text-style-name="P3" svg:width="2.899cm" svg:height="2.176cm" svg:x="96.098cm" svg:y="102.975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109:.AH109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96]" office:value-type="string" office:string-value="Conta 2" calcext:value-type="string">
            <text:p>Conta 2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96]+[.AK110]" office:value-type="currency" office:currency="EUR" office:value="51" calcext:value-type="currency">
            <text:p>51,00 €</text:p>
          </table:table-cell>
          <table:table-cell table:style-name="ce108" table:formula="of:=SUM([.D110:.AH110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97]" office:value-type="string" office:string-value="Conta 3" calcext:value-type="string">
            <text:p>Conta 3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97]+[.AK111]" office:value-type="currency" office:currency="EUR" office:value="123" calcext:value-type="currency">
            <text:p>123,00 €</text:p>
          </table:table-cell>
          <table:table-cell table:style-name="ce108" table:formula="of:=SUM([.D111:.AH111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98]" office:value-type="string" office:string-value="Conta 4" calcext:value-type="string">
            <text:p>Conta 4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98]+[.AK112]" office:value-type="currency" office:currency="EUR" office:value="9998" calcext:value-type="currency">
            <text:p>9 998,00 €</text:p>
          </table:table-cell>
          <table:table-cell table:style-name="ce108" table:formula="of:=SUM([.D112:.AH112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99]" office:value-type="string" office:string-value="Conta 5" calcext:value-type="string">
            <text:p>Conta 5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99]+[.AK113]" office:value-type="currency" office:currency="EUR" office:value="40" calcext:value-type="currency">
            <text:p>40,00 €</text:p>
          </table:table-cell>
          <table:table-cell table:style-name="ce108" table:formula="of:=SUM([.D113:.AH113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00]" office:value-type="string" office:string-value="Conta 6" calcext:value-type="string">
            <text:p>Conta 6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00]+[.AK114]" office:value-type="currency" office:currency="EUR" office:value="0" calcext:value-type="currency">
            <text:p>0,00 €</text:p>
          </table:table-cell>
          <table:table-cell table:style-name="ce108" table:formula="of:=SUM([.D114:.AH114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2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Setembr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/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6.098cm" svg:y="114.766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114.766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1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09]" office:value-type="string" office:string-value="Conta 1" calcext:value-type="string">
            <text:p>Conta 1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09]+[.AK123]" office:value-type="currency" office:currency="EUR" office:value="1092" calcext:value-type="currency">
            <office:annotation draw:style-name="gr8" draw:text-style-name="P3" svg:width="2.899cm" svg:height="2.176cm" svg:x="96.098cm" svg:y="116.657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123:.AH123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10]" office:value-type="string" office:string-value="Conta 2" calcext:value-type="string">
            <text:p>Conta 2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10]+[.AK124]" office:value-type="currency" office:currency="EUR" office:value="51" calcext:value-type="currency">
            <text:p>51,00 €</text:p>
          </table:table-cell>
          <table:table-cell table:style-name="ce108" table:formula="of:=SUM([.D124:.AH124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11]" office:value-type="string" office:string-value="Conta 3" calcext:value-type="string">
            <text:p>Conta 3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11]+[.AK125]" office:value-type="currency" office:currency="EUR" office:value="123" calcext:value-type="currency">
            <text:p>123,00 €</text:p>
          </table:table-cell>
          <table:table-cell table:style-name="ce108" table:formula="of:=SUM([.D125:.AH125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12]" office:value-type="string" office:string-value="Conta 4" calcext:value-type="string">
            <text:p>Conta 4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12]+[.AK126]" office:value-type="currency" office:currency="EUR" office:value="9998" calcext:value-type="currency">
            <text:p>9 998,00 €</text:p>
          </table:table-cell>
          <table:table-cell table:style-name="ce108" table:formula="of:=SUM([.D126:.AH126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13]" office:value-type="string" office:string-value="Conta 5" calcext:value-type="string">
            <text:p>Conta 5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13]+[.AK127]" office:value-type="currency" office:currency="EUR" office:value="40" calcext:value-type="currency">
            <text:p>40,00 €</text:p>
          </table:table-cell>
          <table:table-cell table:style-name="ce108" table:formula="of:=SUM([.D127:.AH127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14]" office:value-type="string" office:string-value="Conta 6" calcext:value-type="string">
            <text:p>Conta 6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14]+[.AK128]" office:value-type="currency" office:currency="EUR" office:value="0" calcext:value-type="currency">
            <text:p>0,00 €</text:p>
          </table:table-cell>
          <table:table-cell table:style-name="ce108" table:formula="of:=SUM([.D128:.AH128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1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Outubr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6.098cm" svg:y="128.403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128.403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3"/>
          <table:table-cell table:number-columns-repeated="2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23]" office:value-type="string" office:string-value="Conta 1" calcext:value-type="string">
            <text:p>Conta 1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23]+[.AK137]" office:value-type="currency" office:currency="EUR" office:value="1092" calcext:value-type="currency">
            <office:annotation draw:style-name="gr8" draw:text-style-name="P3" svg:width="2.899cm" svg:height="2.176cm" svg:x="96.098cm" svg:y="130.294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137:.AH137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24]" office:value-type="string" office:string-value="Conta 2" calcext:value-type="string">
            <text:p>Conta 2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24]+[.AK138]" office:value-type="currency" office:currency="EUR" office:value="51" calcext:value-type="currency">
            <text:p>51,00 €</text:p>
          </table:table-cell>
          <table:table-cell table:style-name="ce108" table:formula="of:=SUM([.D138:.AH138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25]" office:value-type="string" office:string-value="Conta 3" calcext:value-type="string">
            <text:p>Conta 3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25]+[.AK139]" office:value-type="currency" office:currency="EUR" office:value="123" calcext:value-type="currency">
            <text:p>123,00 €</text:p>
          </table:table-cell>
          <table:table-cell table:style-name="ce108" table:formula="of:=SUM([.D139:.AH139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26]" office:value-type="string" office:string-value="Conta 4" calcext:value-type="string">
            <text:p>Conta 4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26]+[.AK140]" office:value-type="currency" office:currency="EUR" office:value="9998" calcext:value-type="currency">
            <text:p>9 998,00 €</text:p>
          </table:table-cell>
          <table:table-cell table:style-name="ce108" table:formula="of:=SUM([.D140:.AH140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27]" office:value-type="string" office:string-value="Conta 5" calcext:value-type="string">
            <text:p>Conta 5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27]+[.AK141]" office:value-type="currency" office:currency="EUR" office:value="40" calcext:value-type="currency">
            <text:p>40,00 €</text:p>
          </table:table-cell>
          <table:table-cell table:style-name="ce108" table:formula="of:=SUM([.D141:.AH141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28]" office:value-type="string" office:string-value="Conta 6" calcext:value-type="string">
            <text:p>Conta 6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28]+[.AK142]" office:value-type="currency" office:currency="EUR" office:value="0" calcext:value-type="currency">
            <text:p>0,00 €</text:p>
          </table:table-cell>
          <table:table-cell table:style-name="ce108" table:formula="of:=SUM([.D142:.AH142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8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Novembr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/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6.098cm" svg:y="142.017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142.017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1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37]" office:value-type="string" office:string-value="Conta 1" calcext:value-type="string">
            <text:p>Conta 1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37]+[.AK151]" office:value-type="currency" office:currency="EUR" office:value="1092" calcext:value-type="currency">
            <office:annotation draw:style-name="gr8" draw:text-style-name="P3" svg:width="2.899cm" svg:height="2.176cm" svg:x="96.098cm" svg:y="143.907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151:.AH151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38]" office:value-type="string" office:string-value="Conta 2" calcext:value-type="string">
            <text:p>Conta 2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38]+[.AK152]" office:value-type="currency" office:currency="EUR" office:value="51" calcext:value-type="currency">
            <text:p>51,00 €</text:p>
          </table:table-cell>
          <table:table-cell table:style-name="ce108" table:formula="of:=SUM([.D152:.AH152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39]" office:value-type="string" office:string-value="Conta 3" calcext:value-type="string">
            <text:p>Conta 3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39]+[.AK153]" office:value-type="currency" office:currency="EUR" office:value="123" calcext:value-type="currency">
            <text:p>123,00 €</text:p>
          </table:table-cell>
          <table:table-cell table:style-name="ce108" table:formula="of:=SUM([.D153:.AH153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40]" office:value-type="string" office:string-value="Conta 4" calcext:value-type="string">
            <text:p>Conta 4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40]+[.AK154]" office:value-type="currency" office:currency="EUR" office:value="9998" calcext:value-type="currency">
            <text:p>9 998,00 €</text:p>
          </table:table-cell>
          <table:table-cell table:style-name="ce108" table:formula="of:=SUM([.D154:.AH154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41]" office:value-type="string" office:string-value="Conta 5" calcext:value-type="string">
            <text:p>Conta 5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41]+[.AK155]" office:value-type="currency" office:currency="EUR" office:value="40" calcext:value-type="currency">
            <text:p>40,00 €</text:p>
          </table:table-cell>
          <table:table-cell table:style-name="ce108" table:formula="of:=SUM([.D155:.AH155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42]" office:value-type="string" office:string-value="Conta 6" calcext:value-type="string">
            <text:p>Conta 6</text:p>
          </table:table-cell>
          <table:table-cell table:number-columns-repeated="30" table:style-name="ce107" office:value-type="currency" office:currency="EUR" office:value="0" calcext:value-type="currency">
            <text:p>0,00 €</text:p>
          </table:table-cell>
          <table:table-cell/>
          <table:table-cell table:style-name="ce108"/>
          <table:table-cell table:style-name="ce108" table:formula="of:=[.AJ142]+[.AK156]" office:value-type="currency" office:currency="EUR" office:value="0" calcext:value-type="currency">
            <text:p>0,00 €</text:p>
          </table:table-cell>
          <table:table-cell table:style-name="ce108" table:formula="of:=SUM([.D156:.AH156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8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31" table:number-rows-spanned="1">
            <text:p>Dezembro</text:p>
          </table:table-cell>
          <table:covered-table-cell table:number-columns-repeated="8" table:style-name="ce102"/>
          <table:covered-table-cell table:number-columns-repeated="20" table:style-name="ce2"/>
          <table:covered-table-cell table:number-columns-repeated="2"/>
          <table:table-cell table:style-name="ce54"/>
          <table:table-cell table:style-name="ce55" office:value-type="string" calcext:value-type="string">
            <text:p>No final do mês</text:p>
          </table:table-cell>
          <table:table-cell table:style-name="ce54"/>
          <table:table-cell table:style-name="ce2"/>
          <table:table-cell table:style-name="ce102" office:value-type="string" calcext:value-type="string">
            <text:p>Mês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Di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string" calcext:value-type="string">
            <office:annotation draw:style-name="gr2" draw:text-style-name="P3" svg:width="2.899cm" svg:height="1.799cm" svg:x="96.098cm" svg:y="155.63cm" draw:caption-point-x="-0.61cm" draw:caption-point-y="1.51cm">
              <dc:date>2020-01-29T00:00:00</dc:date>
              <text:p text:style-name="P2"><text:span text:style-name="T1">No final do mês</text:span></text:p>
            </office:annotation>
            <text:p>Total</text:p>
          </table:table-cell>
          <table:table-cell table:style-name="ce102" office:value-type="string" calcext:value-type="string">
            <office:annotation draw:style-name="gr2" draw:text-style-name="P3" svg:width="2.899cm" svg:height="1.799cm" svg:x="98.356cm" svg:y="155.63cm" draw:caption-point-x="-0.61cm" draw:caption-point-y="1.51cm">
              <dc:date>2020-02-02T00:00:00</dc:date>
              <text:p text:style-name="P2"><text:span text:style-name="T1">Este mês</text:span></text:p>
            </office:annotation>
            <text:p>Soma</text:p>
          </table:table-cell>
          <table:table-cell table:style-name="ce2"/>
          <table:table-cell table:style-name="ce102" office:value-type="string" calcext:value-type="string">
            <text:p>D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33"/>
          <table:table-cell table:number-columns-repeated="2"/>
          <table:table-cell table:style-name="ce2" table:number-columns-repeated="2"/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51]" office:value-type="string" office:string-value="Conta 1" calcext:value-type="string">
            <text:p>Conta 1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51]+[.AK165]" office:value-type="currency" office:currency="EUR" office:value="1092" calcext:value-type="currency">
            <office:annotation draw:style-name="gr8" draw:text-style-name="P3" svg:width="2.899cm" svg:height="2.176cm" svg:x="96.098cm" svg:y="157.521cm" draw:caption-point-x="-0.61cm" draw:caption-point-y="1.51cm">
              <dc:date>2020-01-29T00:00:00</dc:date>
              <text:p text:style-name="P2"><text:span text:style-name="T1">Se o dinheiro deste mês for menor que o mês passado, fica a vermelho</text:span></text:p>
            </office:annotation>
            <text:p>1 092,00 €</text:p>
          </table:table-cell>
          <table:table-cell table:style-name="ce108" table:formula="of:=SUM([.D165:.AH165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Poupanç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52]" office:value-type="string" office:string-value="Conta 2" calcext:value-type="string">
            <text:p>Conta 2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52]+[.AK166]" office:value-type="currency" office:currency="EUR" office:value="51" calcext:value-type="currency">
            <text:p>51,00 €</text:p>
          </table:table-cell>
          <table:table-cell table:style-name="ce108" table:formula="of:=SUM([.D166:.AH166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nta Geral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53]" office:value-type="string" office:string-value="Conta 3" calcext:value-type="string">
            <text:p>Conta 3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53]+[.AK167]" office:value-type="currency" office:currency="EUR" office:value="123" calcext:value-type="currency">
            <text:p>123,00 €</text:p>
          </table:table-cell>
          <table:table-cell table:style-name="ce108" table:formula="of:=SUM([.D167:.AH167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ro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54]" office:value-type="string" office:string-value="Conta 4" calcext:value-type="string">
            <text:p>Conta 4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54]+[.AK168]" office:value-type="currency" office:currency="EUR" office:value="9998" calcext:value-type="currency">
            <text:p>9 998,00 €</text:p>
          </table:table-cell>
          <table:table-cell table:style-name="ce108" table:formula="of:=SUM([.D168:.AH168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omputador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55]" office:value-type="string" office:string-value="Conta 5" calcext:value-type="string">
            <text:p>Conta 5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55]+[.AK169]" office:value-type="currency" office:currency="EUR" office:value="40" calcext:value-type="currency">
            <text:p>40,00 €</text:p>
          </table:table-cell>
          <table:table-cell table:style-name="ce108" table:formula="of:=SUM([.D169:.AH169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Féri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56]" office:value-type="string" office:string-value="Conta 6" calcext:value-type="string">
            <text:p>Conta 6</text:p>
          </table:table-cell>
          <table:table-cell table:number-columns-repeated="31" table:style-name="ce107" office:value-type="currency" office:currency="EUR" office:value="0" calcext:value-type="currency">
            <text:p>0,00 €</text:p>
          </table:table-cell>
          <table:table-cell table:style-name="ce108"/>
          <table:table-cell table:style-name="ce108" table:formula="of:=[.AJ156]+[.AK170]" office:value-type="currency" office:currency="EUR" office:value="0" calcext:value-type="currency">
            <text:p>0,00 €</text:p>
          </table:table-cell>
          <table:table-cell table:style-name="ce108" table:formula="of:=SUM([.D170:.AH170])" office:value-type="currency" office:currency="EUR" office:value="0" calcext:value-type="currency">
            <text:p>0,00 €</text:p>
          </table:table-cell>
          <table:table-cell table:style-name="ce2"/>
          <table:table-cell table:style-name="ce8" office:value-type="string" calcext:value-type="string">
            <text:p>Carteira</text:p>
          </table:table-cell>
          <table:table-cell table:number-columns-repeated="32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3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</text:p>
          </table:table-cell>
          <table:table-cell table:style-name="ce12" office:value-type="string" calcext:value-type="string" table:number-columns-spanned="19" table:number-rows-spanned="1">
            <text:p>Estatísticas</text:p>
          </table:table-cell>
          <table:covered-table-cell table:number-columns-repeated="8" table:style-name="ce102"/>
          <table:covered-table-cell table:number-columns-repeated="10" table:style-name="ce2"/>
          <table:table-cell table:style-name="ce2" table:number-columns-repeated="10"/>
          <table:table-cell table:number-columns-repeated="39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102" office:value-type="string" calcext:value-type="string">
            <text:p>Mês/Poupança</text:p>
          </table:table-cell>
          <table:table-cell table:style-name="ce102" office:value-type="string" calcext:value-type="string">
            <text:p>Janeiro</text:p>
          </table:table-cell>
          <table:table-cell table:style-name="ce102" office:value-type="string" calcext:value-type="string">
            <text:p>fevereiro</text:p>
          </table:table-cell>
          <table:table-cell table:style-name="ce102" office:value-type="string" calcext:value-type="string">
            <text:p>março</text:p>
          </table:table-cell>
          <table:table-cell table:style-name="ce102" office:value-type="string" calcext:value-type="string">
            <text:p>abril</text:p>
          </table:table-cell>
          <table:table-cell table:style-name="ce102" office:value-type="string" calcext:value-type="string">
            <text:p>maio</text:p>
          </table:table-cell>
          <table:table-cell table:style-name="ce102" office:value-type="string" calcext:value-type="string">
            <text:p>junho</text:p>
          </table:table-cell>
          <table:table-cell table:style-name="ce102" office:value-type="string" calcext:value-type="string">
            <text:p>julho</text:p>
          </table:table-cell>
          <table:table-cell table:style-name="ce102" office:value-type="string" calcext:value-type="string">
            <text:p>agosto</text:p>
          </table:table-cell>
          <table:table-cell table:style-name="ce102" office:value-type="string" calcext:value-type="string">
            <text:p>setembro</text:p>
          </table:table-cell>
          <table:table-cell table:style-name="ce102" office:value-type="string" calcext:value-type="string">
            <text:p>outubro</text:p>
          </table:table-cell>
          <table:table-cell table:style-name="ce102" office:value-type="string" calcext:value-type="string">
            <text:p>novembro</text:p>
          </table:table-cell>
          <table:table-cell table:style-name="ce102" office:value-type="string" calcext:value-type="string">
            <text:p>dezembro</text:p>
          </table:table-cell>
          <table:table-cell/>
          <table:table-cell table:style-name="ce102" office:value-type="string" calcext:value-type="string">
            <office:annotation draw:style-name="gr2" draw:text-style-name="P3" svg:width="2.899cm" svg:height="1.799cm" svg:x="48.999cm" svg:y="170.216cm" draw:caption-point-x="-0.61cm" draw:caption-point-y="1.51cm">
              <dc:date>2020-01-29T00:00:00</dc:date>
              <text:p text:style-name="P2"><text:span text:style-name="T1">Dinheiro Atual No cofre/conta/carteira, etc..</text:span></text:p>
            </office:annotation>
            <text:p>Total</text:p>
          </table:table-cell>
          <table:table-cell table:style-name="ce102" office:value-type="string" calcext:value-type="string">
            <office:annotation draw:style-name="gr8" draw:text-style-name="P3" svg:width="2.899cm" svg:height="2.176cm" svg:x="51.999cm" svg:y="170.216cm" draw:caption-point-x="-0.61cm" draw:caption-point-y="1.51cm">
              <dc:date>2020-01-29T00:00:00</dc:date>
              <text:p text:style-name="P2"><text:span text:style-name="T1">Soma dos Lucros de cada mês</text:span></text:p>
              <text:p text:style-name="P2"><text:span text:style-name="T1">Janeiro+Fevereiro+março+etc...</text:span></text:p>
            </office:annotation>
            <text:p>Soma</text:p>
          </table:table-cell>
          <table:table-cell table:style-name="ce102" office:value-type="string" calcext:value-type="string">
            <office:annotation draw:style-name="gr7" draw:text-style-name="P3" svg:width="2.899cm" svg:height="2.571cm" svg:x="55cm" svg:y="170.216cm" draw:caption-point-x="-0.61cm" draw:caption-point-y="1.51cm">
              <dc:date>2020-01-29T00:00:00</dc:date>
              <text:p text:style-name="P2"><text:span text:style-name="T1">Média dos Lucros de Cada mês</text:span></text:p>
              <text:p text:style-name="P2"><text:span text:style-name="T1">(Janeiro+Fevereiro+Março+etc...)/12</text:span></text:p>
            </office:annotation>
            <text:p>Média</text:p>
          </table:table-cell>
          <table:table-cell table:style-name="ce102" office:value-type="string" calcext:value-type="string">
            <office:annotation draw:style-name="gr8" draw:text-style-name="P3" svg:width="2.899cm" svg:height="2.176cm" svg:x="57.952cm" svg:y="170.216cm" draw:caption-point-x="-0.61cm" draw:caption-point-y="1.51cm">
              <dc:date>2020-01-29T00:00:00</dc:date>
              <text:p text:style-name="P2"><text:span text:style-name="T1">Diferença desde o Inicio até ao fim do ano</text:span></text:p>
              <text:p text:style-name="P2"><text:span text:style-name="T1">Janeiro -Dezembro</text:span></text:p>
            </office:annotation>
            <text:p>Lucro</text:p>
          </table:table-cell>
          <table:table-cell table:style-name="ce102" office:value-type="string" calcext:value-type="string">
            <text:p>Não Sei ainda</text:p>
          </table:table-cell>
          <table:table-cell table:style-name="ce102" office:value-type="string" calcext:value-type="string">
            <office:annotation draw:style-name="gr2" draw:text-style-name="P3" svg:width="2.899cm" svg:height="1.799cm" svg:x="63.211cm" svg:y="170.216cm" draw:caption-point-x="-0.61cm" draw:caption-point-y="1.51cm">
              <dc:date>2020-01-29T00:00:00</dc:date>
              <text:p text:style-name="P2"><text:span text:style-name="T1">Objetivo foi concluído ou não</text:span></text:p>
              <text:p text:style-name="P2"><text:span text:style-name="T1"/></text:p>
              <text:p text:style-name="P2"><text:span text:style-name="T1">Yap / Nop</text:span></text:p>
            </office:annotation>
            <text:p>Concluído</text:p>
          </table:table-cell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2"/>
          <table:table-cell table:style-name="ce146" table:number-columns-repeated="12"/>
          <table:table-cell table:number-columns-repeated="2"/>
          <table:table-cell table:style-name="ce2" table:number-columns-repeated="5"/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0]" office:value-type="string" office:string-value="Conta 1" calcext:value-type="string">
            <text:p>Conta 1</text:p>
          </table:table-cell>
          <table:table-cell table:style-name="ce107" table:formula="of:=[.O10]" office:value-type="currency" office:currency="EUR" office:value="1000" calcext:value-type="currency">
            <text:p>1 000,00 €</text:p>
          </table:table-cell>
          <table:table-cell table:style-name="ce107" table:formula="of:=[.AI24]" office:value-type="currency" office:currency="EUR" office:value="2" calcext:value-type="currency">
            <text:p>2,00 €</text:p>
          </table:table-cell>
          <table:table-cell table:style-name="ce107" table:formula="of:=[.AK38]" office:value-type="currency" office:currency="EUR" office:value="0" calcext:value-type="currency">
            <text:p>0,00 €</text:p>
          </table:table-cell>
          <table:table-cell table:style-name="ce107" table:formula="of:=[.AJ52]" office:value-type="currency" office:currency="EUR" office:value="-10" calcext:value-type="currency">
            <text:p>-10,00 €</text:p>
          </table:table-cell>
          <table:table-cell table:style-name="ce107" table:formula="of:=[.AK66]" office:value-type="currency" office:currency="EUR" office:value="0" calcext:value-type="currency">
            <text:p>0,00 €</text:p>
          </table:table-cell>
          <table:table-cell table:style-name="ce107" table:formula="of:=[.AJ81]" office:value-type="currency" office:currency="EUR" office:value="0" calcext:value-type="currency">
            <text:p>0,00 €</text:p>
          </table:table-cell>
          <table:table-cell table:style-name="ce107" table:formula="of:=[.AK95]" office:value-type="currency" office:currency="EUR" office:value="0" calcext:value-type="currency">
            <text:p>0,00 €</text:p>
          </table:table-cell>
          <table:table-cell table:style-name="ce107" table:formula="of:=[.AK109]" office:value-type="currency" office:currency="EUR" office:value="0" calcext:value-type="currency">
            <text:p>0,00 €</text:p>
          </table:table-cell>
          <table:table-cell table:style-name="ce107" table:formula="of:=[.AK123]" office:value-type="currency" office:currency="EUR" office:value="0" calcext:value-type="currency">
            <text:p>0,00 €</text:p>
          </table:table-cell>
          <table:table-cell table:style-name="ce107" table:formula="of:=[.AK137]" office:value-type="currency" office:currency="EUR" office:value="0" calcext:value-type="currency">
            <text:p>0,00 €</text:p>
          </table:table-cell>
          <table:table-cell table:style-name="ce107" table:formula="of:=[.AK151]" office:value-type="currency" office:currency="EUR" office:value="0" calcext:value-type="currency">
            <text:p>0,00 €</text:p>
          </table:table-cell>
          <table:table-cell table:style-name="ce107" table:formula="of:=[.AK165]" office:value-type="currency" office:currency="EUR" office:value="0" calcext:value-type="currency">
            <text:p>0,00 €</text:p>
          </table:table-cell>
          <table:table-cell/>
          <table:table-cell table:style-name="ce107" table:formula="of:=[.AJ165]" office:value-type="currency" office:currency="EUR" office:value="1092" calcext:value-type="currency">
            <text:p>1 092,00 €</text:p>
          </table:table-cell>
          <table:table-cell table:style-name="ce107" table:formula="of:=SUM([.D180:.O180])" office:value-type="currency" office:currency="EUR" office:value="992" calcext:value-type="currency">
            <text:p>992,00 €</text:p>
          </table:table-cell>
          <table:table-cell table:style-name="ce107" table:formula="of:=AVERAGE([.D180:.O180])" office:value-type="currency" office:currency="EUR" office:value="82.6666666666667" calcext:value-type="currency">
            <text:p>82,67 €</text:p>
          </table:table-cell>
          <table:table-cell table:style-name="ce107" table:formula="of:=ORG.LIBREOFFICE.RAWSUBTRACT([.D180];[.O180])" office:value-type="currency" office:currency="EUR" office:value="1000" calcext:value-type="currency">
            <text:p>1 000,00 €</text:p>
          </table:table-cell>
          <table:table-cell table:style-name="ce107" office:value-type="currency" office:currency="EUR" office:value="0" calcext:value-type="currency">
            <text:p>0,00 €</text:p>
          </table:table-cell>
          <table:table-cell table:style-name="ce110" office:value-type="string" calcext:value-type="string">
            <text:p>Nop</text:p>
          </table:table-cell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1]" office:value-type="string" office:string-value="Conta 2" calcext:value-type="string">
            <text:p>Conta 2</text:p>
          </table:table-cell>
          <table:table-cell table:style-name="ce107" table:formula="of:=[.O11]" office:value-type="currency" office:currency="EUR" office:value="-30" calcext:value-type="currency">
            <text:p>-30,00 €</text:p>
          </table:table-cell>
          <table:table-cell table:style-name="ce107" table:formula="of:=[.AI25]" office:value-type="currency" office:currency="EUR" office:value="51" calcext:value-type="currency">
            <text:p>51,00 €</text:p>
          </table:table-cell>
          <table:table-cell table:style-name="ce107" table:formula="of:=[.AK39]" office:value-type="currency" office:currency="EUR" office:value="60" calcext:value-type="currency">
            <text:p>60,00 €</text:p>
          </table:table-cell>
          <table:table-cell table:style-name="ce107" table:formula="of:=[.AJ53]" office:value-type="currency" office:currency="EUR" office:value="0" calcext:value-type="currency">
            <text:p>0,00 €</text:p>
          </table:table-cell>
          <table:table-cell table:style-name="ce107" table:formula="of:=[.AK67]" office:value-type="currency" office:currency="EUR" office:value="0" calcext:value-type="currency">
            <text:p>0,00 €</text:p>
          </table:table-cell>
          <table:table-cell table:style-name="ce107" table:formula="of:=[.AJ82]" office:value-type="currency" office:currency="EUR" office:value="0" calcext:value-type="currency">
            <text:p>0,00 €</text:p>
          </table:table-cell>
          <table:table-cell table:style-name="ce107" table:formula="of:=[.AK96]" office:value-type="currency" office:currency="EUR" office:value="0" calcext:value-type="currency">
            <text:p>0,00 €</text:p>
          </table:table-cell>
          <table:table-cell table:style-name="ce107" table:formula="of:=[.AK110]" office:value-type="currency" office:currency="EUR" office:value="0" calcext:value-type="currency">
            <text:p>0,00 €</text:p>
          </table:table-cell>
          <table:table-cell table:style-name="ce107" table:formula="of:=[.AK124]" office:value-type="currency" office:currency="EUR" office:value="0" calcext:value-type="currency">
            <text:p>0,00 €</text:p>
          </table:table-cell>
          <table:table-cell table:style-name="ce107" table:formula="of:=[.AK138]" office:value-type="currency" office:currency="EUR" office:value="0" calcext:value-type="currency">
            <text:p>0,00 €</text:p>
          </table:table-cell>
          <table:table-cell table:style-name="ce107" table:formula="of:=[.AK152]" office:value-type="currency" office:currency="EUR" office:value="0" calcext:value-type="currency">
            <text:p>0,00 €</text:p>
          </table:table-cell>
          <table:table-cell table:style-name="ce107" table:formula="of:=[.AK166]" office:value-type="currency" office:currency="EUR" office:value="0" calcext:value-type="currency">
            <text:p>0,00 €</text:p>
          </table:table-cell>
          <table:table-cell/>
          <table:table-cell table:style-name="ce107" table:formula="of:=[.AJ166]" office:value-type="currency" office:currency="EUR" office:value="51" calcext:value-type="currency">
            <text:p>51,00 €</text:p>
          </table:table-cell>
          <table:table-cell table:style-name="ce107" table:formula="of:=SUM([.D181:.O181])" office:value-type="currency" office:currency="EUR" office:value="81" calcext:value-type="currency">
            <text:p>81,00 €</text:p>
          </table:table-cell>
          <table:table-cell table:style-name="ce107" table:formula="of:=AVERAGE([.D181:.O181])" office:value-type="currency" office:currency="EUR" office:value="6.75" calcext:value-type="currency">
            <text:p>6,75 €</text:p>
          </table:table-cell>
          <table:table-cell table:style-name="ce107" table:formula="of:=ORG.LIBREOFFICE.RAWSUBTRACT([.D181];[.O181])" office:value-type="currency" office:currency="EUR" office:value="-30" calcext:value-type="currency">
            <text:p>-30,00 €</text:p>
          </table:table-cell>
          <table:table-cell table:style-name="ce107" office:value-type="currency" office:currency="EUR" office:value="0" calcext:value-type="currency">
            <text:p>0,00 €</text:p>
          </table:table-cell>
          <table:table-cell table:style-name="ce110" office:value-type="string" calcext:value-type="string">
            <text:p>Nop</text:p>
          </table:table-cell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2]" office:value-type="string" office:string-value="Conta 3" calcext:value-type="string">
            <text:p>Conta 3</text:p>
          </table:table-cell>
          <table:table-cell table:style-name="ce107" table:formula="of:=[.O12]" office:value-type="currency" office:currency="EUR" office:value="60" calcext:value-type="currency">
            <text:p>60,00 €</text:p>
          </table:table-cell>
          <table:table-cell table:style-name="ce107" table:formula="of:=[.AI26]" office:value-type="currency" office:currency="EUR" office:value="3" calcext:value-type="currency">
            <text:p>3,00 €</text:p>
          </table:table-cell>
          <table:table-cell table:style-name="ce107" table:formula="of:=[.AK40]" office:value-type="currency" office:currency="EUR" office:value="40" calcext:value-type="currency">
            <text:p>40,00 €</text:p>
          </table:table-cell>
          <table:table-cell table:style-name="ce107" table:formula="of:=[.AJ54]" office:value-type="currency" office:currency="EUR" office:value="0" calcext:value-type="currency">
            <text:p>0,00 €</text:p>
          </table:table-cell>
          <table:table-cell table:style-name="ce107" table:formula="of:=[.AK68]" office:value-type="currency" office:currency="EUR" office:value="0" calcext:value-type="currency">
            <text:p>0,00 €</text:p>
          </table:table-cell>
          <table:table-cell table:style-name="ce107" table:formula="of:=[.AJ83]" office:value-type="currency" office:currency="EUR" office:value="0" calcext:value-type="currency">
            <text:p>0,00 €</text:p>
          </table:table-cell>
          <table:table-cell table:style-name="ce107" table:formula="of:=[.AK97]" office:value-type="currency" office:currency="EUR" office:value="0" calcext:value-type="currency">
            <text:p>0,00 €</text:p>
          </table:table-cell>
          <table:table-cell table:style-name="ce107" table:formula="of:=[.AK111]" office:value-type="currency" office:currency="EUR" office:value="0" calcext:value-type="currency">
            <text:p>0,00 €</text:p>
          </table:table-cell>
          <table:table-cell table:style-name="ce107" table:formula="of:=[.AK125]" office:value-type="currency" office:currency="EUR" office:value="0" calcext:value-type="currency">
            <text:p>0,00 €</text:p>
          </table:table-cell>
          <table:table-cell table:style-name="ce107" table:formula="of:=[.AK139]" office:value-type="currency" office:currency="EUR" office:value="0" calcext:value-type="currency">
            <text:p>0,00 €</text:p>
          </table:table-cell>
          <table:table-cell table:style-name="ce107" table:formula="of:=[.AK153]" office:value-type="currency" office:currency="EUR" office:value="0" calcext:value-type="currency">
            <text:p>0,00 €</text:p>
          </table:table-cell>
          <table:table-cell table:style-name="ce107" table:formula="of:=[.AK167]" office:value-type="currency" office:currency="EUR" office:value="0" calcext:value-type="currency">
            <text:p>0,00 €</text:p>
          </table:table-cell>
          <table:table-cell/>
          <table:table-cell table:style-name="ce107" table:formula="of:=[.AJ167]" office:value-type="currency" office:currency="EUR" office:value="123" calcext:value-type="currency">
            <text:p>123,00 €</text:p>
          </table:table-cell>
          <table:table-cell table:style-name="ce107" table:formula="of:=SUM([.D182:.O182])" office:value-type="currency" office:currency="EUR" office:value="103" calcext:value-type="currency">
            <text:p>103,00 €</text:p>
          </table:table-cell>
          <table:table-cell table:style-name="ce107" table:formula="of:=AVERAGE([.D182:.O182])" office:value-type="currency" office:currency="EUR" office:value="8.58333333333333" calcext:value-type="currency">
            <text:p>8,58 €</text:p>
          </table:table-cell>
          <table:table-cell table:style-name="ce107" table:formula="of:=ORG.LIBREOFFICE.RAWSUBTRACT([.D182];[.O182])" office:value-type="currency" office:currency="EUR" office:value="60" calcext:value-type="currency">
            <text:p>60,00 €</text:p>
          </table:table-cell>
          <table:table-cell table:style-name="ce107" office:value-type="currency" office:currency="EUR" office:value="0" calcext:value-type="currency">
            <text:p>0,00 €</text:p>
          </table:table-cell>
          <table:table-cell table:style-name="ce110" office:value-type="string" calcext:value-type="string">
            <text:p>Nop</text:p>
          </table:table-cell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3]" office:value-type="string" office:string-value="Conta 4" calcext:value-type="string">
            <text:p>Conta 4</text:p>
          </table:table-cell>
          <table:table-cell table:style-name="ce107" table:formula="of:=[.O13]" office:value-type="currency" office:currency="EUR" office:value="-3" calcext:value-type="currency">
            <text:p>-3,00 €</text:p>
          </table:table-cell>
          <table:table-cell table:style-name="ce107" table:formula="of:=[.AI27]" office:value-type="currency" office:currency="EUR" office:value="1" calcext:value-type="currency">
            <text:p>1,00 €</text:p>
          </table:table-cell>
          <table:table-cell table:style-name="ce107" table:formula="of:=[.AK41]" office:value-type="currency" office:currency="EUR" office:value="0" calcext:value-type="currency">
            <text:p>0,00 €</text:p>
          </table:table-cell>
          <table:table-cell table:style-name="ce107" table:formula="of:=[.AJ55]" office:value-type="currency" office:currency="EUR" office:value="0" calcext:value-type="currency">
            <text:p>0,00 €</text:p>
          </table:table-cell>
          <table:table-cell table:style-name="ce107" table:formula="of:=[.AK69]" office:value-type="currency" office:currency="EUR" office:value="0" calcext:value-type="currency">
            <text:p>0,00 €</text:p>
          </table:table-cell>
          <table:table-cell table:style-name="ce107" table:formula="of:=[.AJ84]" office:value-type="currency" office:currency="EUR" office:value="0" calcext:value-type="currency">
            <text:p>0,00 €</text:p>
          </table:table-cell>
          <table:table-cell table:style-name="ce107" table:formula="of:=[.AK98]" office:value-type="currency" office:currency="EUR" office:value="0" calcext:value-type="currency">
            <text:p>0,00 €</text:p>
          </table:table-cell>
          <table:table-cell table:style-name="ce107" table:formula="of:=[.AK112]" office:value-type="currency" office:currency="EUR" office:value="0" calcext:value-type="currency">
            <text:p>0,00 €</text:p>
          </table:table-cell>
          <table:table-cell table:style-name="ce107" table:formula="of:=[.AK126]" office:value-type="currency" office:currency="EUR" office:value="0" calcext:value-type="currency">
            <text:p>0,00 €</text:p>
          </table:table-cell>
          <table:table-cell table:style-name="ce107" table:formula="of:=[.AK140]" office:value-type="currency" office:currency="EUR" office:value="0" calcext:value-type="currency">
            <text:p>0,00 €</text:p>
          </table:table-cell>
          <table:table-cell table:style-name="ce107" table:formula="of:=[.AK154]" office:value-type="currency" office:currency="EUR" office:value="0" calcext:value-type="currency">
            <text:p>0,00 €</text:p>
          </table:table-cell>
          <table:table-cell table:style-name="ce107" table:formula="of:=[.AK168]" office:value-type="currency" office:currency="EUR" office:value="0" calcext:value-type="currency">
            <text:p>0,00 €</text:p>
          </table:table-cell>
          <table:table-cell/>
          <table:table-cell table:style-name="ce107" table:formula="of:=[.AJ168]" office:value-type="currency" office:currency="EUR" office:value="9998" calcext:value-type="currency">
            <text:p>9 998,00 €</text:p>
          </table:table-cell>
          <table:table-cell table:style-name="ce107" table:formula="of:=SUM([.D183:.O183])" office:value-type="currency" office:currency="EUR" office:value="-2" calcext:value-type="currency">
            <text:p>-2,00 €</text:p>
          </table:table-cell>
          <table:table-cell table:style-name="ce107" table:formula="of:=AVERAGE([.D183:.O183])" office:value-type="currency" office:currency="EUR" office:value="-0.166666666666667" calcext:value-type="currency">
            <text:p>-0,17 €</text:p>
          </table:table-cell>
          <table:table-cell table:style-name="ce107" table:formula="of:=ORG.LIBREOFFICE.RAWSUBTRACT([.D183];[.O183])" office:value-type="currency" office:currency="EUR" office:value="-3" calcext:value-type="currency">
            <text:p>-3,00 €</text:p>
          </table:table-cell>
          <table:table-cell table:style-name="ce107" office:value-type="currency" office:currency="EUR" office:value="0" calcext:value-type="currency">
            <text:p>0,00 €</text:p>
          </table:table-cell>
          <table:table-cell table:style-name="ce110" office:value-type="string" calcext:value-type="string">
            <text:p>Nop</text:p>
          </table:table-cell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4]" office:value-type="string" office:string-value="Conta 5" calcext:value-type="string">
            <text:p>Conta 5</text:p>
          </table:table-cell>
          <table:table-cell table:style-name="ce107" table:formula="of:=[.O14]" office:value-type="currency" office:currency="EUR" office:value="0" calcext:value-type="currency">
            <text:p>0,00 €</text:p>
          </table:table-cell>
          <table:table-cell table:style-name="ce107" table:formula="of:=[.AI28]" office:value-type="currency" office:currency="EUR" office:value="40" calcext:value-type="currency">
            <text:p>40,00 €</text:p>
          </table:table-cell>
          <table:table-cell table:style-name="ce107" table:formula="of:=[.AK42]" office:value-type="currency" office:currency="EUR" office:value="0" calcext:value-type="currency">
            <text:p>0,00 €</text:p>
          </table:table-cell>
          <table:table-cell table:style-name="ce107" table:formula="of:=[.AJ56]" office:value-type="currency" office:currency="EUR" office:value="0" calcext:value-type="currency">
            <text:p>0,00 €</text:p>
          </table:table-cell>
          <table:table-cell table:style-name="ce107" table:formula="of:=[.AK70]" office:value-type="currency" office:currency="EUR" office:value="0" calcext:value-type="currency">
            <text:p>0,00 €</text:p>
          </table:table-cell>
          <table:table-cell table:style-name="ce107" table:formula="of:=[.AJ85]" office:value-type="currency" office:currency="EUR" office:value="0" calcext:value-type="currency">
            <text:p>0,00 €</text:p>
          </table:table-cell>
          <table:table-cell table:style-name="ce107" table:formula="of:=[.AK99]" office:value-type="currency" office:currency="EUR" office:value="0" calcext:value-type="currency">
            <text:p>0,00 €</text:p>
          </table:table-cell>
          <table:table-cell table:style-name="ce107" table:formula="of:=[.AK113]" office:value-type="currency" office:currency="EUR" office:value="0" calcext:value-type="currency">
            <text:p>0,00 €</text:p>
          </table:table-cell>
          <table:table-cell table:style-name="ce107" table:formula="of:=[.AK127]" office:value-type="currency" office:currency="EUR" office:value="0" calcext:value-type="currency">
            <text:p>0,00 €</text:p>
          </table:table-cell>
          <table:table-cell table:style-name="ce107" table:formula="of:=[.AK141]" office:value-type="currency" office:currency="EUR" office:value="0" calcext:value-type="currency">
            <text:p>0,00 €</text:p>
          </table:table-cell>
          <table:table-cell table:style-name="ce107" table:formula="of:=[.AK155]" office:value-type="currency" office:currency="EUR" office:value="0" calcext:value-type="currency">
            <text:p>0,00 €</text:p>
          </table:table-cell>
          <table:table-cell table:style-name="ce107" table:formula="of:=[.AK169]" office:value-type="currency" office:currency="EUR" office:value="0" calcext:value-type="currency">
            <text:p>0,00 €</text:p>
          </table:table-cell>
          <table:table-cell/>
          <table:table-cell table:style-name="ce107" table:formula="of:=[.AJ169]" office:value-type="currency" office:currency="EUR" office:value="40" calcext:value-type="currency">
            <text:p>40,00 €</text:p>
          </table:table-cell>
          <table:table-cell table:style-name="ce107" table:formula="of:=SUM([.D184:.O184])" office:value-type="currency" office:currency="EUR" office:value="40" calcext:value-type="currency">
            <text:p>40,00 €</text:p>
          </table:table-cell>
          <table:table-cell table:style-name="ce107" table:formula="of:=AVERAGE([.D184:.O184])" office:value-type="currency" office:currency="EUR" office:value="3.33333333333333" calcext:value-type="currency">
            <text:p>3,33 €</text:p>
          </table:table-cell>
          <table:table-cell table:style-name="ce107" table:formula="of:=ORG.LIBREOFFICE.RAWSUBTRACT([.D184];[.O184])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0" calcext:value-type="currency">
            <text:p>0,00 €</text:p>
          </table:table-cell>
          <table:table-cell table:style-name="ce110" office:value-type="string" calcext:value-type="string">
            <text:p>Nop</text:p>
          </table:table-cell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/>
          <table:table-cell table:style-name="ce8" table:formula="of:=[.C15]" office:value-type="string" office:string-value="Conta 6" calcext:value-type="string">
            <text:p>Conta 6</text:p>
          </table:table-cell>
          <table:table-cell table:style-name="ce107" table:formula="of:=[.O15]" office:value-type="currency" office:currency="EUR" office:value="0" calcext:value-type="currency">
            <text:p>0,00 €</text:p>
          </table:table-cell>
          <table:table-cell table:style-name="ce107" table:formula="of:=[.AI29]" office:value-type="currency" office:currency="EUR" office:value="0" calcext:value-type="currency">
            <text:p>0,00 €</text:p>
          </table:table-cell>
          <table:table-cell table:style-name="ce107" table:formula="of:=[.AK43]" office:value-type="currency" office:currency="EUR" office:value="0" calcext:value-type="currency">
            <text:p>0,00 €</text:p>
          </table:table-cell>
          <table:table-cell table:style-name="ce107" table:formula="of:=[.AJ57]" office:value-type="currency" office:currency="EUR" office:value="0" calcext:value-type="currency">
            <text:p>0,00 €</text:p>
          </table:table-cell>
          <table:table-cell table:style-name="ce107" table:formula="of:=[.AK71]" office:value-type="currency" office:currency="EUR" office:value="0" calcext:value-type="currency">
            <text:p>0,00 €</text:p>
          </table:table-cell>
          <table:table-cell table:style-name="ce107" table:formula="of:=[.AJ86]" office:value-type="currency" office:currency="EUR" office:value="0" calcext:value-type="currency">
            <text:p>0,00 €</text:p>
          </table:table-cell>
          <table:table-cell table:style-name="ce107" table:formula="of:=[.AK100]" office:value-type="currency" office:currency="EUR" office:value="0" calcext:value-type="currency">
            <text:p>0,00 €</text:p>
          </table:table-cell>
          <table:table-cell table:style-name="ce107" table:formula="of:=[.AK114]" office:value-type="currency" office:currency="EUR" office:value="0" calcext:value-type="currency">
            <text:p>0,00 €</text:p>
          </table:table-cell>
          <table:table-cell table:style-name="ce107" table:formula="of:=[.AK128]" office:value-type="currency" office:currency="EUR" office:value="0" calcext:value-type="currency">
            <text:p>0,00 €</text:p>
          </table:table-cell>
          <table:table-cell table:style-name="ce107" table:formula="of:=[.AK142]" office:value-type="currency" office:currency="EUR" office:value="0" calcext:value-type="currency">
            <text:p>0,00 €</text:p>
          </table:table-cell>
          <table:table-cell table:style-name="ce107" table:formula="of:=[.AK156]" office:value-type="currency" office:currency="EUR" office:value="0" calcext:value-type="currency">
            <text:p>0,00 €</text:p>
          </table:table-cell>
          <table:table-cell table:style-name="ce107" table:formula="of:=[.AK170]" office:value-type="currency" office:currency="EUR" office:value="0" calcext:value-type="currency">
            <text:p>0,00 €</text:p>
          </table:table-cell>
          <table:table-cell/>
          <table:table-cell table:style-name="ce107" table:formula="of:=[.AJ170]" office:value-type="currency" office:currency="EUR" office:value="0" calcext:value-type="currency">
            <text:p>0,00 €</text:p>
          </table:table-cell>
          <table:table-cell table:style-name="ce107" table:formula="of:=SUM([.D185:.O185])" office:value-type="currency" office:currency="EUR" office:value="0" calcext:value-type="currency">
            <text:p>0,00 €</text:p>
          </table:table-cell>
          <table:table-cell table:style-name="ce107" table:formula="of:=AVERAGE([.D185:.O185])" office:value-type="currency" office:currency="EUR" office:value="0" calcext:value-type="currency">
            <text:p>0,00 €</text:p>
          </table:table-cell>
          <table:table-cell table:style-name="ce107" table:formula="of:=ORG.LIBREOFFICE.RAWSUBTRACT([.D185];[.O185])" office:value-type="currency" office:currency="EUR" office:value="0" calcext:value-type="currency">
            <text:p>0,00 €</text:p>
          </table:table-cell>
          <table:table-cell table:style-name="ce107" office:value-type="currency" office:currency="EUR" office:value="0" calcext:value-type="currency">
            <text:p>0,00 €</text:p>
          </table:table-cell>
          <table:table-cell table:style-name="ce110" office:value-type="string" calcext:value-type="string">
            <text:p>Nop</text:p>
          </table:table-cell>
          <table:table-cell table:number-columns-repeated="49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4">
          <table:table-cell office:value-type="float" office:value="2020" calcext:value-type="float">
            <text:p>2020</text:p>
          </table:table-cell>
          <table:table-cell/>
          <table:table-cell table:style-name="ce66" office:value-type="string" calcext:value-type="string" table:number-columns-spanned="22" table:number-rows-spanned="1">
            <text:p>Zona dos Gráficos</text:p>
          </table:table-cell>
          <table:covered-table-cell table:number-columns-repeated="21"/>
          <table:table-cell table:number-columns-repeated="47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5">
          <table:table-cell office:value-type="float" office:value="2020" calcext:value-type="float">
            <text:p>2020</text:p>
          </table:table-cell>
          <table:table-cell/>
          <table:table-cell table:style-name="ce10" office:value-type="string" calcext:value-type="string" table:number-columns-spanned="22" table:number-rows-spanned="1">
            <text:p>Mensal Por Poupança</text:p>
          </table:table-cell>
          <table:covered-table-cell table:number-columns-repeated="14" table:style-name="ce61"/>
          <table:covered-table-cell table:number-columns-repeated="7"/>
          <table:table-cell/>
          <table:table-cell table:style-name="ce10" office:value-type="string" calcext:value-type="string" table:number-columns-spanned="46" table:number-rows-spanned="1">
            <text:p>Poupança Mensal</text:p>
          </table:table-cell>
          <table:covered-table-cell table:number-columns-repeated="45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16">
          <table:table-cell office:value-type="float" office:value="2020" calcext:value-type="float">
            <text:p>2020</text:p>
          </table:table-cell>
          <table:table-cell/>
          <table:table-cell table:style-name="ce10" office:value-type="string" calcext:value-type="string" table:number-columns-spanned="46" table:number-rows-spanned="1">
            <text:p>Poupança Mensal</text:p>
          </table:table-cell>
          <table:covered-table-cell table:number-columns-repeated="45"/>
          <table:table-cell table:number-columns-repeated="23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table:table-row table:style-name="ro5">
          <table:table-cell office:value-type="float" office:value="2020" calcext:value-type="float">
            <text:p>2020</text:p>
          </table:table-cell>
          <table:table-cell table:number-columns-repeated="70"/>
        </table:table-row>
        <calcext:conditional-formats>
          <calcext:conditional-format calcext:target-range-address="'2020'.D38:'2020'.AH43 '2020'.D66:'2020'.AH71 '2020'.D81:'2020'.AG86 '2020'.D95:'2020'.AH100 '2020'.D52:'2020'.AG57 '2020'.D109:'2020'.AH114 '2020'.D123:'2020'.AG128 '2020'.D137:'2020'.AH142 '2020'.D151:'2020'.AG156 '2020'.D165:'2020'.AH170 '2020'.Q180:'2020'.V185 '2020'.D24:'2020'.AF30 '2020'.D179:'2020'.O185">
            <calcext:condition calcext:apply-style-name="Bad" calcext:value="&lt;0" calcext:base-cell-address="'Lista de Compras'.D24"/>
            <calcext:condition calcext:apply-style-name="Note" calcext:value="=0" calcext:base-cell-address="'Lista de Compras'.D24"/>
            <calcext:condition calcext:apply-style-name="Good" calcext:value="&gt;0" calcext:base-cell-address="'Lista de Compras'.D24"/>
          </calcext:conditional-format>
          <calcext:conditional-format calcext:target-range-address="'2020'.E10:'2020'.P16 '2020'.AG24:'2020'.AI30 '2020'.AJ38:'2020'.AK43 '2020'.AH52:'2020'.AJ57 '2020'.AI66:'2020'.AK71 '2020'.AH81:'2020'.AJ86 '2020'.AI95:'2020'.AK100 '2020'.AI109:'2020'.AK114 '2020'.AI123:'2020'.AK128 '2020'.AI137:'2020'.AK142 '2020'.AI151:'2020'.AK156 '2020'.AI165:'2020'.AK170 '2020'.AW7:'2020'.AX8 '2020'.AW10:'2020'.AX13">
            <calcext:condition calcext:apply-style-name="Bad" calcext:value="&lt;0" calcext:base-cell-address="'Lista de Compras'.E7"/>
            <calcext:condition calcext:apply-style-name="Note" calcext:value="=0" calcext:base-cell-address="'Lista de Compras'.E7"/>
            <calcext:condition calcext:apply-style-name="Good" calcext:value="&gt;0" calcext:base-cell-address="'Lista de Compras'.E7"/>
          </calcext:conditional-format>
        </calcext:conditional-formats>
      </table:table>
      <table:table table:name="Estatisticas" table:style-name="ta1">
        <table:shapes>
          <draw:frame draw:z-index="0" draw:style-name="gr1" draw:text-style-name="P1" svg:width="48.35cm" svg:height="12.576cm" svg:x="4.565cm" svg:y="15.034cm">
            <draw:object draw:notify-on-update-of-ranges="Estatisticas.C9:Estatisticas.C15 Estatisticas.D8:Estatisticas.D8 Estatisticas.D9:Estatisticas.D15 Estatisticas.E8:Estatisticas.E8 Estatisticas.E9:Estatisticas.E15 Estatisticas.F8:Estatisticas.F8 Estatisticas.F9:Estatisticas.F15 Estatisticas.G8:Estatisticas.G8 Estatisticas.G9:Estatisticas.G15 Estatisticas.H8:Estatisticas.H8 Estatisticas.H9:Estatisticas.H15 Estatisticas.I8:Estatisticas.I8 Estatisticas.I9:Estatisticas.I15 Estatisticas.J8:Estatisticas.J8 Estatisticas.J9:Estatisticas.J15 Estatisticas.K8:Estatisticas.K8 Estatisticas.K9:Estatisticas.K15 Estatisticas.L8:Estatisticas.L8 Estatisticas.L9:Estatisticas.L15 Estatisticas.M8:Estatisticas.M8 Estatisticas.M9:Estatisticas.M15 Estatisticas.N8:Estatisticas.N8 Estatisticas.N9:Estatisticas.N15 Estatisticas.O8:Estatisticas.O8 Estatisticas.O9:Estatisticas.O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48.113cm" svg:height="13.128cm" svg:x="4.662cm" svg:y="41.042cm">
            <draw:object draw:notify-on-update-of-ranges="Estatisticas.C37:Estatisticas.C42 Estatisticas.D35:Estatisticas.D35 Estatisticas.D37:Estatisticas.D42 Estatisticas.E35:Estatisticas.E35 Estatisticas.E37:Estatisticas.E42 Estatisticas.F35:Estatisticas.F35 Estatisticas.F37:Estatisticas.F42 Estatisticas.G35:Estatisticas.G35 Estatisticas.G37:Estatisticas.G42 Estatisticas.H35:Estatisticas.H35 Estatisticas.H37:Estatisticas.H42 Estatisticas.I35:Estatisticas.I35 Estatisticas.I37:Estatisticas.I42 Estatisticas.J35:Estatisticas.J35 Estatisticas.J37:Estatisticas.J42 Estatisticas.K35:Estatisticas.K35 Estatisticas.K37:Estatisticas.K42 Estatisticas.L35:Estatisticas.L35 Estatisticas.L37:Estatisticas.L42 Estatisticas.M35:Estatisticas.M35 Estatisticas.M37:Estatisticas.M42 Estatisticas.N35:Estatisticas.N35 Estatisticas.N37:Estatisticas.N42 Estatisticas.O35:Estatisticas.O35 Estatisticas.O37:Estatisticas.O42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default-cell-style-name="ce34"/>
        <table:table-column table:style-name="co1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13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" table:number-columns-repeated="5" table:default-cell-style-name="ce1"/>
        <table:table-row table:style-name="ro1" table:number-rows-repeated="2">
          <table:table-cell table:style-name="ce1"/>
          <table:table-cell table:number-columns-repeated="25"/>
        </table:table-row>
        <table:table-row table:style-name="ro17">
          <table:table-cell table:style-name="ce33" office:value-type="string" calcext:value-type="string">
            <text:p>Ano</text:p>
          </table:table-cell>
          <table:table-cell/>
          <table:table-cell table:style-name="ce35" office:value-type="string" calcext:value-type="string" table:number-columns-spanned="24" table:number-rows-spanned="1">
            <text:p>Estatisticas</text:p>
          </table:table-cell>
          <table:covered-table-cell office:value-type="string" calcext:value-type="string">
            <text:p>Graficos</text:p>
          </table:covered-table-cell>
          <table:covered-table-cell table:number-columns-repeated="22"/>
        </table:table-row>
        <table:table-row table:style-name="ro4">
          <table:table-cell table:style-name="ce1"/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59" office:value-type="string" calcext:value-type="string">
            <text:p>Mês</text:p>
          </table:table-cell>
          <table:table-cell table:style-name="ce49" office:value-type="string" calcext:value-type="string" table:number-columns-spanned="19" table:number-rows-spanned="1">
            <text:p>Estatísticas</text:p>
          </table:table-cell>
          <table:covered-table-cell table:number-columns-repeated="8" table:style-name="ce59"/>
          <table:covered-table-cell table:number-columns-repeated="10"/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59" office:value-type="string" calcext:value-type="string">
            <text:p>Mês/Poupança</text:p>
          </table:table-cell>
          <table:table-cell table:style-name="ce59" office:value-type="string" calcext:value-type="string">
            <text:p>Janeiro</text:p>
          </table:table-cell>
          <table:table-cell table:style-name="ce59" office:value-type="string" calcext:value-type="string">
            <text:p>fevereiro</text:p>
          </table:table-cell>
          <table:table-cell table:style-name="ce59" office:value-type="string" calcext:value-type="string">
            <text:p>março</text:p>
          </table:table-cell>
          <table:table-cell table:style-name="ce59" office:value-type="string" calcext:value-type="string">
            <text:p>abril</text:p>
          </table:table-cell>
          <table:table-cell table:style-name="ce59" office:value-type="string" calcext:value-type="string">
            <text:p>maio</text:p>
          </table:table-cell>
          <table:table-cell table:style-name="ce59" office:value-type="string" calcext:value-type="string">
            <text:p>junho</text:p>
          </table:table-cell>
          <table:table-cell table:style-name="ce59" office:value-type="string" calcext:value-type="string">
            <text:p>julho</text:p>
          </table:table-cell>
          <table:table-cell table:style-name="ce59" office:value-type="string" calcext:value-type="string">
            <text:p>agosto</text:p>
          </table:table-cell>
          <table:table-cell table:style-name="ce59" office:value-type="string" calcext:value-type="string">
            <text:p>setembro</text:p>
          </table:table-cell>
          <table:table-cell table:style-name="ce59" office:value-type="string" calcext:value-type="string">
            <text:p>outubro</text:p>
          </table:table-cell>
          <table:table-cell table:style-name="ce59" office:value-type="string" calcext:value-type="string">
            <text:p>novembro</text:p>
          </table:table-cell>
          <table:table-cell table:style-name="ce59" office:value-type="string" calcext:value-type="string">
            <text:p>dezembro</text:p>
          </table:table-cell>
          <table:table-cell/>
          <table:table-cell table:style-name="ce59" office:value-type="string" calcext:value-type="string">
            <office:annotation draw:style-name="gr2" draw:text-style-name="P3" svg:width="2.899cm" svg:height="1.799cm" svg:x="42.09cm" svg:y="4.977cm" draw:caption-point-x="-0.61cm" draw:caption-point-y="1.51cm">
              <dc:date>2020-01-29T00:00:00</dc:date>
              <text:p text:style-name="P2"><text:span text:style-name="T1">Dinheiro Atual No cofre/conta/carteira, etc..</text:span></text:p>
            </office:annotation>
            <text:p>Total</text:p>
          </table:table-cell>
          <table:table-cell table:style-name="ce59" office:value-type="string" calcext:value-type="string">
            <office:annotation draw:style-name="gr8" draw:text-style-name="P3" svg:width="2.899cm" svg:height="2.176cm" svg:x="44.347cm" svg:y="4.977cm" draw:caption-point-x="-0.61cm" draw:caption-point-y="1.51cm">
              <dc:date>2020-01-29T00:00:00</dc:date>
              <text:p text:style-name="P2"><text:span text:style-name="T1">Soma dos Lucros de cada mês</text:span></text:p>
              <text:p text:style-name="P2"><text:span text:style-name="T1">Janeiro+Fevereiro+março+etc...</text:span></text:p>
            </office:annotation>
            <text:p>Soma</text:p>
          </table:table-cell>
          <table:table-cell table:style-name="ce59" office:value-type="string" calcext:value-type="string">
            <office:annotation draw:style-name="gr7" draw:text-style-name="P3" svg:width="2.899cm" svg:height="2.571cm" svg:x="46.605cm" svg:y="4.977cm" draw:caption-point-x="-0.61cm" draw:caption-point-y="1.51cm">
              <dc:date>2020-01-29T00:00:00</dc:date>
              <text:p text:style-name="P2"><text:span text:style-name="T1">Média dos Lucros de Cada mês</text:span></text:p>
              <text:p text:style-name="P2"><text:span text:style-name="T1">(Janeiro+Fevereiro+Março+etc...)/12</text:span></text:p>
            </office:annotation>
            <text:p>Média</text:p>
          </table:table-cell>
          <table:table-cell table:style-name="ce59" office:value-type="string" calcext:value-type="string">
            <office:annotation draw:style-name="gr8" draw:text-style-name="P3" svg:width="2.899cm" svg:height="2.176cm" svg:x="48.863cm" svg:y="4.977cm" draw:caption-point-x="-0.61cm" draw:caption-point-y="1.51cm">
              <dc:date>2020-01-29T00:00:00</dc:date>
              <text:p text:style-name="P2"><text:span text:style-name="T1">Diferença desde o Inicio até ao fim do ano</text:span></text:p>
              <text:p text:style-name="P2"><text:span text:style-name="T1">Janeiro -Dezembro</text:span></text:p>
            </office:annotation>
            <text:p>Lucro</text:p>
          </table:table-cell>
          <table:table-cell table:style-name="ce59" office:value-type="string" calcext:value-type="string">
            <text:p>Não Sei ainda</text:p>
          </table:table-cell>
          <table:table-cell table:style-name="ce59" office:value-type="string" calcext:value-type="string">
            <office:annotation draw:style-name="gr2" draw:text-style-name="P3" svg:width="2.899cm" svg:height="1.799cm" svg:x="54.502cm" svg:y="4.977cm" draw:caption-point-x="-0.61cm" draw:caption-point-y="1.51cm">
              <dc:date>2020-01-29T00:00:00</dc:date>
              <text:p text:style-name="P2"><text:span text:style-name="T1">Objetivo foi concluído ou não</text:span></text:p>
              <text:p text:style-name="P2"><text:span text:style-name="T1"/></text:p>
              <text:p text:style-name="P2"><text:span text:style-name="T1">Yap / Nop</text:span></text:p>
            </office:annotation>
            <text:p>Concluído</text:p>
          </table:table-cell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"/>
          <table:table-cell table:style-name="Default" table:number-columns-repeated="12"/>
          <table:table-cell table:number-columns-repeated="11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43" table:formula="of:=[$'2020'.C10]" office:value-type="string" office:string-value="Conta 1" calcext:value-type="string">
            <text:p>Conta 1</text:p>
          </table:table-cell>
          <table:table-cell table:number-columns-repeated="3" table:style-name="ce53" office:value-type="currency" office:currency="EUR" office:value="0" calcext:value-type="currency">
            <text:p>0,00 €</text:p>
          </table:table-cell>
          <table:table-cell table:style-name="ce53" table:formula="of:=[$'2020'.G180]" office:value-type="currency" office:currency="EUR" office:value="-10" calcext:value-type="currency">
            <text:p>-10,00 €</text:p>
          </table:table-cell>
          <table:table-cell table:style-name="ce53" table:formula="of:=[$'2020'.H180]" office:value-type="currency" office:currency="EUR" office:value="0" calcext:value-type="currency">
            <text:p>0,00 €</text:p>
          </table:table-cell>
          <table:table-cell table:style-name="ce53" table:formula="of:=[$'2020'.I180]" office:value-type="currency" office:currency="EUR" office:value="0" calcext:value-type="currency">
            <text:p>0,00 €</text:p>
          </table:table-cell>
          <table:table-cell table:style-name="ce53" table:formula="of:=[$'2020'.J180]" office:value-type="currency" office:currency="EUR" office:value="0" calcext:value-type="currency">
            <text:p>0,00 €</text:p>
          </table:table-cell>
          <table:table-cell table:style-name="ce53" table:formula="of:=[$'2020'.K180]" office:value-type="currency" office:currency="EUR" office:value="0" calcext:value-type="currency">
            <text:p>0,00 €</text:p>
          </table:table-cell>
          <table:table-cell table:style-name="ce53" table:formula="of:=[$'2020'.L180]" office:value-type="currency" office:currency="EUR" office:value="0" calcext:value-type="currency">
            <text:p>0,00 €</text:p>
          </table:table-cell>
          <table:table-cell table:style-name="ce53" table:formula="of:=[$'2020'.M180]" office:value-type="currency" office:currency="EUR" office:value="0" calcext:value-type="currency">
            <text:p>0,00 €</text:p>
          </table:table-cell>
          <table:table-cell table:style-name="ce53" table:formula="of:=[$'2020'.N180]" office:value-type="currency" office:currency="EUR" office:value="0" calcext:value-type="currency">
            <text:p>0,00 €</text:p>
          </table:table-cell>
          <table:table-cell table:style-name="ce53" table:formula="of:=[$'2020'.O180]" office:value-type="currency" office:currency="EUR" office:value="0" calcext:value-type="currency">
            <text:p>0,00 €</text:p>
          </table:table-cell>
          <table:table-cell/>
          <table:table-cell table:style-name="ce53" table:formula="of:=[$'2020'.Q180]" office:value-type="currency" office:currency="EUR" office:value="1092" calcext:value-type="currency">
            <text:p>1 092,00 €</text:p>
          </table:table-cell>
          <table:table-cell table:style-name="ce53" table:formula="of:=SUM([.D10:.O10])" office:value-type="currency" office:currency="EUR" office:value="-10" calcext:value-type="currency">
            <text:p>-10,00 €</text:p>
          </table:table-cell>
          <table:table-cell table:style-name="ce53" table:formula="of:=AVERAGE([.D10:.O10])" office:value-type="currency" office:currency="EUR" office:value="-0.833333333333333" calcext:value-type="currency">
            <text:p>-0,83 €</text:p>
          </table:table-cell>
          <table:table-cell table:style-name="ce53" table:formula="of:=[.D10]-[.O10]" office:value-type="currency" office:currency="EUR" office:value="0" calcext:value-type="currency">
            <text:p>0,00 €</text:p>
          </table:table-cell>
          <table:table-cell table:style-name="ce53" office:value-type="currency" office:currency="EUR" office:value="0" calcext:value-type="currency">
            <text:p>0,00 €</text:p>
          </table:table-cell>
          <table:table-cell table:style-name="ce20" table:formula="of:=[$'2020'.V180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43" table:formula="of:=[$'2020'.C11]" office:value-type="string" office:string-value="Conta 2" calcext:value-type="string">
            <text:p>Conta 2</text:p>
          </table:table-cell>
          <table:table-cell table:number-columns-repeated="3" table:style-name="ce53" office:value-type="currency" office:currency="EUR" office:value="0" calcext:value-type="currency">
            <text:p>0,00 €</text:p>
          </table:table-cell>
          <table:table-cell table:style-name="ce53" table:formula="of:=[$'2020'.G181]" office:value-type="currency" office:currency="EUR" office:value="0" calcext:value-type="currency">
            <text:p>0,00 €</text:p>
          </table:table-cell>
          <table:table-cell table:style-name="ce53" table:formula="of:=[$'2020'.H181]" office:value-type="currency" office:currency="EUR" office:value="0" calcext:value-type="currency">
            <text:p>0,00 €</text:p>
          </table:table-cell>
          <table:table-cell table:style-name="ce53" table:formula="of:=[$'2020'.I181]" office:value-type="currency" office:currency="EUR" office:value="0" calcext:value-type="currency">
            <text:p>0,00 €</text:p>
          </table:table-cell>
          <table:table-cell table:style-name="ce53" table:formula="of:=[$'2020'.J181]" office:value-type="currency" office:currency="EUR" office:value="0" calcext:value-type="currency">
            <text:p>0,00 €</text:p>
          </table:table-cell>
          <table:table-cell table:style-name="ce53" table:formula="of:=[$'2020'.K181]" office:value-type="currency" office:currency="EUR" office:value="0" calcext:value-type="currency">
            <text:p>0,00 €</text:p>
          </table:table-cell>
          <table:table-cell table:style-name="ce53" table:formula="of:=[$'2020'.L181]" office:value-type="currency" office:currency="EUR" office:value="0" calcext:value-type="currency">
            <text:p>0,00 €</text:p>
          </table:table-cell>
          <table:table-cell table:style-name="ce53" table:formula="of:=[$'2020'.M181]" office:value-type="currency" office:currency="EUR" office:value="0" calcext:value-type="currency">
            <text:p>0,00 €</text:p>
          </table:table-cell>
          <table:table-cell table:style-name="ce53" table:formula="of:=[$'2020'.N181]" office:value-type="currency" office:currency="EUR" office:value="0" calcext:value-type="currency">
            <text:p>0,00 €</text:p>
          </table:table-cell>
          <table:table-cell table:style-name="ce53" table:formula="of:=[$'2020'.O181]" office:value-type="currency" office:currency="EUR" office:value="0" calcext:value-type="currency">
            <text:p>0,00 €</text:p>
          </table:table-cell>
          <table:table-cell/>
          <table:table-cell table:style-name="ce53" table:formula="of:=[$'2020'.Q181]" office:value-type="currency" office:currency="EUR" office:value="51" calcext:value-type="currency">
            <text:p>51,00 €</text:p>
          </table:table-cell>
          <table:table-cell table:style-name="ce53" table:formula="of:=SUM([.D11:.O11])" office:value-type="currency" office:currency="EUR" office:value="0" calcext:value-type="currency">
            <text:p>0,00 €</text:p>
          </table:table-cell>
          <table:table-cell table:style-name="ce53" table:formula="of:=AVERAGE([.D11:.O11])" office:value-type="currency" office:currency="EUR" office:value="0" calcext:value-type="currency">
            <text:p>0,00 €</text:p>
          </table:table-cell>
          <table:table-cell table:style-name="ce53" table:formula="of:=[.D11]-[.O11]" office:value-type="currency" office:currency="EUR" office:value="0" calcext:value-type="currency">
            <text:p>0,00 €</text:p>
          </table:table-cell>
          <table:table-cell table:style-name="ce53" office:value-type="currency" office:currency="EUR" office:value="0" calcext:value-type="currency">
            <text:p>0,00 €</text:p>
          </table:table-cell>
          <table:table-cell table:style-name="ce20" table:formula="of:=[$'2020'.V181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43" table:formula="of:=[$'2020'.C12]" office:value-type="string" office:string-value="Conta 3" calcext:value-type="string">
            <text:p>Conta 3</text:p>
          </table:table-cell>
          <table:table-cell table:style-name="ce53" table:formula="of:=[$'2020'.D182]" office:value-type="currency" office:currency="EUR" office:value="60" calcext:value-type="currency">
            <text:p>60,00 €</text:p>
          </table:table-cell>
          <table:table-cell table:number-columns-repeated="2" table:style-name="ce53" office:value-type="currency" office:currency="EUR" office:value="0" calcext:value-type="currency">
            <text:p>0,00 €</text:p>
          </table:table-cell>
          <table:table-cell table:style-name="ce53" table:formula="of:=[$'2020'.G182]" office:value-type="currency" office:currency="EUR" office:value="0" calcext:value-type="currency">
            <text:p>0,00 €</text:p>
          </table:table-cell>
          <table:table-cell table:style-name="ce53" table:formula="of:=[$'2020'.H182]" office:value-type="currency" office:currency="EUR" office:value="0" calcext:value-type="currency">
            <text:p>0,00 €</text:p>
          </table:table-cell>
          <table:table-cell table:style-name="ce53" table:formula="of:=[$'2020'.I182]" office:value-type="currency" office:currency="EUR" office:value="0" calcext:value-type="currency">
            <text:p>0,00 €</text:p>
          </table:table-cell>
          <table:table-cell table:style-name="ce53" table:formula="of:=[$'2020'.J182]" office:value-type="currency" office:currency="EUR" office:value="0" calcext:value-type="currency">
            <text:p>0,00 €</text:p>
          </table:table-cell>
          <table:table-cell table:style-name="ce53" table:formula="of:=[$'2020'.K182]" office:value-type="currency" office:currency="EUR" office:value="0" calcext:value-type="currency">
            <text:p>0,00 €</text:p>
          </table:table-cell>
          <table:table-cell table:style-name="ce53" table:formula="of:=[$'2020'.L182]" office:value-type="currency" office:currency="EUR" office:value="0" calcext:value-type="currency">
            <text:p>0,00 €</text:p>
          </table:table-cell>
          <table:table-cell table:style-name="ce53" table:formula="of:=[$'2020'.M182]" office:value-type="currency" office:currency="EUR" office:value="0" calcext:value-type="currency">
            <text:p>0,00 €</text:p>
          </table:table-cell>
          <table:table-cell table:style-name="ce53" table:formula="of:=[$'2020'.N182]" office:value-type="currency" office:currency="EUR" office:value="0" calcext:value-type="currency">
            <text:p>0,00 €</text:p>
          </table:table-cell>
          <table:table-cell table:style-name="ce53" table:formula="of:=[$'2020'.O182]" office:value-type="currency" office:currency="EUR" office:value="0" calcext:value-type="currency">
            <text:p>0,00 €</text:p>
          </table:table-cell>
          <table:table-cell/>
          <table:table-cell table:style-name="ce53" table:formula="of:=[$'2020'.Q182]" office:value-type="currency" office:currency="EUR" office:value="123" calcext:value-type="currency">
            <text:p>123,00 €</text:p>
          </table:table-cell>
          <table:table-cell table:style-name="ce53" table:formula="of:=SUM([.D12:.O12])" office:value-type="currency" office:currency="EUR" office:value="60" calcext:value-type="currency">
            <text:p>60,00 €</text:p>
          </table:table-cell>
          <table:table-cell table:style-name="ce53" table:formula="of:=AVERAGE([.D12:.O12])" office:value-type="currency" office:currency="EUR" office:value="5" calcext:value-type="currency">
            <text:p>5,00 €</text:p>
          </table:table-cell>
          <table:table-cell table:style-name="ce53" table:formula="of:=[.D12]-[.O12]" office:value-type="currency" office:currency="EUR" office:value="60" calcext:value-type="currency">
            <text:p>60,00 €</text:p>
          </table:table-cell>
          <table:table-cell table:style-name="ce53" office:value-type="currency" office:currency="EUR" office:value="0" calcext:value-type="currency">
            <text:p>0,00 €</text:p>
          </table:table-cell>
          <table:table-cell table:style-name="ce20" table:formula="of:=[$'2020'.V182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43" table:formula="of:=[$'2020'.C13]" office:value-type="string" office:string-value="Conta 4" calcext:value-type="string">
            <text:p>Conta 4</text:p>
          </table:table-cell>
          <table:table-cell table:number-columns-repeated="3" table:style-name="ce53" office:value-type="currency" office:currency="EUR" office:value="0" calcext:value-type="currency">
            <text:p>0,00 €</text:p>
          </table:table-cell>
          <table:table-cell table:style-name="ce53" table:formula="of:=[$'2020'.G183]" office:value-type="currency" office:currency="EUR" office:value="0" calcext:value-type="currency">
            <text:p>0,00 €</text:p>
          </table:table-cell>
          <table:table-cell table:style-name="ce53" table:formula="of:=[$'2020'.H183]" office:value-type="currency" office:currency="EUR" office:value="0" calcext:value-type="currency">
            <text:p>0,00 €</text:p>
          </table:table-cell>
          <table:table-cell table:style-name="ce53" table:formula="of:=[$'2020'.I183]" office:value-type="currency" office:currency="EUR" office:value="0" calcext:value-type="currency">
            <text:p>0,00 €</text:p>
          </table:table-cell>
          <table:table-cell table:style-name="ce53" table:formula="of:=[$'2020'.J183]" office:value-type="currency" office:currency="EUR" office:value="0" calcext:value-type="currency">
            <text:p>0,00 €</text:p>
          </table:table-cell>
          <table:table-cell table:style-name="ce53" table:formula="of:=[$'2020'.K183]" office:value-type="currency" office:currency="EUR" office:value="0" calcext:value-type="currency">
            <text:p>0,00 €</text:p>
          </table:table-cell>
          <table:table-cell table:style-name="ce53" table:formula="of:=[$'2020'.L183]" office:value-type="currency" office:currency="EUR" office:value="0" calcext:value-type="currency">
            <text:p>0,00 €</text:p>
          </table:table-cell>
          <table:table-cell table:style-name="ce53" table:formula="of:=[$'2020'.M183]" office:value-type="currency" office:currency="EUR" office:value="0" calcext:value-type="currency">
            <text:p>0,00 €</text:p>
          </table:table-cell>
          <table:table-cell table:style-name="ce53" table:formula="of:=[$'2020'.N183]" office:value-type="currency" office:currency="EUR" office:value="0" calcext:value-type="currency">
            <text:p>0,00 €</text:p>
          </table:table-cell>
          <table:table-cell table:style-name="ce53" table:formula="of:=[$'2020'.O183]" office:value-type="currency" office:currency="EUR" office:value="0" calcext:value-type="currency">
            <text:p>0,00 €</text:p>
          </table:table-cell>
          <table:table-cell/>
          <table:table-cell table:style-name="ce53" table:formula="of:=[$'2020'.Q183]" office:value-type="currency" office:currency="EUR" office:value="9998" calcext:value-type="currency">
            <text:p>9 998,00 €</text:p>
          </table:table-cell>
          <table:table-cell table:style-name="ce53" table:formula="of:=SUM([.D13:.O13])" office:value-type="currency" office:currency="EUR" office:value="0" calcext:value-type="currency">
            <text:p>0,00 €</text:p>
          </table:table-cell>
          <table:table-cell table:style-name="ce53" table:formula="of:=AVERAGE([.D13:.O13])" office:value-type="currency" office:currency="EUR" office:value="0" calcext:value-type="currency">
            <text:p>0,00 €</text:p>
          </table:table-cell>
          <table:table-cell table:style-name="ce53" table:formula="of:=[.D13]-[.O13]" office:value-type="currency" office:currency="EUR" office:value="0" calcext:value-type="currency">
            <text:p>0,00 €</text:p>
          </table:table-cell>
          <table:table-cell table:style-name="ce53" office:value-type="currency" office:currency="EUR" office:value="0" calcext:value-type="currency">
            <text:p>0,00 €</text:p>
          </table:table-cell>
          <table:table-cell table:style-name="ce20" table:formula="of:=[$'2020'.V183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43" table:formula="of:=[$'2020'.C14]" office:value-type="string" office:string-value="Conta 5" calcext:value-type="string">
            <text:p>Conta 5</text:p>
          </table:table-cell>
          <table:table-cell table:number-columns-repeated="3" table:style-name="ce53" office:value-type="currency" office:currency="EUR" office:value="0" calcext:value-type="currency">
            <text:p>0,00 €</text:p>
          </table:table-cell>
          <table:table-cell table:style-name="ce53" table:formula="of:=[$'2020'.G184]" office:value-type="currency" office:currency="EUR" office:value="0" calcext:value-type="currency">
            <text:p>0,00 €</text:p>
          </table:table-cell>
          <table:table-cell table:style-name="ce53" table:formula="of:=[$'2020'.H184]" office:value-type="currency" office:currency="EUR" office:value="0" calcext:value-type="currency">
            <text:p>0,00 €</text:p>
          </table:table-cell>
          <table:table-cell table:style-name="ce53" table:formula="of:=[$'2020'.I184]" office:value-type="currency" office:currency="EUR" office:value="0" calcext:value-type="currency">
            <text:p>0,00 €</text:p>
          </table:table-cell>
          <table:table-cell table:style-name="ce53" table:formula="of:=[$'2020'.J184]" office:value-type="currency" office:currency="EUR" office:value="0" calcext:value-type="currency">
            <text:p>0,00 €</text:p>
          </table:table-cell>
          <table:table-cell table:style-name="ce53" table:formula="of:=[$'2020'.K184]" office:value-type="currency" office:currency="EUR" office:value="0" calcext:value-type="currency">
            <text:p>0,00 €</text:p>
          </table:table-cell>
          <table:table-cell table:style-name="ce53" table:formula="of:=[$'2020'.L184]" office:value-type="currency" office:currency="EUR" office:value="0" calcext:value-type="currency">
            <text:p>0,00 €</text:p>
          </table:table-cell>
          <table:table-cell table:style-name="ce53" table:formula="of:=[$'2020'.M184]" office:value-type="currency" office:currency="EUR" office:value="0" calcext:value-type="currency">
            <text:p>0,00 €</text:p>
          </table:table-cell>
          <table:table-cell table:style-name="ce53" table:formula="of:=[$'2020'.N184]" office:value-type="currency" office:currency="EUR" office:value="0" calcext:value-type="currency">
            <text:p>0,00 €</text:p>
          </table:table-cell>
          <table:table-cell table:style-name="ce53" table:formula="of:=[$'2020'.O184]" office:value-type="currency" office:currency="EUR" office:value="0" calcext:value-type="currency">
            <text:p>0,00 €</text:p>
          </table:table-cell>
          <table:table-cell/>
          <table:table-cell table:style-name="ce53" table:formula="of:=[$'2020'.Q184]" office:value-type="currency" office:currency="EUR" office:value="40" calcext:value-type="currency">
            <text:p>40,00 €</text:p>
          </table:table-cell>
          <table:table-cell table:style-name="ce53" table:formula="of:=SUM([.D14:.O14])" office:value-type="currency" office:currency="EUR" office:value="0" calcext:value-type="currency">
            <text:p>0,00 €</text:p>
          </table:table-cell>
          <table:table-cell table:style-name="ce53" table:formula="of:=AVERAGE([.D14:.O14])" office:value-type="currency" office:currency="EUR" office:value="0" calcext:value-type="currency">
            <text:p>0,00 €</text:p>
          </table:table-cell>
          <table:table-cell table:style-name="ce53" table:formula="of:=[.D14]-[.O14]" office:value-type="currency" office:currency="EUR" office:value="0" calcext:value-type="currency">
            <text:p>0,00 €</text:p>
          </table:table-cell>
          <table:table-cell table:style-name="ce53" office:value-type="currency" office:currency="EUR" office:value="0" calcext:value-type="currency">
            <text:p>0,00 €</text:p>
          </table:table-cell>
          <table:table-cell table:style-name="ce20" table:formula="of:=[$'2020'.V184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/>
          <table:table-cell table:style-name="ce43" table:formula="of:=[$'2020'.C15]" office:value-type="string" office:string-value="Conta 6" calcext:value-type="string">
            <text:p>Conta 6</text:p>
          </table:table-cell>
          <table:table-cell table:style-name="ce53" table:formula="of:=[$'2020'.D185]" office:value-type="currency" office:currency="EUR" office:value="0" calcext:value-type="currency">
            <text:p>0,00 €</text:p>
          </table:table-cell>
          <table:table-cell table:number-columns-repeated="2" table:style-name="ce53" office:value-type="currency" office:currency="EUR" office:value="0" calcext:value-type="currency">
            <text:p>0,00 €</text:p>
          </table:table-cell>
          <table:table-cell table:style-name="ce53" table:formula="of:=[$'2020'.G185]" office:value-type="currency" office:currency="EUR" office:value="0" calcext:value-type="currency">
            <text:p>0,00 €</text:p>
          </table:table-cell>
          <table:table-cell table:style-name="ce53" table:formula="of:=[$'2020'.H185]" office:value-type="currency" office:currency="EUR" office:value="0" calcext:value-type="currency">
            <text:p>0,00 €</text:p>
          </table:table-cell>
          <table:table-cell table:style-name="ce53" table:formula="of:=[$'2020'.I185]" office:value-type="currency" office:currency="EUR" office:value="0" calcext:value-type="currency">
            <text:p>0,00 €</text:p>
          </table:table-cell>
          <table:table-cell table:style-name="ce53" table:formula="of:=[$'2020'.J185]" office:value-type="currency" office:currency="EUR" office:value="0" calcext:value-type="currency">
            <text:p>0,00 €</text:p>
          </table:table-cell>
          <table:table-cell table:style-name="ce53" table:formula="of:=[$'2020'.K185]" office:value-type="currency" office:currency="EUR" office:value="0" calcext:value-type="currency">
            <text:p>0,00 €</text:p>
          </table:table-cell>
          <table:table-cell table:style-name="ce53" table:formula="of:=[$'2020'.L185]" office:value-type="currency" office:currency="EUR" office:value="0" calcext:value-type="currency">
            <text:p>0,00 €</text:p>
          </table:table-cell>
          <table:table-cell table:style-name="ce53" table:formula="of:=[$'2020'.M185]" office:value-type="currency" office:currency="EUR" office:value="0" calcext:value-type="currency">
            <text:p>0,00 €</text:p>
          </table:table-cell>
          <table:table-cell table:style-name="ce53" table:formula="of:=[$'2020'.N185]" office:value-type="currency" office:currency="EUR" office:value="0" calcext:value-type="currency">
            <text:p>0,00 €</text:p>
          </table:table-cell>
          <table:table-cell table:style-name="ce53" table:formula="of:=[$'2020'.O185]" office:value-type="currency" office:currency="EUR" office:value="0" calcext:value-type="currency">
            <text:p>0,00 €</text:p>
          </table:table-cell>
          <table:table-cell/>
          <table:table-cell table:style-name="ce53" table:formula="of:=[$'2020'.Q185]" office:value-type="currency" office:currency="EUR" office:value="0" calcext:value-type="currency">
            <text:p>0,00 €</text:p>
          </table:table-cell>
          <table:table-cell table:style-name="ce53" table:formula="of:=SUM([.D15:.O15])" office:value-type="currency" office:currency="EUR" office:value="0" calcext:value-type="currency">
            <text:p>0,00 €</text:p>
          </table:table-cell>
          <table:table-cell table:style-name="ce53" table:formula="of:=AVERAGE([.D15:.O15])" office:value-type="currency" office:currency="EUR" office:value="0" calcext:value-type="currency">
            <text:p>0,00 €</text:p>
          </table:table-cell>
          <table:table-cell table:style-name="ce53" table:formula="of:=[.D15]-[.O15]" office:value-type="currency" office:currency="EUR" office:value="0" calcext:value-type="currency">
            <text:p>0,00 €</text:p>
          </table:table-cell>
          <table:table-cell table:style-name="ce53" office:value-type="currency" office:currency="EUR" office:value="0" calcext:value-type="currency">
            <text:p>0,00 €</text:p>
          </table:table-cell>
          <table:table-cell table:style-name="ce20" table:formula="of:=[$'2020'.V185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5">
          <table:table-cell table:style-name="ce33" office:value-type="float" office:value="2020" calcext:value-type="float">
            <text:p>2020</text:p>
          </table:table-cell>
          <table:table-cell table:number-columns-repeated="25"/>
        </table:table-row>
        <table:table-row table:style-name="ro12">
          <table:table-cell table:style-name="ce1"/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64" office:value-type="string" calcext:value-type="string">
            <text:p>Mês</text:p>
          </table:table-cell>
          <table:table-cell table:style-name="ce56" office:value-type="string" calcext:value-type="string" table:number-columns-spanned="19" table:number-rows-spanned="1">
            <text:p>Estatísticas</text:p>
          </table:table-cell>
          <table:covered-table-cell table:number-columns-repeated="8" table:style-name="ce64"/>
          <table:covered-table-cell table:number-columns-repeated="10" table:style-name="ce19"/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64" office:value-type="string" calcext:value-type="string">
            <text:p>Mês/Poupança</text:p>
          </table:table-cell>
          <table:table-cell table:style-name="ce64" office:value-type="string" calcext:value-type="string">
            <text:p>Janeiro</text:p>
          </table:table-cell>
          <table:table-cell table:style-name="ce64" office:value-type="string" calcext:value-type="string">
            <text:p>fevereiro</text:p>
          </table:table-cell>
          <table:table-cell table:style-name="ce64" office:value-type="string" calcext:value-type="string">
            <text:p>março</text:p>
          </table:table-cell>
          <table:table-cell table:style-name="ce64" office:value-type="string" calcext:value-type="string">
            <text:p>abril</text:p>
          </table:table-cell>
          <table:table-cell table:style-name="ce64" office:value-type="string" calcext:value-type="string">
            <text:p>maio</text:p>
          </table:table-cell>
          <table:table-cell table:style-name="ce64" office:value-type="string" calcext:value-type="string">
            <text:p>junho</text:p>
          </table:table-cell>
          <table:table-cell table:style-name="ce64" office:value-type="string" calcext:value-type="string">
            <text:p>julho</text:p>
          </table:table-cell>
          <table:table-cell table:style-name="ce64" office:value-type="string" calcext:value-type="string">
            <text:p>agosto</text:p>
          </table:table-cell>
          <table:table-cell table:style-name="ce64" office:value-type="string" calcext:value-type="string">
            <text:p>setembro</text:p>
          </table:table-cell>
          <table:table-cell table:style-name="ce64" office:value-type="string" calcext:value-type="string">
            <text:p>outubro</text:p>
          </table:table-cell>
          <table:table-cell table:style-name="ce64" office:value-type="string" calcext:value-type="string">
            <text:p>novembro</text:p>
          </table:table-cell>
          <table:table-cell table:style-name="ce64" office:value-type="string" calcext:value-type="string">
            <text:p>dezembro</text:p>
          </table:table-cell>
          <table:table-cell table:style-name="Default"/>
          <table:table-cell table:style-name="ce64" office:value-type="string" calcext:value-type="string">
            <office:annotation draw:style-name="gr2" draw:text-style-name="P3" svg:width="2.899cm" svg:height="1.799cm" svg:x="42.09cm" svg:y="30.95cm" draw:caption-point-x="-0.61cm" draw:caption-point-y="1.51cm">
              <dc:date>2020-01-29T00:00:00</dc:date>
              <text:p text:style-name="P2"><text:span text:style-name="T1">Dinheiro Atual No cofre/conta/carteira, etc..</text:span></text:p>
            </office:annotation>
            <text:p>Total</text:p>
          </table:table-cell>
          <table:table-cell table:style-name="ce64" office:value-type="string" calcext:value-type="string">
            <office:annotation draw:style-name="gr8" draw:text-style-name="P3" svg:width="2.899cm" svg:height="2.176cm" svg:x="44.347cm" svg:y="30.95cm" draw:caption-point-x="-0.61cm" draw:caption-point-y="1.51cm">
              <dc:date>2020-01-29T00:00:00</dc:date>
              <text:p text:style-name="P2"><text:span text:style-name="T1">Soma dos Lucros de cada mês</text:span></text:p>
              <text:p text:style-name="P2"><text:span text:style-name="T1">Janeiro+Fevereiro+março+etc...</text:span></text:p>
            </office:annotation>
            <text:p>Soma</text:p>
          </table:table-cell>
          <table:table-cell table:style-name="ce64" office:value-type="string" calcext:value-type="string">
            <office:annotation draw:style-name="gr7" draw:text-style-name="P3" svg:width="2.899cm" svg:height="2.571cm" svg:x="46.605cm" svg:y="30.95cm" draw:caption-point-x="-0.61cm" draw:caption-point-y="1.51cm">
              <dc:date>2020-01-29T00:00:00</dc:date>
              <text:p text:style-name="P2"><text:span text:style-name="T1">Média dos Lucros de Cada mês</text:span></text:p>
              <text:p text:style-name="P2"><text:span text:style-name="T1">(Janeiro+Fevereiro+Março+etc...)/12</text:span></text:p>
            </office:annotation>
            <text:p>Média</text:p>
          </table:table-cell>
          <table:table-cell table:style-name="ce64" office:value-type="string" calcext:value-type="string">
            <office:annotation draw:style-name="gr8" draw:text-style-name="P3" svg:width="2.899cm" svg:height="2.176cm" svg:x="48.863cm" svg:y="30.95cm" draw:caption-point-x="-0.61cm" draw:caption-point-y="1.51cm">
              <dc:date>2020-01-29T00:00:00</dc:date>
              <text:p text:style-name="P2"><text:span text:style-name="T1">Diferença desde o Inicio até ao fim do ano</text:span></text:p>
              <text:p text:style-name="P2"><text:span text:style-name="T1">Janeiro -Dezembro</text:span></text:p>
            </office:annotation>
            <text:p>Lucro</text:p>
          </table:table-cell>
          <table:table-cell table:style-name="ce64" office:value-type="string" calcext:value-type="string">
            <text:p>Não Sei ainda</text:p>
          </table:table-cell>
          <table:table-cell table:style-name="ce64" office:value-type="string" calcext:value-type="string">
            <office:annotation draw:style-name="gr2" draw:text-style-name="P3" svg:width="2.899cm" svg:height="1.799cm" svg:x="54.502cm" svg:y="30.95cm" draw:caption-point-x="-0.61cm" draw:caption-point-y="1.51cm">
              <dc:date>2020-01-29T00:00:00</dc:date>
              <text:p text:style-name="P2"><text:span text:style-name="T1">Objetivo foi concluído ou não</text:span></text:p>
              <text:p text:style-name="P2"><text:span text:style-name="T1"/></text:p>
              <text:p text:style-name="P2"><text:span text:style-name="T1">Yap / Nop</text:span></text:p>
            </office:annotation>
            <text:p>Concluído</text:p>
          </table:table-cell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 table:number-columns-repeated="13"/>
          <table:table-cell table:number-columns-repeated="10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47" table:formula="of:=[.C10]" office:value-type="string" office:string-value="Conta 1" calcext:value-type="string">
            <text:p>Conta 1</text:p>
          </table:table-cell>
          <table:table-cell table:style-name="ce53" table:formula="of:=[.D10]" office:value-type="currency" office:currency="EUR" office:value="0" calcext:value-type="currency">
            <text:p>0,00 €</text:p>
          </table:table-cell>
          <table:table-cell table:style-name="ce53" table:formula="of:=[.E10]" office:value-type="currency" office:currency="EUR" office:value="0" calcext:value-type="currency">
            <text:p>0,00 €</text:p>
          </table:table-cell>
          <table:table-cell table:style-name="ce53" table:formula="of:=[.F10]" office:value-type="currency" office:currency="EUR" office:value="0" calcext:value-type="currency">
            <text:p>0,00 €</text:p>
          </table:table-cell>
          <table:table-cell table:style-name="ce53" table:formula="of:=[.G10]" office:value-type="currency" office:currency="EUR" office:value="-10" calcext:value-type="currency">
            <text:p>-10,00 €</text:p>
          </table:table-cell>
          <table:table-cell table:style-name="ce53" table:formula="of:=[.H10]" office:value-type="currency" office:currency="EUR" office:value="0" calcext:value-type="currency">
            <text:p>0,00 €</text:p>
          </table:table-cell>
          <table:table-cell table:style-name="ce53" table:formula="of:=[.I10]" office:value-type="currency" office:currency="EUR" office:value="0" calcext:value-type="currency">
            <text:p>0,00 €</text:p>
          </table:table-cell>
          <table:table-cell table:style-name="ce53" table:formula="of:=[.J10]" office:value-type="currency" office:currency="EUR" office:value="0" calcext:value-type="currency">
            <text:p>0,00 €</text:p>
          </table:table-cell>
          <table:table-cell table:style-name="ce53" table:formula="of:=[.K10]" office:value-type="currency" office:currency="EUR" office:value="0" calcext:value-type="currency">
            <text:p>0,00 €</text:p>
          </table:table-cell>
          <table:table-cell table:style-name="ce53" table:formula="of:=[.L10]" office:value-type="currency" office:currency="EUR" office:value="0" calcext:value-type="currency">
            <text:p>0,00 €</text:p>
          </table:table-cell>
          <table:table-cell table:style-name="ce53" table:formula="of:=[.M10]" office:value-type="currency" office:currency="EUR" office:value="0" calcext:value-type="currency">
            <text:p>0,00 €</text:p>
          </table:table-cell>
          <table:table-cell table:style-name="ce53" table:formula="of:=[.N10]" office:value-type="currency" office:currency="EUR" office:value="0" calcext:value-type="currency">
            <text:p>0,00 €</text:p>
          </table:table-cell>
          <table:table-cell table:style-name="ce53" table:formula="of:=[.O10]" office:value-type="currency" office:currency="EUR" office:value="0" calcext:value-type="currency">
            <text:p>0,00 €</text:p>
          </table:table-cell>
          <table:table-cell table:style-name="Default"/>
          <table:table-cell table:style-name="ce53" table:formula="of:=[.Q10]" office:value-type="currency" office:currency="EUR" office:value="1092" calcext:value-type="currency">
            <text:p>1 092,00 €</text:p>
          </table:table-cell>
          <table:table-cell table:style-name="ce53" table:formula="of:=[.R10]" office:value-type="currency" office:currency="EUR" office:value="-10" calcext:value-type="currency">
            <text:p>-10,00 €</text:p>
          </table:table-cell>
          <table:table-cell table:style-name="ce53" table:formula="of:=[.S10]" office:value-type="currency" office:currency="EUR" office:value="-0.833333333333333" calcext:value-type="currency">
            <text:p>-0,83 €</text:p>
          </table:table-cell>
          <table:table-cell table:style-name="ce53" table:formula="of:=[.T10]" office:value-type="currency" office:currency="EUR" office:value="0" calcext:value-type="currency">
            <text:p>0,00 €</text:p>
          </table:table-cell>
          <table:table-cell table:style-name="ce53" table:formula="of:=[.U10]" office:value-type="currency" office:currency="EUR" office:value="0" calcext:value-type="currency">
            <text:p>0,00 €</text:p>
          </table:table-cell>
          <table:table-cell table:style-name="ce53" table:formula="of:=[.V10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47" table:formula="of:=[.C11]" office:value-type="string" office:string-value="Conta 2" calcext:value-type="string">
            <text:p>Conta 2</text:p>
          </table:table-cell>
          <table:table-cell table:style-name="ce53" table:formula="of:=[.D11]" office:value-type="currency" office:currency="EUR" office:value="0" calcext:value-type="currency">
            <text:p>0,00 €</text:p>
          </table:table-cell>
          <table:table-cell table:style-name="ce53" table:formula="of:=[.E11]" office:value-type="currency" office:currency="EUR" office:value="0" calcext:value-type="currency">
            <text:p>0,00 €</text:p>
          </table:table-cell>
          <table:table-cell table:style-name="ce53" table:formula="of:=[.F11]" office:value-type="currency" office:currency="EUR" office:value="0" calcext:value-type="currency">
            <text:p>0,00 €</text:p>
          </table:table-cell>
          <table:table-cell table:style-name="ce53" table:formula="of:=[.G11]" office:value-type="currency" office:currency="EUR" office:value="0" calcext:value-type="currency">
            <text:p>0,00 €</text:p>
          </table:table-cell>
          <table:table-cell table:style-name="ce53" table:formula="of:=[.H11]" office:value-type="currency" office:currency="EUR" office:value="0" calcext:value-type="currency">
            <text:p>0,00 €</text:p>
          </table:table-cell>
          <table:table-cell table:style-name="ce53" table:formula="of:=[.I11]" office:value-type="currency" office:currency="EUR" office:value="0" calcext:value-type="currency">
            <text:p>0,00 €</text:p>
          </table:table-cell>
          <table:table-cell table:style-name="ce53" table:formula="of:=[.J11]" office:value-type="currency" office:currency="EUR" office:value="0" calcext:value-type="currency">
            <text:p>0,00 €</text:p>
          </table:table-cell>
          <table:table-cell table:style-name="ce53" table:formula="of:=[.K11]" office:value-type="currency" office:currency="EUR" office:value="0" calcext:value-type="currency">
            <text:p>0,00 €</text:p>
          </table:table-cell>
          <table:table-cell table:style-name="ce53" table:formula="of:=[.L11]" office:value-type="currency" office:currency="EUR" office:value="0" calcext:value-type="currency">
            <text:p>0,00 €</text:p>
          </table:table-cell>
          <table:table-cell table:style-name="ce53" table:formula="of:=[.M11]" office:value-type="currency" office:currency="EUR" office:value="0" calcext:value-type="currency">
            <text:p>0,00 €</text:p>
          </table:table-cell>
          <table:table-cell table:style-name="ce53" table:formula="of:=[.N11]" office:value-type="currency" office:currency="EUR" office:value="0" calcext:value-type="currency">
            <text:p>0,00 €</text:p>
          </table:table-cell>
          <table:table-cell table:style-name="ce53" table:formula="of:=[.O11]" office:value-type="currency" office:currency="EUR" office:value="0" calcext:value-type="currency">
            <text:p>0,00 €</text:p>
          </table:table-cell>
          <table:table-cell table:style-name="Default"/>
          <table:table-cell table:style-name="ce53" table:formula="of:=[.Q11]" office:value-type="currency" office:currency="EUR" office:value="51" calcext:value-type="currency">
            <text:p>51,00 €</text:p>
          </table:table-cell>
          <table:table-cell table:style-name="ce53" table:formula="of:=[.R11]" office:value-type="currency" office:currency="EUR" office:value="0" calcext:value-type="currency">
            <text:p>0,00 €</text:p>
          </table:table-cell>
          <table:table-cell table:style-name="ce53" table:formula="of:=[.S11]" office:value-type="currency" office:currency="EUR" office:value="0" calcext:value-type="currency">
            <text:p>0,00 €</text:p>
          </table:table-cell>
          <table:table-cell table:style-name="ce53" table:formula="of:=[.T11]" office:value-type="currency" office:currency="EUR" office:value="0" calcext:value-type="currency">
            <text:p>0,00 €</text:p>
          </table:table-cell>
          <table:table-cell table:style-name="ce53" table:formula="of:=[.U11]" office:value-type="currency" office:currency="EUR" office:value="0" calcext:value-type="currency">
            <text:p>0,00 €</text:p>
          </table:table-cell>
          <table:table-cell table:style-name="ce53" table:formula="of:=[.V11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47" table:formula="of:=[.C12]" office:value-type="string" office:string-value="Conta 3" calcext:value-type="string">
            <text:p>Conta 3</text:p>
          </table:table-cell>
          <table:table-cell table:style-name="ce53" table:formula="of:=[.D12]" office:value-type="currency" office:currency="EUR" office:value="60" calcext:value-type="currency">
            <text:p>60,00 €</text:p>
          </table:table-cell>
          <table:table-cell table:style-name="ce53" table:formula="of:=[.E12]" office:value-type="currency" office:currency="EUR" office:value="0" calcext:value-type="currency">
            <text:p>0,00 €</text:p>
          </table:table-cell>
          <table:table-cell table:style-name="ce53" table:formula="of:=[.F12]" office:value-type="currency" office:currency="EUR" office:value="0" calcext:value-type="currency">
            <text:p>0,00 €</text:p>
          </table:table-cell>
          <table:table-cell table:style-name="ce53" table:formula="of:=[.G12]" office:value-type="currency" office:currency="EUR" office:value="0" calcext:value-type="currency">
            <text:p>0,00 €</text:p>
          </table:table-cell>
          <table:table-cell table:style-name="ce53" table:formula="of:=[.H12]" office:value-type="currency" office:currency="EUR" office:value="0" calcext:value-type="currency">
            <text:p>0,00 €</text:p>
          </table:table-cell>
          <table:table-cell table:style-name="ce53" table:formula="of:=[.I12]" office:value-type="currency" office:currency="EUR" office:value="0" calcext:value-type="currency">
            <text:p>0,00 €</text:p>
          </table:table-cell>
          <table:table-cell table:style-name="ce53" table:formula="of:=[.J12]" office:value-type="currency" office:currency="EUR" office:value="0" calcext:value-type="currency">
            <text:p>0,00 €</text:p>
          </table:table-cell>
          <table:table-cell table:style-name="ce53" table:formula="of:=[.K12]" office:value-type="currency" office:currency="EUR" office:value="0" calcext:value-type="currency">
            <text:p>0,00 €</text:p>
          </table:table-cell>
          <table:table-cell table:style-name="ce53" table:formula="of:=[.L12]" office:value-type="currency" office:currency="EUR" office:value="0" calcext:value-type="currency">
            <text:p>0,00 €</text:p>
          </table:table-cell>
          <table:table-cell table:style-name="ce53" table:formula="of:=[.M12]" office:value-type="currency" office:currency="EUR" office:value="0" calcext:value-type="currency">
            <text:p>0,00 €</text:p>
          </table:table-cell>
          <table:table-cell table:style-name="ce53" table:formula="of:=[.N12]" office:value-type="currency" office:currency="EUR" office:value="0" calcext:value-type="currency">
            <text:p>0,00 €</text:p>
          </table:table-cell>
          <table:table-cell table:style-name="ce53" table:formula="of:=[.O12]" office:value-type="currency" office:currency="EUR" office:value="0" calcext:value-type="currency">
            <text:p>0,00 €</text:p>
          </table:table-cell>
          <table:table-cell table:style-name="Default"/>
          <table:table-cell table:style-name="ce53" table:formula="of:=[.Q12]" office:value-type="currency" office:currency="EUR" office:value="123" calcext:value-type="currency">
            <text:p>123,00 €</text:p>
          </table:table-cell>
          <table:table-cell table:style-name="ce53" table:formula="of:=[.R12]" office:value-type="currency" office:currency="EUR" office:value="60" calcext:value-type="currency">
            <text:p>60,00 €</text:p>
          </table:table-cell>
          <table:table-cell table:style-name="ce53" table:formula="of:=[.S12]" office:value-type="currency" office:currency="EUR" office:value="5" calcext:value-type="currency">
            <text:p>5,00 €</text:p>
          </table:table-cell>
          <table:table-cell table:style-name="ce53" table:formula="of:=[.T12]" office:value-type="currency" office:currency="EUR" office:value="60" calcext:value-type="currency">
            <text:p>60,00 €</text:p>
          </table:table-cell>
          <table:table-cell table:style-name="ce53" table:formula="of:=[.U12]" office:value-type="currency" office:currency="EUR" office:value="0" calcext:value-type="currency">
            <text:p>0,00 €</text:p>
          </table:table-cell>
          <table:table-cell table:style-name="ce53" table:formula="of:=[.V12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47" table:formula="of:=[.C13]" office:value-type="string" office:string-value="Conta 4" calcext:value-type="string">
            <text:p>Conta 4</text:p>
          </table:table-cell>
          <table:table-cell table:style-name="ce53" table:formula="of:=[.D13]" office:value-type="currency" office:currency="EUR" office:value="0" calcext:value-type="currency">
            <text:p>0,00 €</text:p>
          </table:table-cell>
          <table:table-cell table:style-name="ce53" table:formula="of:=[.E13]" office:value-type="currency" office:currency="EUR" office:value="0" calcext:value-type="currency">
            <text:p>0,00 €</text:p>
          </table:table-cell>
          <table:table-cell table:style-name="ce53" table:formula="of:=[.F13]" office:value-type="currency" office:currency="EUR" office:value="0" calcext:value-type="currency">
            <text:p>0,00 €</text:p>
          </table:table-cell>
          <table:table-cell table:style-name="ce53" table:formula="of:=[.G13]" office:value-type="currency" office:currency="EUR" office:value="0" calcext:value-type="currency">
            <text:p>0,00 €</text:p>
          </table:table-cell>
          <table:table-cell table:style-name="ce53" table:formula="of:=[.H13]" office:value-type="currency" office:currency="EUR" office:value="0" calcext:value-type="currency">
            <text:p>0,00 €</text:p>
          </table:table-cell>
          <table:table-cell table:style-name="ce53" table:formula="of:=[.I13]" office:value-type="currency" office:currency="EUR" office:value="0" calcext:value-type="currency">
            <text:p>0,00 €</text:p>
          </table:table-cell>
          <table:table-cell table:style-name="ce53" table:formula="of:=[.J13]" office:value-type="currency" office:currency="EUR" office:value="0" calcext:value-type="currency">
            <text:p>0,00 €</text:p>
          </table:table-cell>
          <table:table-cell table:style-name="ce53" table:formula="of:=[.K13]" office:value-type="currency" office:currency="EUR" office:value="0" calcext:value-type="currency">
            <text:p>0,00 €</text:p>
          </table:table-cell>
          <table:table-cell table:style-name="ce53" table:formula="of:=[.L13]" office:value-type="currency" office:currency="EUR" office:value="0" calcext:value-type="currency">
            <text:p>0,00 €</text:p>
          </table:table-cell>
          <table:table-cell table:style-name="ce53" table:formula="of:=[.M13]" office:value-type="currency" office:currency="EUR" office:value="0" calcext:value-type="currency">
            <text:p>0,00 €</text:p>
          </table:table-cell>
          <table:table-cell table:style-name="ce53" table:formula="of:=[.N13]" office:value-type="currency" office:currency="EUR" office:value="0" calcext:value-type="currency">
            <text:p>0,00 €</text:p>
          </table:table-cell>
          <table:table-cell table:style-name="ce53" table:formula="of:=[.O13]" office:value-type="currency" office:currency="EUR" office:value="0" calcext:value-type="currency">
            <text:p>0,00 €</text:p>
          </table:table-cell>
          <table:table-cell table:style-name="Default"/>
          <table:table-cell table:style-name="ce53" table:formula="of:=[.Q13]" office:value-type="currency" office:currency="EUR" office:value="9998" calcext:value-type="currency">
            <text:p>9 998,00 €</text:p>
          </table:table-cell>
          <table:table-cell table:style-name="ce53" table:formula="of:=[.R13]" office:value-type="currency" office:currency="EUR" office:value="0" calcext:value-type="currency">
            <text:p>0,00 €</text:p>
          </table:table-cell>
          <table:table-cell table:style-name="ce53" table:formula="of:=[.S13]" office:value-type="currency" office:currency="EUR" office:value="0" calcext:value-type="currency">
            <text:p>0,00 €</text:p>
          </table:table-cell>
          <table:table-cell table:style-name="ce53" table:formula="of:=[.T13]" office:value-type="currency" office:currency="EUR" office:value="0" calcext:value-type="currency">
            <text:p>0,00 €</text:p>
          </table:table-cell>
          <table:table-cell table:style-name="ce53" table:formula="of:=[.U13]" office:value-type="currency" office:currency="EUR" office:value="0" calcext:value-type="currency">
            <text:p>0,00 €</text:p>
          </table:table-cell>
          <table:table-cell table:style-name="ce53" table:formula="of:=[.V13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47" table:formula="of:=[.C14]" office:value-type="string" office:string-value="Conta 5" calcext:value-type="string">
            <text:p>Conta 5</text:p>
          </table:table-cell>
          <table:table-cell table:style-name="ce53" table:formula="of:=[.D14]" office:value-type="currency" office:currency="EUR" office:value="0" calcext:value-type="currency">
            <text:p>0,00 €</text:p>
          </table:table-cell>
          <table:table-cell table:style-name="ce53" table:formula="of:=[.E14]" office:value-type="currency" office:currency="EUR" office:value="0" calcext:value-type="currency">
            <text:p>0,00 €</text:p>
          </table:table-cell>
          <table:table-cell table:style-name="ce53" table:formula="of:=[.F14]" office:value-type="currency" office:currency="EUR" office:value="0" calcext:value-type="currency">
            <text:p>0,00 €</text:p>
          </table:table-cell>
          <table:table-cell table:style-name="ce53" table:formula="of:=[.G14]" office:value-type="currency" office:currency="EUR" office:value="0" calcext:value-type="currency">
            <text:p>0,00 €</text:p>
          </table:table-cell>
          <table:table-cell table:style-name="ce53" table:formula="of:=[.H14]" office:value-type="currency" office:currency="EUR" office:value="0" calcext:value-type="currency">
            <text:p>0,00 €</text:p>
          </table:table-cell>
          <table:table-cell table:style-name="ce53" table:formula="of:=[.I14]" office:value-type="currency" office:currency="EUR" office:value="0" calcext:value-type="currency">
            <text:p>0,00 €</text:p>
          </table:table-cell>
          <table:table-cell table:style-name="ce53" table:formula="of:=[.J14]" office:value-type="currency" office:currency="EUR" office:value="0" calcext:value-type="currency">
            <text:p>0,00 €</text:p>
          </table:table-cell>
          <table:table-cell table:style-name="ce53" table:formula="of:=[.K14]" office:value-type="currency" office:currency="EUR" office:value="0" calcext:value-type="currency">
            <text:p>0,00 €</text:p>
          </table:table-cell>
          <table:table-cell table:style-name="ce53" table:formula="of:=[.L14]" office:value-type="currency" office:currency="EUR" office:value="0" calcext:value-type="currency">
            <text:p>0,00 €</text:p>
          </table:table-cell>
          <table:table-cell table:style-name="ce53" table:formula="of:=[.M14]" office:value-type="currency" office:currency="EUR" office:value="0" calcext:value-type="currency">
            <text:p>0,00 €</text:p>
          </table:table-cell>
          <table:table-cell table:style-name="ce53" table:formula="of:=[.N14]" office:value-type="currency" office:currency="EUR" office:value="0" calcext:value-type="currency">
            <text:p>0,00 €</text:p>
          </table:table-cell>
          <table:table-cell table:style-name="ce53" table:formula="of:=[.O14]" office:value-type="currency" office:currency="EUR" office:value="0" calcext:value-type="currency">
            <text:p>0,00 €</text:p>
          </table:table-cell>
          <table:table-cell table:style-name="Default"/>
          <table:table-cell table:style-name="ce53" table:formula="of:=[.Q14]" office:value-type="currency" office:currency="EUR" office:value="40" calcext:value-type="currency">
            <text:p>40,00 €</text:p>
          </table:table-cell>
          <table:table-cell table:style-name="ce53" table:formula="of:=[.R14]" office:value-type="currency" office:currency="EUR" office:value="0" calcext:value-type="currency">
            <text:p>0,00 €</text:p>
          </table:table-cell>
          <table:table-cell table:style-name="ce53" table:formula="of:=[.S14]" office:value-type="currency" office:currency="EUR" office:value="0" calcext:value-type="currency">
            <text:p>0,00 €</text:p>
          </table:table-cell>
          <table:table-cell table:style-name="ce53" table:formula="of:=[.T14]" office:value-type="currency" office:currency="EUR" office:value="0" calcext:value-type="currency">
            <text:p>0,00 €</text:p>
          </table:table-cell>
          <table:table-cell table:style-name="ce53" table:formula="of:=[.U14]" office:value-type="currency" office:currency="EUR" office:value="0" calcext:value-type="currency">
            <text:p>0,00 €</text:p>
          </table:table-cell>
          <table:table-cell table:style-name="ce53" table:formula="of:=[.V14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/>
          <table:table-cell table:style-name="ce47" table:formula="of:=[.C15]" office:value-type="string" office:string-value="Conta 6" calcext:value-type="string">
            <text:p>Conta 6</text:p>
          </table:table-cell>
          <table:table-cell table:style-name="ce53" table:formula="of:=[.D15]" office:value-type="currency" office:currency="EUR" office:value="0" calcext:value-type="currency">
            <text:p>0,00 €</text:p>
          </table:table-cell>
          <table:table-cell table:style-name="ce53" table:formula="of:=[.E15]" office:value-type="currency" office:currency="EUR" office:value="0" calcext:value-type="currency">
            <text:p>0,00 €</text:p>
          </table:table-cell>
          <table:table-cell table:style-name="ce53" table:formula="of:=[.F15]" office:value-type="currency" office:currency="EUR" office:value="0" calcext:value-type="currency">
            <text:p>0,00 €</text:p>
          </table:table-cell>
          <table:table-cell table:style-name="ce53" table:formula="of:=[.G15]" office:value-type="currency" office:currency="EUR" office:value="0" calcext:value-type="currency">
            <text:p>0,00 €</text:p>
          </table:table-cell>
          <table:table-cell table:style-name="ce53" table:formula="of:=[.H15]" office:value-type="currency" office:currency="EUR" office:value="0" calcext:value-type="currency">
            <text:p>0,00 €</text:p>
          </table:table-cell>
          <table:table-cell table:style-name="ce53" table:formula="of:=[.I15]" office:value-type="currency" office:currency="EUR" office:value="0" calcext:value-type="currency">
            <text:p>0,00 €</text:p>
          </table:table-cell>
          <table:table-cell table:style-name="ce53" table:formula="of:=[.J15]" office:value-type="currency" office:currency="EUR" office:value="0" calcext:value-type="currency">
            <text:p>0,00 €</text:p>
          </table:table-cell>
          <table:table-cell table:style-name="ce53" table:formula="of:=[.K15]" office:value-type="currency" office:currency="EUR" office:value="0" calcext:value-type="currency">
            <text:p>0,00 €</text:p>
          </table:table-cell>
          <table:table-cell table:style-name="ce53" table:formula="of:=[.L15]" office:value-type="currency" office:currency="EUR" office:value="0" calcext:value-type="currency">
            <text:p>0,00 €</text:p>
          </table:table-cell>
          <table:table-cell table:style-name="ce53" table:formula="of:=[.M15]" office:value-type="currency" office:currency="EUR" office:value="0" calcext:value-type="currency">
            <text:p>0,00 €</text:p>
          </table:table-cell>
          <table:table-cell table:style-name="ce53" table:formula="of:=[.N15]" office:value-type="currency" office:currency="EUR" office:value="0" calcext:value-type="currency">
            <text:p>0,00 €</text:p>
          </table:table-cell>
          <table:table-cell table:style-name="ce53" table:formula="of:=[.O15]" office:value-type="currency" office:currency="EUR" office:value="0" calcext:value-type="currency">
            <text:p>0,00 €</text:p>
          </table:table-cell>
          <table:table-cell table:style-name="Default"/>
          <table:table-cell table:style-name="ce53" table:formula="of:=[.Q15]" office:value-type="currency" office:currency="EUR" office:value="0" calcext:value-type="currency">
            <text:p>0,00 €</text:p>
          </table:table-cell>
          <table:table-cell table:style-name="ce53" table:formula="of:=[.R15]" office:value-type="currency" office:currency="EUR" office:value="0" calcext:value-type="currency">
            <text:p>0,00 €</text:p>
          </table:table-cell>
          <table:table-cell table:style-name="ce53" table:formula="of:=[.S15]" office:value-type="currency" office:currency="EUR" office:value="0" calcext:value-type="currency">
            <text:p>0,00 €</text:p>
          </table:table-cell>
          <table:table-cell table:style-name="ce53" table:formula="of:=[.T15]" office:value-type="currency" office:currency="EUR" office:value="0" calcext:value-type="currency">
            <text:p>0,00 €</text:p>
          </table:table-cell>
          <table:table-cell table:style-name="ce53" table:formula="of:=[.U15]" office:value-type="currency" office:currency="EUR" office:value="0" calcext:value-type="currency">
            <text:p>0,00 €</text:p>
          </table:table-cell>
          <table:table-cell table:style-name="ce53" table:formula="of:=[.V15]" office:value-type="string" office:string-value="Nop" calcext:value-type="string">
            <text:p>Nop</text:p>
          </table:table-cell>
          <table:table-cell table:number-columns-repeated="4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table:table-row table:style-name="ro5">
          <table:table-cell office:value-type="float" office:value="2021" calcext:value-type="float">
            <text:p>2021</text:p>
          </table:table-cell>
          <table:table-cell table:style-name="Default" table:number-columns-repeated="25"/>
        </table:table-row>
        <calcext:conditional-formats>
          <calcext:conditional-format calcext:target-range-address="Estatisticas.Q10:Estatisticas.V15 Estatisticas.D10:Estatisticas.O15 Estatisticas.D37:Estatisticas.O42 Estatisticas.Q37:Estatisticas.V42">
            <calcext:condition calcext:apply-style-name="Bad" calcext:value="&lt;0" calcext:base-cell-address="Estatisticas.D9"/>
            <calcext:condition calcext:apply-style-name="Note" calcext:value="=0" calcext:base-cell-address="Estatisticas.D9"/>
            <calcext:condition calcext:apply-style-name="Good" calcext:value="&gt;0" calcext:base-cell-address="Estatisticas.D9"/>
          </calcext:conditional-format>
        </calcext:conditional-formats>
      </table:table>
      <table:table table:name="Lista de Compras" table:style-name="ta1">
        <table:table-column table:style-name="co15" table:default-cell-style-name="Default"/>
        <table:table-column table:style-name="co16" table:default-cell-style-name="ce60"/>
        <table:table-column table:style-name="co17" table:default-cell-style-name="ce60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style-name="ce1"/>
          <table:table-cell table:style-name="ce39" table:number-columns-repeated="2"/>
          <table:table-cell table:style-name="ce1" table:number-columns-repeated="18"/>
        </table:table-row>
        <table:table-row table:style-name="ro18">
          <table:table-cell table:style-name="ce1"/>
          <table:table-cell table:style-name="ce40" office:value-type="string" calcext:value-type="string">
            <text:p>Lista</text:p>
          </table:table-cell>
          <table:table-cell table:style-name="ce40" office:value-type="string" calcext:value-type="string">
            <text:p>Nome</text:p>
          </table:table-cell>
          <table:table-cell table:style-name="ce40" office:value-type="string" calcext:value-type="string">
            <text:p>Descrição</text:p>
          </table:table-cell>
          <table:table-cell table:style-name="ce40" office:value-type="string" calcext:value-type="string">
            <text:p>Objetivo</text:p>
          </table:table-cell>
          <table:table-cell table:style-name="ce40" office:value-type="string" calcext:value-type="string">
            <text:p>Conta</text:p>
          </table:table-cell>
          <table:table-cell table:style-name="ce40" office:value-type="string" calcext:value-type="string">
            <text:p>Preço</text:p>
          </table:table-cell>
          <table:table-cell table:style-name="ce40" office:value-type="string" calcext:value-type="string">
            <text:p>Estado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" calcext:value-type="float">
            <text:p>1</text:p>
          </table:table-cell>
          <table:table-cell table:style-name="ce63" office:value-type="string" calcext:value-type="string">
            <text:p>Objeto 1</text:p>
          </table:table-cell>
          <table:table-cell table:style-name="ce81"/>
          <table:table-cell table:style-name="ce81" office:value-type="string" calcext:value-type="string">
            <text:p>Animações</text:p>
          </table:table-cell>
          <table:table-cell table:style-name="ce81" office:value-type="string" calcext:value-type="string">
            <text:p>PC</text:p>
          </table:table-cell>
          <table:table-cell table:style-name="ce81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2" calcext:value-type="float">
            <text:p>2</text:p>
          </table:table-cell>
          <table:table-cell table:style-name="ce63" office:value-type="string" calcext:value-type="string">
            <text:p>Objeto 2</text:p>
          </table:table-cell>
          <table:table-cell table:style-name="ce81"/>
          <table:table-cell table:style-name="ce81" office:value-type="string" calcext:value-type="string">
            <text:p>Animações</text:p>
          </table:table-cell>
          <table:table-cell table:style-name="ce81" office:value-type="string" calcext:value-type="string">
            <text:p>Pc</text:p>
          </table:table-cell>
          <table:table-cell table:style-name="ce81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3" calcext:value-type="float">
            <text:p>3</text:p>
          </table:table-cell>
          <table:table-cell table:style-name="ce63" office:value-type="string" calcext:value-type="string">
            <text:p>Objeto 3</text:p>
          </table:table-cell>
          <table:table-cell table:style-name="ce81"/>
          <table:table-cell table:style-name="ce81" office:value-type="string" calcext:value-type="string">
            <text:p>Servidor</text:p>
          </table:table-cell>
          <table:table-cell table:style-name="ce81" office:value-type="string" calcext:value-type="string">
            <text:p>Pc</text:p>
          </table:table-cell>
          <table:table-cell table:style-name="ce81"/>
          <table:table-cell table:style-name="ce81" office:value-type="string" calcext:value-type="string">
            <text:p>False</text:p>
          </table:table-cell>
          <table:table-cell table:style-name="ce1" table:number-columns-repeated="13"/>
        </table:table-row>
        <table:table-row table:style-name="ro18">
          <table:table-cell table:style-name="ce1"/>
          <table:table-cell table:style-name="ce42" office:value-type="float" office:value="4" calcext:value-type="float">
            <text:p>4</text:p>
          </table:table-cell>
          <table:table-cell table:style-name="ce63" office:value-type="string" calcext:value-type="string">
            <text:p>Objeto 4</text:p>
          </table:table-cell>
          <table:table-cell table:style-name="ce81"/>
          <table:table-cell table:style-name="ce81" office:value-type="string" calcext:value-type="string">
            <text:p>Computado</text:p>
          </table:table-cell>
          <table:table-cell table:style-name="ce81" office:value-type="string" calcext:value-type="string">
            <text:p>Pc</text:p>
          </table:table-cell>
          <table:table-cell table:style-name="ce81"/>
          <table:table-cell table:style-name="ce81" office:value-type="string" calcext:value-type="string">
            <text:p>False</text:p>
          </table:table-cell>
          <table:table-cell table:style-name="ce1" table:number-columns-repeated="13"/>
        </table:table-row>
        <table:table-row table:style-name="ro18">
          <table:table-cell table:style-name="ce1"/>
          <table:table-cell table:style-name="ce42" office:value-type="float" office:value="5" calcext:value-type="float">
            <text:p>5</text:p>
          </table:table-cell>
          <table:table-cell table:style-name="ce63" office:value-type="string" calcext:value-type="string">
            <text:p>Objeto 5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6" calcext:value-type="float">
            <text:p>6</text:p>
          </table:table-cell>
          <table:table-cell table:style-name="ce63" office:value-type="string" calcext:value-type="string">
            <text:p>Objeto 6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7" calcext:value-type="float">
            <text:p>7</text:p>
          </table:table-cell>
          <table:table-cell table:style-name="ce63" office:value-type="string" calcext:value-type="string">
            <text:p>Objeto 7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8" calcext:value-type="float">
            <text:p>8</text:p>
          </table:table-cell>
          <table:table-cell table:style-name="ce63" office:value-type="string" calcext:value-type="string">
            <text:p>Objeto 8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9" calcext:value-type="float">
            <text:p>9</text:p>
          </table:table-cell>
          <table:table-cell table:style-name="ce63" office:value-type="string" calcext:value-type="string">
            <text:p>Objeto 9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0" calcext:value-type="float">
            <text:p>10</text:p>
          </table:table-cell>
          <table:table-cell table:style-name="ce63" office:value-type="string" calcext:value-type="string">
            <text:p>Objeto 10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1" calcext:value-type="float">
            <text:p>11</text:p>
          </table:table-cell>
          <table:table-cell table:style-name="ce63" office:value-type="string" calcext:value-type="string">
            <text:p>Objeto 11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2" calcext:value-type="float">
            <text:p>12</text:p>
          </table:table-cell>
          <table:table-cell table:style-name="ce63" office:value-type="string" calcext:value-type="string">
            <text:p>Objeto 12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3" calcext:value-type="float">
            <text:p>13</text:p>
          </table:table-cell>
          <table:table-cell table:style-name="ce63" office:value-type="string" calcext:value-type="string">
            <text:p>Objeto 13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4" calcext:value-type="float">
            <text:p>14</text:p>
          </table:table-cell>
          <table:table-cell table:style-name="ce63" office:value-type="string" calcext:value-type="string">
            <text:p>Objeto 14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5" calcext:value-type="float">
            <text:p>15</text:p>
          </table:table-cell>
          <table:table-cell table:style-name="ce63" office:value-type="string" calcext:value-type="string">
            <text:p>Objeto 15</text:p>
          </table:table-cell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6" calcext:value-type="float">
            <text:p>16</text:p>
          </table:table-cell>
          <table:table-cell table:style-name="ce80"/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7" calcext:value-type="float">
            <text:p>17</text:p>
          </table:table-cell>
          <table:table-cell table:style-name="ce80"/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8" calcext:value-type="float">
            <text:p>18</text:p>
          </table:table-cell>
          <table:table-cell table:style-name="ce80"/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/>
          <table:table-cell table:number-columns-repeated="10"/>
          <table:table-cell table:style-name="ce1" table:number-columns-repeated="2"/>
        </table:table-row>
        <table:table-row table:style-name="ro18">
          <table:table-cell table:style-name="ce1"/>
          <table:table-cell table:style-name="ce42" office:value-type="float" office:value="19" calcext:value-type="float">
            <text:p>19</text:p>
          </table:table-cell>
          <table:table-cell table:style-name="ce80"/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 table:number-columns-repeated="13"/>
        </table:table-row>
        <table:table-row table:style-name="ro18">
          <table:table-cell table:style-name="ce1"/>
          <table:table-cell table:style-name="ce42" office:value-type="float" office:value="20" calcext:value-type="float">
            <text:p>20</text:p>
          </table:table-cell>
          <table:table-cell table:style-name="ce80"/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 table:number-columns-repeated="13"/>
        </table:table-row>
        <table:table-row table:style-name="ro18">
          <table:table-cell table:style-name="ce1"/>
          <table:table-cell table:style-name="ce42" office:value-type="float" office:value="21" calcext:value-type="float">
            <text:p>21</text:p>
          </table:table-cell>
          <table:table-cell table:style-name="ce80"/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 table:number-columns-repeated="13"/>
        </table:table-row>
        <table:table-row table:style-name="ro18">
          <table:table-cell table:style-name="ce1"/>
          <table:table-cell table:style-name="ce42" office:value-type="float" office:value="22" calcext:value-type="float">
            <text:p>22</text:p>
          </table:table-cell>
          <table:table-cell table:style-name="ce80"/>
          <table:table-cell table:style-name="ce81" table:number-columns-repeated="4"/>
          <table:table-cell table:style-name="ce81" office:value-type="string" calcext:value-type="string">
            <text:p>False</text:p>
          </table:table-cell>
          <table:table-cell table:style-name="ce1" table:number-columns-repeated="13"/>
        </table:table-row>
        <table:table-row table:style-name="ro1" table:number-rows-repeated="3">
          <table:table-cell table:style-name="ce1"/>
          <table:table-cell table:style-name="ce39" table:number-columns-repeated="2"/>
          <table:table-cell table:style-name="ce1" table:number-columns-repeated="18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nsolas" svg:font-family="Consolas" style:font-family-generic="swiss" style:font-pitch="fixed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nome1" style:display-name="Sem nome1" style:family="table-cell" style:parent-style-name="Default">
      <style:table-cell-properties fo:background-color="#ff4000"/>
    </style:style>
    <style:style style:name="Sem_20_nome2" style:display-name="Sem nome2" style:family="table-cell" style:parent-style-name="Default">
      <style:table-cell-properties fo:background-color="#ffff00"/>
    </style:style>
    <style:style style:name="Sem_20_nome3" style:display-name="Sem nome3" style:family="table-cell" style:parent-style-name="Default">
      <style:table-cell-properties fo:background-color="#81d41a"/>
    </style:style>
    <style:style style:name="Sem_20_nome4" style:display-name="Sem nome4" style:family="table-cell" style:parent-style-name="Default">
      <style:table-cell-properties fo:background-color="#81d41a" style:diagonal-bl-tr="none" style:diagonal-tl-br="none"/>
    </style:style>
    <style:style style:name="Negativo" style:family="table-cell" style:parent-style-name="Default">
      <style:table-cell-properties fo:background-color="#ff0000"/>
    </style:style>
    <style:style style:name="NegativoAL" style:family="table-cell" style:parent-style-name="Default">
      <style:table-cell-properties fo:background-color="#ff0000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-00-0000</text:date>, <text:time style:data-style-name="N2" text:time-value="16:00:29.1381005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21:22:14.648430611</meta:creation-date>
    <dc:date>2020-06-03T16:00:43.069812786</dc:date>
    <meta:editing-duration>PT9H44M6S</meta:editing-duration>
    <meta:editing-cycles>103</meta:editing-cycles>
    <meta:generator>LibreOffice/6.4.3.2$MacOSX_X86_64 LibreOffice_project/747b5d0ebf89f41c860ec2a39efd7cb15b54f2d8</meta:generator>
    <dc:creator>Flávio Silva</dc:creator>
    <meta:document-statistic meta:table-count="3" meta:cell-count="3841" meta:object-count="16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2cm" svg:height="9.294cm" xlink:href=".." xlink:type="simple" chart:class="chart:line" chart:style-name="ch1">
        <chart:title svg:x="7.385cm" svg:y="0.32cm" chart:style-name="ch2">
          <text:p>Conta 1</text:p>
        </chart:title>
        <chart:plot-area chart:style-name="ch3" table:cell-range-address="'2020'.D178:'2020'.O178 '2020'.C180:'2020'.O180" chart:data-source-has-labels="both" svg:x="0.331cm" svg:y="1.29cm" svg:width="15.89cm" svg:height="7.819cm">
          <chartooo:coordinate-region svg:x="1.991cm" svg:y="1.39cm" svg:width="13.93cm" svg:height="7.055cm"/>
          <chart:axis chart:dimension="x" chart:name="primary-x" chart:style-name="ch4" chartooo:axis-type="auto">
            <chartooo:date-scale/>
            <chart:categories table:cell-range-address="'2020'.D178:'2020'.O1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'.D180:'2020'.O180" chart:label-cell-address="'2020'.C180:'2020'.C180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O178</svg:desc>
                </draw:g>
              </table:table-cell>
              <table:table-cell office:value-type="string">
                <text:p>fevereiro</text:p>
              </table:table-cell>
              <table:table-cell office:value-type="string">
                <text:p>março</text:p>
              </table:table-cell>
              <table:table-cell office:value-type="string">
                <text:p>abril</text:p>
              </table:table-cell>
              <table:table-cell office:value-type="string">
                <text:p>maio</text:p>
              </table:table-cell>
              <table:table-cell office:value-type="string">
                <text:p>junho</text:p>
              </table:table-cell>
              <table:table-cell office:value-type="string">
                <text:p>julho</text:p>
              </table:table-cell>
              <table:table-cell office:value-type="string">
                <text:p>agosto</text:p>
              </table:table-cell>
              <table:table-cell office:value-type="string">
                <text:p>setembro</text:p>
              </table:table-cell>
              <table:table-cell office:value-type="string">
                <text:p>outubro</text:p>
              </table:table-cell>
              <table:table-cell office:value-type="string">
                <text:p>novembro</text:p>
              </table:table-cell>
              <table:table-cell office:value-type="string">
                <text:p>dezembro</text:p>
              </table:table-cell>
            </table:table-row>
          </table:table-header-rows>
          <table:table-rows>
            <table:table-row>
              <table:table-cell office:value-type="string">
                <text:p>Conta 1</text:p>
                <draw:g>
                  <svg:desc>'2020'.C180:'2020'.C180</svg:desc>
                </draw:g>
              </table:table-cell>
              <table:table-cell office:value-type="float" office:value="1000">
                <text:p>1000</text:p>
                <draw:g>
                  <svg:desc>'2020'.D180:'2020'.O18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010" number:language="pt" number:country="PT">
      <number:number number:decimal-places="0" loext:min-decimal-places="0" number:min-integer-digits="1"/>
      <number:text>%</number:text>
    </number:percentage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12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2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012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1012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1012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1012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1012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1012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1012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1012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9.183cm" svg:height="22cm" xlink:href=".." xlink:type="simple" chart:class="chart:bar" chart:style-name="ch1">
        <chart:title svg:x="17.672cm" svg:y="0.575cm" chart:style-name="ch2">
          <text:p>Poupança Mensal</text:p>
        </chart:title>
        <chart:legend chart:legend-position="end" svg:x="36.927cm" svg:y="7.986cm" style:legend-expansion="high" chart:style-name="ch3"/>
        <chart:plot-area chart:style-name="ch4" table:cell-range-address="'2020'.C179:'2020'.O185 '2020'.D178:'2020'.O178" chart:data-source-has-labels="both" svg:x="0.783cm" svg:y="1.8cm" svg:width="35.361cm" svg:height="19.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4cm" svg:y="1.8cm" svg:width="33.883cm" svg:height="19.1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2020'.C179:'2020'.C18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z" chart:name="primary-z" chart:style-name="ch8"/>
          <chart:series chart:style-name="ch9" chart:values-cell-range-address="'2020'.D179:'2020'.D185" chart:label-cell-address="'2020'.D178:'2020'.D178" chart:class="chart:bar">
            <chart:data-point chart:repeated="7"/>
          </chart:series>
          <chart:series chart:style-name="ch10" chart:values-cell-range-address="'2020'.E179:'2020'.E185" chart:label-cell-address="'2020'.E178:'2020'.E178" chart:class="chart:bar">
            <chart:data-point chart:repeated="7"/>
          </chart:series>
          <chart:series chart:style-name="ch11" chart:values-cell-range-address="'2020'.F179:'2020'.F185" chart:label-cell-address="'2020'.F178:'2020'.F178" chart:class="chart:bar">
            <chart:data-point chart:repeated="7"/>
          </chart:series>
          <chart:series chart:style-name="ch12" chart:values-cell-range-address="'2020'.G179:'2020'.G185" chart:label-cell-address="'2020'.G178:'2020'.G178" chart:class="chart:bar">
            <chart:data-point chart:repeated="7"/>
          </chart:series>
          <chart:series chart:style-name="ch13" chart:values-cell-range-address="'2020'.H179:'2020'.H185" chart:label-cell-address="'2020'.H178:'2020'.H178" chart:class="chart:bar">
            <chart:data-point chart:repeated="7"/>
          </chart:series>
          <chart:series chart:style-name="ch14" chart:values-cell-range-address="'2020'.I179:'2020'.I185" chart:label-cell-address="'2020'.I178:'2020'.I178" chart:class="chart:bar">
            <chart:data-point chart:repeated="7"/>
          </chart:series>
          <chart:series chart:style-name="ch15" chart:values-cell-range-address="'2020'.J179:'2020'.J185" chart:label-cell-address="'2020'.J178:'2020'.J178" chart:class="chart:bar">
            <chart:data-point chart:repeated="7"/>
          </chart:series>
          <chart:series chart:style-name="ch16" chart:values-cell-range-address="'2020'.K179:'2020'.K185" chart:label-cell-address="'2020'.K178:'2020'.K178" chart:class="chart:bar">
            <chart:data-point chart:repeated="7"/>
          </chart:series>
          <chart:series chart:style-name="ch17" chart:values-cell-range-address="'2020'.L179:'2020'.L185" chart:label-cell-address="'2020'.L178:'2020'.L178" chart:class="chart:bar">
            <chart:data-point chart:repeated="7"/>
          </chart:series>
          <chart:series chart:style-name="ch18" chart:values-cell-range-address="'2020'.M179:'2020'.M185" chart:label-cell-address="'2020'.M178:'2020'.M178" chart:class="chart:bar">
            <chart:data-point chart:repeated="7"/>
          </chart:series>
          <chart:series chart:style-name="ch19" chart:values-cell-range-address="'2020'.N179:'2020'.N185" chart:label-cell-address="'2020'.N178:'2020'.N178" chart:class="chart:bar">
            <chart:data-point chart:repeated="7"/>
          </chart:series>
          <chart:series chart:style-name="ch20" chart:values-cell-range-address="'2020'.O179:'2020'.O185" chart:label-cell-address="'2020'.O178:'2020'.O178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D178</svg:desc>
                </draw:g>
              </table:table-cell>
              <table:table-cell office:value-type="string">
                <text:p>fevereiro</text:p>
                <draw:g>
                  <svg:desc>'2020'.E178:'2020'.E178</svg:desc>
                </draw:g>
              </table:table-cell>
              <table:table-cell office:value-type="string">
                <text:p>março</text:p>
                <draw:g>
                  <svg:desc>'2020'.F178:'2020'.F178</svg:desc>
                </draw:g>
              </table:table-cell>
              <table:table-cell office:value-type="string">
                <text:p>abril</text:p>
                <draw:g>
                  <svg:desc>'2020'.G178:'2020'.G178</svg:desc>
                </draw:g>
              </table:table-cell>
              <table:table-cell office:value-type="string">
                <text:p>maio</text:p>
                <draw:g>
                  <svg:desc>'2020'.H178:'2020'.H178</svg:desc>
                </draw:g>
              </table:table-cell>
              <table:table-cell office:value-type="string">
                <text:p>junho</text:p>
                <draw:g>
                  <svg:desc>'2020'.I178:'2020'.I178</svg:desc>
                </draw:g>
              </table:table-cell>
              <table:table-cell office:value-type="string">
                <text:p>julho</text:p>
                <draw:g>
                  <svg:desc>'2020'.J178:'2020'.J178</svg:desc>
                </draw:g>
              </table:table-cell>
              <table:table-cell office:value-type="string">
                <text:p>agosto</text:p>
                <draw:g>
                  <svg:desc>'2020'.K178:'2020'.K178</svg:desc>
                </draw:g>
              </table:table-cell>
              <table:table-cell office:value-type="string">
                <text:p>setembro</text:p>
                <draw:g>
                  <svg:desc>'2020'.L178:'2020'.L178</svg:desc>
                </draw:g>
              </table:table-cell>
              <table:table-cell office:value-type="string">
                <text:p>outubro</text:p>
                <draw:g>
                  <svg:desc>'2020'.M178:'2020'.M178</svg:desc>
                </draw:g>
              </table:table-cell>
              <table:table-cell office:value-type="string">
                <text:p>novembro</text:p>
                <draw:g>
                  <svg:desc>'2020'.N178:'2020'.N178</svg:desc>
                </draw:g>
              </table:table-cell>
              <table:table-cell office:value-type="string">
                <text:p>dezembro</text:p>
                <draw:g>
                  <svg:desc>'2020'.O178:'2020'.O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2020'.C179:'2020'.C185</svg:desc>
                </draw:g>
              </table:table-cell>
              <table:table-cell office:value-type="float" office:value="NaN">
                <text:p>NaN</text:p>
                <draw:g>
                  <svg:desc>'2020'.D179:'2020'.D185</svg:desc>
                </draw:g>
              </table:table-cell>
              <table:table-cell office:value-type="float" office:value="NaN">
                <text:p>NaN</text:p>
                <draw:g>
                  <svg:desc>'2020'.E179:'2020'.E185</svg:desc>
                </draw:g>
              </table:table-cell>
              <table:table-cell office:value-type="float" office:value="NaN">
                <text:p>NaN</text:p>
                <draw:g>
                  <svg:desc>'2020'.F179:'2020'.F185</svg:desc>
                </draw:g>
              </table:table-cell>
              <table:table-cell office:value-type="float" office:value="NaN">
                <text:p>NaN</text:p>
                <draw:g>
                  <svg:desc>'2020'.G179:'2020'.G185</svg:desc>
                </draw:g>
              </table:table-cell>
              <table:table-cell office:value-type="float" office:value="NaN">
                <text:p>NaN</text:p>
                <draw:g>
                  <svg:desc>'2020'.H179:'2020'.H185</svg:desc>
                </draw:g>
              </table:table-cell>
              <table:table-cell office:value-type="float" office:value="NaN">
                <text:p>NaN</text:p>
                <draw:g>
                  <svg:desc>'2020'.I179:'2020'.I185</svg:desc>
                </draw:g>
              </table:table-cell>
              <table:table-cell office:value-type="float" office:value="NaN">
                <text:p>NaN</text:p>
                <draw:g>
                  <svg:desc>'2020'.J179:'2020'.J185</svg:desc>
                </draw:g>
              </table:table-cell>
              <table:table-cell office:value-type="float" office:value="NaN">
                <text:p>NaN</text:p>
                <draw:g>
                  <svg:desc>'2020'.K179:'2020'.K185</svg:desc>
                </draw:g>
              </table:table-cell>
              <table:table-cell office:value-type="float" office:value="NaN">
                <text:p>NaN</text:p>
                <draw:g>
                  <svg:desc>'2020'.L179:'2020'.L185</svg:desc>
                </draw:g>
              </table:table-cell>
              <table:table-cell office:value-type="float" office:value="NaN">
                <text:p>NaN</text:p>
                <draw:g>
                  <svg:desc>'2020'.M179:'2020'.M185</svg:desc>
                </draw:g>
              </table:table-cell>
              <table:table-cell office:value-type="float" office:value="NaN">
                <text:p>NaN</text:p>
                <draw:g>
                  <svg:desc>'2020'.N179:'2020'.N185</svg:desc>
                </draw:g>
              </table:table-cell>
              <table:table-cell office:value-type="float" office:value="NaN">
                <text:p>NaN</text:p>
                <draw:g>
                  <svg:desc>'2020'.O179:'2020'.O185</svg:desc>
                </draw:g>
              </table:table-cell>
            </table:table-row>
            <table:table-row>
              <table:table-cell office:value-type="string">
                <text:p>Conta 1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-30">
                <text:p>-30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12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12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12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12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12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9.44cm" svg:height="22.145cm" xlink:href=".." xlink:type="simple" chart:class="chart:line" chart:style-name="ch1">
        <chart:legend chart:legend-position="end" svg:x="36.595cm" svg:y="8.058cm" style:legend-expansion="high" chart:style-name="ch2"/>
        <chart:plot-area chart:style-name="ch3" table:cell-range-address="'2020'.C179:'2020'.O185 '2020'.D178:'2020'.O178" chart:data-source-has-labels="both" svg:x="0.788cm" svg:y="0.442cm" svg:width="35.019cm" svg:height="21.261cm">
          <chartooo:coordinate-region svg:x="2.448cm" svg:y="0.639cm" svg:width="32.607cm" svg:height="20.867cm"/>
          <chart:axis chart:dimension="x" chart:name="primary-x" chart:style-name="ch4" chartooo:axis-type="auto">
            <chartooo:date-scale/>
            <chart:categories table:cell-range-address="'2020'.C179:'2020'.C1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'.D179:'2020'.D185" chart:label-cell-address="'2020'.D178:'2020'.D178" chart:class="chart:line">
            <chart:data-point chart:repeated="7"/>
          </chart:series>
          <chart:series chart:style-name="ch8" chart:values-cell-range-address="'2020'.E179:'2020'.E185" chart:label-cell-address="'2020'.E178:'2020'.E178" chart:class="chart:line">
            <chart:data-point chart:repeated="7"/>
          </chart:series>
          <chart:series chart:style-name="ch9" chart:values-cell-range-address="'2020'.F179:'2020'.F185" chart:label-cell-address="'2020'.F178:'2020'.F178" chart:class="chart:line">
            <chart:data-point chart:repeated="7"/>
          </chart:series>
          <chart:series chart:style-name="ch10" chart:values-cell-range-address="'2020'.G179:'2020'.G185" chart:label-cell-address="'2020'.G178:'2020'.G178" chart:class="chart:line">
            <chart:data-point chart:repeated="7"/>
          </chart:series>
          <chart:series chart:style-name="ch11" chart:values-cell-range-address="'2020'.H179:'2020'.H185" chart:label-cell-address="'2020'.H178:'2020'.H178" chart:class="chart:line">
            <chart:data-point chart:repeated="7"/>
          </chart:series>
          <chart:series chart:style-name="ch12" chart:values-cell-range-address="'2020'.I179:'2020'.I185" chart:label-cell-address="'2020'.I178:'2020'.I178" chart:class="chart:line">
            <chart:data-point chart:repeated="7"/>
          </chart:series>
          <chart:series chart:style-name="ch13" chart:values-cell-range-address="'2020'.J179:'2020'.J185" chart:label-cell-address="'2020'.J178:'2020'.J178" chart:class="chart:line">
            <chart:data-point chart:repeated="7"/>
          </chart:series>
          <chart:series chart:style-name="ch14" chart:values-cell-range-address="'2020'.K179:'2020'.K185" chart:label-cell-address="'2020'.K178:'2020'.K178" chart:class="chart:line">
            <chart:data-point chart:repeated="7"/>
          </chart:series>
          <chart:series chart:style-name="ch15" chart:values-cell-range-address="'2020'.L179:'2020'.L185" chart:label-cell-address="'2020'.L178:'2020'.L178" chart:class="chart:line">
            <chart:data-point chart:repeated="7"/>
          </chart:series>
          <chart:series chart:style-name="ch16" chart:values-cell-range-address="'2020'.M179:'2020'.M185" chart:label-cell-address="'2020'.M178:'2020'.M178" chart:class="chart:line">
            <chart:data-point chart:repeated="7"/>
          </chart:series>
          <chart:series chart:style-name="ch17" chart:values-cell-range-address="'2020'.N179:'2020'.N185" chart:label-cell-address="'2020'.N178:'2020'.N178" chart:class="chart:line">
            <chart:data-point chart:repeated="7"/>
          </chart:series>
          <chart:series chart:style-name="ch18" chart:values-cell-range-address="'2020'.O179:'2020'.O185" chart:label-cell-address="'2020'.O178:'2020'.O178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D178</svg:desc>
                </draw:g>
              </table:table-cell>
              <table:table-cell office:value-type="string">
                <text:p>fevereiro</text:p>
                <draw:g>
                  <svg:desc>'2020'.E178:'2020'.E178</svg:desc>
                </draw:g>
              </table:table-cell>
              <table:table-cell office:value-type="string">
                <text:p>março</text:p>
                <draw:g>
                  <svg:desc>'2020'.F178:'2020'.F178</svg:desc>
                </draw:g>
              </table:table-cell>
              <table:table-cell office:value-type="string">
                <text:p>abril</text:p>
                <draw:g>
                  <svg:desc>'2020'.G178:'2020'.G178</svg:desc>
                </draw:g>
              </table:table-cell>
              <table:table-cell office:value-type="string">
                <text:p>maio</text:p>
                <draw:g>
                  <svg:desc>'2020'.H178:'2020'.H178</svg:desc>
                </draw:g>
              </table:table-cell>
              <table:table-cell office:value-type="string">
                <text:p>junho</text:p>
                <draw:g>
                  <svg:desc>'2020'.I178:'2020'.I178</svg:desc>
                </draw:g>
              </table:table-cell>
              <table:table-cell office:value-type="string">
                <text:p>julho</text:p>
                <draw:g>
                  <svg:desc>'2020'.J178:'2020'.J178</svg:desc>
                </draw:g>
              </table:table-cell>
              <table:table-cell office:value-type="string">
                <text:p>agosto</text:p>
                <draw:g>
                  <svg:desc>'2020'.K178:'2020'.K178</svg:desc>
                </draw:g>
              </table:table-cell>
              <table:table-cell office:value-type="string">
                <text:p>setembro</text:p>
                <draw:g>
                  <svg:desc>'2020'.L178:'2020'.L178</svg:desc>
                </draw:g>
              </table:table-cell>
              <table:table-cell office:value-type="string">
                <text:p>outubro</text:p>
                <draw:g>
                  <svg:desc>'2020'.M178:'2020'.M178</svg:desc>
                </draw:g>
              </table:table-cell>
              <table:table-cell office:value-type="string">
                <text:p>novembro</text:p>
                <draw:g>
                  <svg:desc>'2020'.N178:'2020'.N178</svg:desc>
                </draw:g>
              </table:table-cell>
              <table:table-cell office:value-type="string">
                <text:p>dezembro</text:p>
                <draw:g>
                  <svg:desc>'2020'.O178:'2020'.O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2020'.C179:'2020'.C185</svg:desc>
                </draw:g>
              </table:table-cell>
              <table:table-cell office:value-type="float" office:value="NaN">
                <text:p>NaN</text:p>
                <draw:g>
                  <svg:desc>'2020'.D179:'2020'.D185</svg:desc>
                </draw:g>
              </table:table-cell>
              <table:table-cell office:value-type="float" office:value="NaN">
                <text:p>NaN</text:p>
                <draw:g>
                  <svg:desc>'2020'.E179:'2020'.E185</svg:desc>
                </draw:g>
              </table:table-cell>
              <table:table-cell office:value-type="float" office:value="NaN">
                <text:p>NaN</text:p>
                <draw:g>
                  <svg:desc>'2020'.F179:'2020'.F185</svg:desc>
                </draw:g>
              </table:table-cell>
              <table:table-cell office:value-type="float" office:value="NaN">
                <text:p>NaN</text:p>
                <draw:g>
                  <svg:desc>'2020'.G179:'2020'.G185</svg:desc>
                </draw:g>
              </table:table-cell>
              <table:table-cell office:value-type="float" office:value="NaN">
                <text:p>NaN</text:p>
                <draw:g>
                  <svg:desc>'2020'.H179:'2020'.H185</svg:desc>
                </draw:g>
              </table:table-cell>
              <table:table-cell office:value-type="float" office:value="NaN">
                <text:p>NaN</text:p>
                <draw:g>
                  <svg:desc>'2020'.I179:'2020'.I185</svg:desc>
                </draw:g>
              </table:table-cell>
              <table:table-cell office:value-type="float" office:value="NaN">
                <text:p>NaN</text:p>
                <draw:g>
                  <svg:desc>'2020'.J179:'2020'.J185</svg:desc>
                </draw:g>
              </table:table-cell>
              <table:table-cell office:value-type="float" office:value="NaN">
                <text:p>NaN</text:p>
                <draw:g>
                  <svg:desc>'2020'.K179:'2020'.K185</svg:desc>
                </draw:g>
              </table:table-cell>
              <table:table-cell office:value-type="float" office:value="NaN">
                <text:p>NaN</text:p>
                <draw:g>
                  <svg:desc>'2020'.L179:'2020'.L185</svg:desc>
                </draw:g>
              </table:table-cell>
              <table:table-cell office:value-type="float" office:value="NaN">
                <text:p>NaN</text:p>
                <draw:g>
                  <svg:desc>'2020'.M179:'2020'.M185</svg:desc>
                </draw:g>
              </table:table-cell>
              <table:table-cell office:value-type="float" office:value="NaN">
                <text:p>NaN</text:p>
                <draw:g>
                  <svg:desc>'2020'.N179:'2020'.N185</svg:desc>
                </draw:g>
              </table:table-cell>
              <table:table-cell office:value-type="float" office:value="NaN">
                <text:p>NaN</text:p>
                <draw:g>
                  <svg:desc>'2020'.O179:'2020'.O185</svg:desc>
                </draw:g>
              </table:table-cell>
            </table:table-row>
            <table:table-row>
              <table:table-cell office:value-type="string">
                <text:p>Conta 1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-30">
                <text:p>-30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04cm" svg:height="17.497cm" xlink:href=".." xlink:type="simple" chart:class="chart:bar" chart:style-name="ch1">
        <chart:legend chart:legend-position="end" svg:x="23.548cm" svg:y="8.451cm" style:legend-expansion="high" chart:style-name="ch2"/>
        <chart:plot-area chart:style-name="ch3" table:cell-range-address="'2020'.C179:'2020'.C185 '2020'.S178:'2020'.S185" chart:data-source-has-labels="both" svg:x="0.504cm" svg:y="0.349cm" svg:width="22.54cm" svg:height="16.7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47cm" svg:y="0.349cm" svg:width="20.928cm" svg:height="16.6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020'.C179:'2020'.C18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2020'.S179:'2020'.S185" chart:label-cell-address="'2020'.S178:'2020'.S17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2020'.S178:'2020'.S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2020'.C179:'2020'.C185</svg:desc>
                </draw:g>
              </table:table-cell>
              <table:table-cell office:value-type="float" office:value="NaN">
                <text:p>NaN</text:p>
                <draw:g>
                  <svg:desc>'2020'.S179:'2020'.S185</svg:desc>
                </draw:g>
              </table:table-cell>
            </table:table-row>
            <table:table-row>
              <table:table-cell office:value-type="string">
                <text:p>Conta 1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95cm" svg:height="17.715cm" xlink:href=".." xlink:type="simple" chart:class="chart:bar" chart:style-name="ch1">
        <chart:legend chart:legend-position="end" svg:x="28.786cm" svg:y="8.56cm" style:legend-expansion="high" chart:style-name="ch2"/>
        <chart:plot-area chart:style-name="ch3" table:cell-range-address="'2020'.C179:'2020'.C185 '2020'.T178:'2020'.T185" chart:data-source-has-labels="both" svg:x="0.607cm" svg:y="0.354cm" svg:width="27.572cm" svg:height="17.0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7cm" svg:y="0.354cm" svg:width="25.597cm" svg:height="16.81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020'.C179:'2020'.C18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2020'.T179:'2020'.T185" chart:label-cell-address="'2020'.T178:'2020'.T17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cro</text:p>
                <draw:g>
                  <svg:desc>'2020'.T178:'2020'.T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2020'.C179:'2020'.C185</svg:desc>
                </draw:g>
              </table:table-cell>
              <table:table-cell office:value-type="float" office:value="NaN">
                <text:p>NaN</text:p>
                <draw:g>
                  <svg:desc>'2020'.T179:'2020'.T185</svg:desc>
                </draw:g>
              </table:table-cell>
            </table:table-row>
            <table:table-row>
              <table:table-cell office:value-type="string">
                <text:p>Conta 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12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2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12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12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12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12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12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12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12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12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8.351cm" svg:height="12.577cm" xlink:href=".." xlink:type="simple" chart:class="chart:bar" chart:style-name="ch1">
        <chart:legend chart:legend-position="end" svg:x="46.095cm" svg:y="3.274cm" style:legend-expansion="high" chart:style-name="ch2"/>
        <chart:plot-area chart:style-name="ch3" table:cell-range-address="Estatisticas.C8:Estatisticas.O15" chart:data-source-has-labels="both" svg:x="0.967cm" svg:y="0.251cm" svg:width="44.161cm" svg:height="12.07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68cm" svg:y="0.251cm" svg:width="41.831cm" svg:height="11.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Estatisticas.C9:Estatisticas.C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Estatisticas.D9:Estatisticas.D15" chart:label-cell-address="Estatisticas.D8:Estatisticas.D8" chart:class="chart:bar">
            <chart:data-point chart:repeated="7"/>
          </chart:series>
          <chart:series chart:style-name="ch9" chart:values-cell-range-address="Estatisticas.E9:Estatisticas.E15" chart:label-cell-address="Estatisticas.E8:Estatisticas.E8" chart:class="chart:bar">
            <chart:data-point chart:repeated="7"/>
          </chart:series>
          <chart:series chart:style-name="ch10" chart:values-cell-range-address="Estatisticas.F9:Estatisticas.F15" chart:label-cell-address="Estatisticas.F8:Estatisticas.F8" chart:class="chart:bar">
            <chart:data-point chart:repeated="7"/>
          </chart:series>
          <chart:series chart:style-name="ch11" chart:values-cell-range-address="Estatisticas.G9:Estatisticas.G15" chart:label-cell-address="Estatisticas.G8:Estatisticas.G8" chart:class="chart:bar">
            <chart:data-point chart:repeated="7"/>
          </chart:series>
          <chart:series chart:style-name="ch12" chart:values-cell-range-address="Estatisticas.H9:Estatisticas.H15" chart:label-cell-address="Estatisticas.H8:Estatisticas.H8" chart:class="chart:bar">
            <chart:data-point chart:repeated="7"/>
          </chart:series>
          <chart:series chart:style-name="ch13" chart:values-cell-range-address="Estatisticas.I9:Estatisticas.I15" chart:label-cell-address="Estatisticas.I8:Estatisticas.I8" chart:class="chart:bar">
            <chart:data-point chart:repeated="7"/>
          </chart:series>
          <chart:series chart:style-name="ch14" chart:values-cell-range-address="Estatisticas.J9:Estatisticas.J15" chart:label-cell-address="Estatisticas.J8:Estatisticas.J8" chart:class="chart:bar">
            <chart:data-point chart:repeated="7"/>
          </chart:series>
          <chart:series chart:style-name="ch15" chart:values-cell-range-address="Estatisticas.K9:Estatisticas.K15" chart:label-cell-address="Estatisticas.K8:Estatisticas.K8" chart:class="chart:bar">
            <chart:data-point chart:repeated="7"/>
          </chart:series>
          <chart:series chart:style-name="ch16" chart:values-cell-range-address="Estatisticas.L9:Estatisticas.L15" chart:label-cell-address="Estatisticas.L8:Estatisticas.L8" chart:class="chart:bar">
            <chart:data-point chart:repeated="7"/>
          </chart:series>
          <chart:series chart:style-name="ch17" chart:values-cell-range-address="Estatisticas.M9:Estatisticas.M15" chart:label-cell-address="Estatisticas.M8:Estatisticas.M8" chart:class="chart:bar">
            <chart:data-point chart:repeated="7"/>
          </chart:series>
          <chart:series chart:style-name="ch18" chart:values-cell-range-address="Estatisticas.N9:Estatisticas.N15" chart:label-cell-address="Estatisticas.N8:Estatisticas.N8" chart:class="chart:bar">
            <chart:data-point chart:repeated="7"/>
          </chart:series>
          <chart:series chart:style-name="ch19" chart:values-cell-range-address="Estatisticas.O9:Estatisticas.O15" chart:label-cell-address="Estatisticas.O8:Estatisticas.O8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Estatisticas.D8:Estatisticas.D8</svg:desc>
                </draw:g>
              </table:table-cell>
              <table:table-cell office:value-type="string">
                <text:p>fevereiro</text:p>
                <draw:g>
                  <svg:desc>Estatisticas.E8:Estatisticas.E8</svg:desc>
                </draw:g>
              </table:table-cell>
              <table:table-cell office:value-type="string">
                <text:p>março</text:p>
                <draw:g>
                  <svg:desc>Estatisticas.F8:Estatisticas.F8</svg:desc>
                </draw:g>
              </table:table-cell>
              <table:table-cell office:value-type="string">
                <text:p>abril</text:p>
                <draw:g>
                  <svg:desc>Estatisticas.G8:Estatisticas.G8</svg:desc>
                </draw:g>
              </table:table-cell>
              <table:table-cell office:value-type="string">
                <text:p>maio</text:p>
                <draw:g>
                  <svg:desc>Estatisticas.H8:Estatisticas.H8</svg:desc>
                </draw:g>
              </table:table-cell>
              <table:table-cell office:value-type="string">
                <text:p>junho</text:p>
                <draw:g>
                  <svg:desc>Estatisticas.I8:Estatisticas.I8</svg:desc>
                </draw:g>
              </table:table-cell>
              <table:table-cell office:value-type="string">
                <text:p>julho</text:p>
                <draw:g>
                  <svg:desc>Estatisticas.J8:Estatisticas.J8</svg:desc>
                </draw:g>
              </table:table-cell>
              <table:table-cell office:value-type="string">
                <text:p>agosto</text:p>
                <draw:g>
                  <svg:desc>Estatisticas.K8:Estatisticas.K8</svg:desc>
                </draw:g>
              </table:table-cell>
              <table:table-cell office:value-type="string">
                <text:p>setembro</text:p>
                <draw:g>
                  <svg:desc>Estatisticas.L8:Estatisticas.L8</svg:desc>
                </draw:g>
              </table:table-cell>
              <table:table-cell office:value-type="string">
                <text:p>outubro</text:p>
                <draw:g>
                  <svg:desc>Estatisticas.M8:Estatisticas.M8</svg:desc>
                </draw:g>
              </table:table-cell>
              <table:table-cell office:value-type="string">
                <text:p>novembro</text:p>
                <draw:g>
                  <svg:desc>Estatisticas.N8:Estatisticas.N8</svg:desc>
                </draw:g>
              </table:table-cell>
              <table:table-cell office:value-type="string">
                <text:p>dezembro</text:p>
                <draw:g>
                  <svg:desc>Estatisticas.O8:Estatisticas.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statisticas.C9:Estatisticas.C15</svg:desc>
                </draw:g>
              </table:table-cell>
              <table:table-cell office:value-type="float" office:value="NaN">
                <text:p>NaN</text:p>
                <draw:g>
                  <svg:desc>Estatisticas.D9:Estatisticas.D15</svg:desc>
                </draw:g>
              </table:table-cell>
              <table:table-cell office:value-type="float" office:value="NaN">
                <text:p>NaN</text:p>
                <draw:g>
                  <svg:desc>Estatisticas.E9:Estatisticas.E15</svg:desc>
                </draw:g>
              </table:table-cell>
              <table:table-cell office:value-type="float" office:value="NaN">
                <text:p>NaN</text:p>
                <draw:g>
                  <svg:desc>Estatisticas.F9:Estatisticas.F15</svg:desc>
                </draw:g>
              </table:table-cell>
              <table:table-cell office:value-type="float" office:value="NaN">
                <text:p>NaN</text:p>
                <draw:g>
                  <svg:desc>Estatisticas.G9:Estatisticas.G15</svg:desc>
                </draw:g>
              </table:table-cell>
              <table:table-cell office:value-type="float" office:value="NaN">
                <text:p>NaN</text:p>
                <draw:g>
                  <svg:desc>Estatisticas.H9:Estatisticas.H15</svg:desc>
                </draw:g>
              </table:table-cell>
              <table:table-cell office:value-type="float" office:value="NaN">
                <text:p>NaN</text:p>
                <draw:g>
                  <svg:desc>Estatisticas.I9:Estatisticas.I15</svg:desc>
                </draw:g>
              </table:table-cell>
              <table:table-cell office:value-type="float" office:value="NaN">
                <text:p>NaN</text:p>
                <draw:g>
                  <svg:desc>Estatisticas.J9:Estatisticas.J15</svg:desc>
                </draw:g>
              </table:table-cell>
              <table:table-cell office:value-type="float" office:value="NaN">
                <text:p>NaN</text:p>
                <draw:g>
                  <svg:desc>Estatisticas.K9:Estatisticas.K15</svg:desc>
                </draw:g>
              </table:table-cell>
              <table:table-cell office:value-type="float" office:value="NaN">
                <text:p>NaN</text:p>
                <draw:g>
                  <svg:desc>Estatisticas.L9:Estatisticas.L15</svg:desc>
                </draw:g>
              </table:table-cell>
              <table:table-cell office:value-type="float" office:value="NaN">
                <text:p>NaN</text:p>
                <draw:g>
                  <svg:desc>Estatisticas.M9:Estatisticas.M15</svg:desc>
                </draw:g>
              </table:table-cell>
              <table:table-cell office:value-type="float" office:value="NaN">
                <text:p>NaN</text:p>
                <draw:g>
                  <svg:desc>Estatisticas.N9:Estatisticas.N15</svg:desc>
                </draw:g>
              </table:table-cell>
              <table:table-cell office:value-type="float" office:value="NaN">
                <text:p>NaN</text:p>
                <draw:g>
                  <svg:desc>Estatisticas.O9:Estatisticas.O15</svg:desc>
                </draw:g>
              </table:table-cell>
            </table:table-row>
            <table:table-row>
              <table:table-cell office:value-type="string">
                <text:p>Cont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2.609cm" xlink:href=".." xlink:type="simple" chart:class="chart:bar" chart:style-name="ch1">
        <chart:title svg:x="10.312cm" svg:y="0.387cm" chart:style-name="ch2">
          <text:p>Despesas Anuais</text:p>
        </chart:title>
        <chart:plot-area chart:style-name="ch3" table:cell-range-address="'2020'.AU10:'2020'.AU16 '2020'.AU18:'2020'.AU18 '2020'.AW10:'2020'.AW16 '2020'.AW18:'2020'.AW18" chart:data-source-has-labels="column" svg:x="0.486cm" svg:y="1.424cm" svg:width="23.375cm" svg:height="10.9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1.424cm" svg:width="21.614cm" svg:height="10.2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020'.AU10:'2020'.AU16 '2020'.AU18:'2020'.AU1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z" chart:name="primary-z" chart:style-name="ch7">
            <chart:grid chart:style-name="ch5" chart:class="major"/>
          </chart:axis>
          <chart:series chart:style-name="ch8" chart:values-cell-range-address="'2020'.AW10:'2020'.AW16 '2020'.AW18:'2020'.AW1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W Coluna AW</text:p>
              </table:table-cell>
            </table:table-row>
          </table:table-header-rows>
          <table:table-rows>
            <table:table-row>
              <table:table-cell office:value-type="string">
                <text:p>Entretenimento</text:p>
                <draw:g>
                  <svg:desc>'2020'.AU10:'2020'.AU16 '2020'.AU18:'2020'.AU18</svg:desc>
                </draw:g>
              </table:table-cell>
              <table:table-cell office:value-type="float" office:value="40">
                <text:p>40</text:p>
                <draw:g>
                  <svg:desc>'2020'.AW10:'2020'.AW16 '2020'.AW18:'2020'.AW18</svg:desc>
                </draw:g>
              </table:table-cell>
            </table:table-row>
            <table:table-row>
              <table:table-cell office:value-type="string">
                <text:p>Extra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omida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imai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63cm" svg:height="9.401cm" xlink:href=".." xlink:type="simple" chart:class="chart:line" chart:style-name="ch1">
        <chart:title svg:x="7.44cm" svg:y="0.323cm" chart:style-name="ch2">
          <text:p>Conta 2</text:p>
        </chart:title>
        <chart:plot-area chart:style-name="ch3" table:cell-range-address="'2020'.D178:'2020'.O178 '2020'.C181:'2020'.O181" chart:data-source-has-labels="both" svg:x="0.333cm" svg:y="1.296cm" svg:width="15.997cm" svg:height="7.917cm">
          <chartooo:coordinate-region svg:x="1.808cm" svg:y="1.493cm" svg:width="14.383cm" svg:height="7.523cm"/>
          <chart:axis chart:dimension="x" chart:name="primary-x" chart:style-name="ch4" chartooo:axis-type="auto">
            <chartooo:date-scale/>
            <chart:categories table:cell-range-address="'2020'.D178:'2020'.O1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'.D181:'2020'.O181" chart:label-cell-address="'2020'.C181:'2020'.C18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O178</svg:desc>
                </draw:g>
              </table:table-cell>
              <table:table-cell office:value-type="string">
                <text:p>fevereiro</text:p>
              </table:table-cell>
              <table:table-cell office:value-type="string">
                <text:p>março</text:p>
              </table:table-cell>
              <table:table-cell office:value-type="string">
                <text:p>abril</text:p>
              </table:table-cell>
              <table:table-cell office:value-type="string">
                <text:p>maio</text:p>
              </table:table-cell>
              <table:table-cell office:value-type="string">
                <text:p>junho</text:p>
              </table:table-cell>
              <table:table-cell office:value-type="string">
                <text:p>julho</text:p>
              </table:table-cell>
              <table:table-cell office:value-type="string">
                <text:p>agosto</text:p>
              </table:table-cell>
              <table:table-cell office:value-type="string">
                <text:p>setembro</text:p>
              </table:table-cell>
              <table:table-cell office:value-type="string">
                <text:p>outubro</text:p>
              </table:table-cell>
              <table:table-cell office:value-type="string">
                <text:p>novembro</text:p>
              </table:table-cell>
              <table:table-cell office:value-type="string">
                <text:p>dezembro</text:p>
              </table:table-cell>
            </table:table-row>
          </table:table-header-rows>
          <table:table-rows>
            <table:table-row>
              <table:table-cell office:value-type="string">
                <text:p>Conta 2</text:p>
                <draw:g>
                  <svg:desc>'2020'.C181:'2020'.C181</svg:desc>
                </draw:g>
              </table:table-cell>
              <table:table-cell office:value-type="float" office:value="-30">
                <text:p>-30</text:p>
                <draw:g>
                  <svg:desc>'2020'.D181:'2020'.O181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12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2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12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12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12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12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12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12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12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12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8.114cm" svg:height="13.129cm" xlink:href=".." xlink:type="simple" chart:class="chart:bar" chart:style-name="ch1">
        <chart:legend chart:legend-position="end" svg:x="45.858cm" svg:y="3.55cm" style:legend-expansion="high" chart:style-name="ch2"/>
        <chart:plot-area chart:style-name="ch3" table:cell-range-address="Estatisticas.C37:Estatisticas.O42 Estatisticas.D35:Estatisticas.O35" chart:data-source-has-labels="both" svg:x="0.962cm" svg:y="0.262cm" svg:width="43.934cm" svg:height="12.6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41cm" svg:y="0.262cm" svg:width="40.849cm" svg:height="12.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Estatisticas.C37:Estatisticas.C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Estatisticas.D37:Estatisticas.D42" chart:label-cell-address="Estatisticas.D35:Estatisticas.D35" chart:class="chart:bar">
            <chart:data-point chart:repeated="6"/>
          </chart:series>
          <chart:series chart:style-name="ch9" chart:values-cell-range-address="Estatisticas.E37:Estatisticas.E42" chart:label-cell-address="Estatisticas.E35:Estatisticas.E35" chart:class="chart:bar">
            <chart:data-point chart:repeated="6"/>
          </chart:series>
          <chart:series chart:style-name="ch10" chart:values-cell-range-address="Estatisticas.F37:Estatisticas.F42" chart:label-cell-address="Estatisticas.F35:Estatisticas.F35" chart:class="chart:bar">
            <chart:data-point chart:repeated="6"/>
          </chart:series>
          <chart:series chart:style-name="ch11" chart:values-cell-range-address="Estatisticas.G37:Estatisticas.G42" chart:label-cell-address="Estatisticas.G35:Estatisticas.G35" chart:class="chart:bar">
            <chart:data-point chart:repeated="6"/>
          </chart:series>
          <chart:series chart:style-name="ch12" chart:values-cell-range-address="Estatisticas.H37:Estatisticas.H42" chart:label-cell-address="Estatisticas.H35:Estatisticas.H35" chart:class="chart:bar">
            <chart:data-point chart:repeated="6"/>
          </chart:series>
          <chart:series chart:style-name="ch13" chart:values-cell-range-address="Estatisticas.I37:Estatisticas.I42" chart:label-cell-address="Estatisticas.I35:Estatisticas.I35" chart:class="chart:bar">
            <chart:data-point chart:repeated="6"/>
          </chart:series>
          <chart:series chart:style-name="ch14" chart:values-cell-range-address="Estatisticas.J37:Estatisticas.J42" chart:label-cell-address="Estatisticas.J35:Estatisticas.J35" chart:class="chart:bar">
            <chart:data-point chart:repeated="6"/>
          </chart:series>
          <chart:series chart:style-name="ch15" chart:values-cell-range-address="Estatisticas.K37:Estatisticas.K42" chart:label-cell-address="Estatisticas.K35:Estatisticas.K35" chart:class="chart:bar">
            <chart:data-point chart:repeated="6"/>
          </chart:series>
          <chart:series chart:style-name="ch16" chart:values-cell-range-address="Estatisticas.L37:Estatisticas.L42" chart:label-cell-address="Estatisticas.L35:Estatisticas.L35" chart:class="chart:bar">
            <chart:data-point chart:repeated="6"/>
          </chart:series>
          <chart:series chart:style-name="ch17" chart:values-cell-range-address="Estatisticas.M37:Estatisticas.M42" chart:label-cell-address="Estatisticas.M35:Estatisticas.M35" chart:class="chart:bar">
            <chart:data-point chart:repeated="6"/>
          </chart:series>
          <chart:series chart:style-name="ch18" chart:values-cell-range-address="Estatisticas.N37:Estatisticas.N42" chart:label-cell-address="Estatisticas.N35:Estatisticas.N35" chart:class="chart:bar">
            <chart:data-point chart:repeated="6"/>
          </chart:series>
          <chart:series chart:style-name="ch19" chart:values-cell-range-address="Estatisticas.O37:Estatisticas.O42" chart:label-cell-address="Estatisticas.O35:Estatisticas.O35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Estatisticas.D35:Estatisticas.D35</svg:desc>
                </draw:g>
              </table:table-cell>
              <table:table-cell office:value-type="string">
                <text:p>fevereiro</text:p>
                <draw:g>
                  <svg:desc>Estatisticas.E35:Estatisticas.E35</svg:desc>
                </draw:g>
              </table:table-cell>
              <table:table-cell office:value-type="string">
                <text:p>março</text:p>
                <draw:g>
                  <svg:desc>Estatisticas.F35:Estatisticas.F35</svg:desc>
                </draw:g>
              </table:table-cell>
              <table:table-cell office:value-type="string">
                <text:p>abril</text:p>
                <draw:g>
                  <svg:desc>Estatisticas.G35:Estatisticas.G35</svg:desc>
                </draw:g>
              </table:table-cell>
              <table:table-cell office:value-type="string">
                <text:p>maio</text:p>
                <draw:g>
                  <svg:desc>Estatisticas.H35:Estatisticas.H35</svg:desc>
                </draw:g>
              </table:table-cell>
              <table:table-cell office:value-type="string">
                <text:p>junho</text:p>
                <draw:g>
                  <svg:desc>Estatisticas.I35:Estatisticas.I35</svg:desc>
                </draw:g>
              </table:table-cell>
              <table:table-cell office:value-type="string">
                <text:p>julho</text:p>
                <draw:g>
                  <svg:desc>Estatisticas.J35:Estatisticas.J35</svg:desc>
                </draw:g>
              </table:table-cell>
              <table:table-cell office:value-type="string">
                <text:p>agosto</text:p>
                <draw:g>
                  <svg:desc>Estatisticas.K35:Estatisticas.K35</svg:desc>
                </draw:g>
              </table:table-cell>
              <table:table-cell office:value-type="string">
                <text:p>setembro</text:p>
                <draw:g>
                  <svg:desc>Estatisticas.L35:Estatisticas.L35</svg:desc>
                </draw:g>
              </table:table-cell>
              <table:table-cell office:value-type="string">
                <text:p>outubro</text:p>
                <draw:g>
                  <svg:desc>Estatisticas.M35:Estatisticas.M35</svg:desc>
                </draw:g>
              </table:table-cell>
              <table:table-cell office:value-type="string">
                <text:p>novembro</text:p>
                <draw:g>
                  <svg:desc>Estatisticas.N35:Estatisticas.N35</svg:desc>
                </draw:g>
              </table:table-cell>
              <table:table-cell office:value-type="string">
                <text:p>dezembro</text:p>
                <draw:g>
                  <svg:desc>Estatisticas.O35:Estatisticas.O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a 1</text:p>
                <draw:g>
                  <svg:desc>Estatisticas.C37:Estatisticas.C42</svg:desc>
                </draw:g>
              </table:table-cell>
              <table:table-cell office:value-type="float" office:value="0">
                <text:p>0</text:p>
                <draw:g>
                  <svg:desc>Estatisticas.D37:Estatisticas.D42</svg:desc>
                </draw:g>
              </table:table-cell>
              <table:table-cell office:value-type="float" office:value="0">
                <text:p>0</text:p>
                <draw:g>
                  <svg:desc>Estatisticas.E37:Estatisticas.E42</svg:desc>
                </draw:g>
              </table:table-cell>
              <table:table-cell office:value-type="float" office:value="0">
                <text:p>0</text:p>
                <draw:g>
                  <svg:desc>Estatisticas.F37:Estatisticas.F42</svg:desc>
                </draw:g>
              </table:table-cell>
              <table:table-cell office:value-type="float" office:value="-10">
                <text:p>-10</text:p>
                <draw:g>
                  <svg:desc>Estatisticas.G37:Estatisticas.G42</svg:desc>
                </draw:g>
              </table:table-cell>
              <table:table-cell office:value-type="float" office:value="0">
                <text:p>0</text:p>
                <draw:g>
                  <svg:desc>Estatisticas.H37:Estatisticas.H42</svg:desc>
                </draw:g>
              </table:table-cell>
              <table:table-cell office:value-type="float" office:value="0">
                <text:p>0</text:p>
                <draw:g>
                  <svg:desc>Estatisticas.I37:Estatisticas.I42</svg:desc>
                </draw:g>
              </table:table-cell>
              <table:table-cell office:value-type="float" office:value="0">
                <text:p>0</text:p>
                <draw:g>
                  <svg:desc>Estatisticas.J37:Estatisticas.J42</svg:desc>
                </draw:g>
              </table:table-cell>
              <table:table-cell office:value-type="float" office:value="0">
                <text:p>0</text:p>
                <draw:g>
                  <svg:desc>Estatisticas.K37:Estatisticas.K42</svg:desc>
                </draw:g>
              </table:table-cell>
              <table:table-cell office:value-type="float" office:value="0">
                <text:p>0</text:p>
                <draw:g>
                  <svg:desc>Estatisticas.L37:Estatisticas.L42</svg:desc>
                </draw:g>
              </table:table-cell>
              <table:table-cell office:value-type="float" office:value="0">
                <text:p>0</text:p>
                <draw:g>
                  <svg:desc>Estatisticas.M37:Estatisticas.M42</svg:desc>
                </draw:g>
              </table:table-cell>
              <table:table-cell office:value-type="float" office:value="0">
                <text:p>0</text:p>
                <draw:g>
                  <svg:desc>Estatisticas.N37:Estatisticas.N42</svg:desc>
                </draw:g>
              </table:table-cell>
              <table:table-cell office:value-type="float" office:value="0">
                <text:p>0</text:p>
                <draw:g>
                  <svg:desc>Estatisticas.O37:Estatisticas.O42</svg:desc>
                </draw:g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94cm" svg:height="9.249cm" xlink:href=".." xlink:type="simple" chart:class="chart:line" chart:style-name="ch1">
        <chart:title svg:x="7.306cm" svg:y="0.319cm" chart:style-name="ch2">
          <text:p>Conta 3
</text:p>
        </chart:title>
        <chart:plot-area chart:style-name="ch3" table:cell-range-address="'2020'.D178:'2020'.O178 '2020'.C182:'2020'.O182" chart:data-source-has-labels="both" svg:x="0.327cm" svg:y="1.796cm" svg:width="15.74cm" svg:height="7.269cm">
          <chartooo:coordinate-region svg:x="1.686cm" svg:y="1.796cm" svg:width="14.242cm" svg:height="5.482cm"/>
          <chart:axis chart:dimension="x" chart:name="primary-x" chart:style-name="ch4" chartooo:axis-type="auto">
            <chartooo:date-scale/>
            <chart:categories table:cell-range-address="'2020'.D178:'2020'.O1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'.D182:'2020'.O182" chart:label-cell-address="'2020'.C182:'2020'.C18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O178</svg:desc>
                </draw:g>
              </table:table-cell>
              <table:table-cell office:value-type="string">
                <text:p>fevereiro</text:p>
              </table:table-cell>
              <table:table-cell office:value-type="string">
                <text:p>março</text:p>
              </table:table-cell>
              <table:table-cell office:value-type="string">
                <text:p>abril</text:p>
              </table:table-cell>
              <table:table-cell office:value-type="string">
                <text:p>maio</text:p>
              </table:table-cell>
              <table:table-cell office:value-type="string">
                <text:p>junho</text:p>
              </table:table-cell>
              <table:table-cell office:value-type="string">
                <text:p>julho</text:p>
              </table:table-cell>
              <table:table-cell office:value-type="string">
                <text:p>agosto</text:p>
              </table:table-cell>
              <table:table-cell office:value-type="string">
                <text:p>setembro</text:p>
              </table:table-cell>
              <table:table-cell office:value-type="string">
                <text:p>outubro</text:p>
              </table:table-cell>
              <table:table-cell office:value-type="string">
                <text:p>novembro</text:p>
              </table:table-cell>
              <table:table-cell office:value-type="string">
                <text:p>dezembro</text:p>
              </table:table-cell>
            </table:table-row>
          </table:table-header-rows>
          <table:table-rows>
            <table:table-row>
              <table:table-cell office:value-type="string">
                <text:p>Conta 3</text:p>
                <draw:g>
                  <svg:desc>'2020'.C182:'2020'.C182</svg:desc>
                </draw:g>
              </table:table-cell>
              <table:table-cell office:value-type="float" office:value="60">
                <text:p>60</text:p>
                <draw:g>
                  <svg:desc>'2020'.D182:'2020'.O18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3cm" svg:height="9.157cm" xlink:href=".." xlink:type="simple" chart:class="chart:line" chart:style-name="ch1">
        <chart:title svg:x="7.224cm" svg:y="0.318cm" chart:style-name="ch2">
          <text:p>Conta 4</text:p>
        </chart:title>
        <chart:plot-area chart:style-name="ch3" table:cell-range-address="'2020'.D178:'2020'.O178 '2020'.C183:'2020'.O183" chart:data-source-has-labels="both" svg:x="0.324cm" svg:y="1.286cm" svg:width="15.582cm" svg:height="7.688cm">
          <chartooo:coordinate-region svg:x="1.614cm" svg:y="1.483cm" svg:width="14.153cm" svg:height="7.294cm"/>
          <chart:axis chart:dimension="x" chart:name="primary-x" chart:style-name="ch4" chartooo:axis-type="auto">
            <chartooo:date-scale/>
            <chart:categories table:cell-range-address="'2020'.D178:'2020'.O1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'.D183:'2020'.O183" chart:label-cell-address="'2020'.C183:'2020'.C18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O178</svg:desc>
                </draw:g>
              </table:table-cell>
              <table:table-cell office:value-type="string">
                <text:p>fevereiro</text:p>
              </table:table-cell>
              <table:table-cell office:value-type="string">
                <text:p>março</text:p>
              </table:table-cell>
              <table:table-cell office:value-type="string">
                <text:p>abril</text:p>
              </table:table-cell>
              <table:table-cell office:value-type="string">
                <text:p>maio</text:p>
              </table:table-cell>
              <table:table-cell office:value-type="string">
                <text:p>junho</text:p>
              </table:table-cell>
              <table:table-cell office:value-type="string">
                <text:p>julho</text:p>
              </table:table-cell>
              <table:table-cell office:value-type="string">
                <text:p>agosto</text:p>
              </table:table-cell>
              <table:table-cell office:value-type="string">
                <text:p>setembro</text:p>
              </table:table-cell>
              <table:table-cell office:value-type="string">
                <text:p>outubro</text:p>
              </table:table-cell>
              <table:table-cell office:value-type="string">
                <text:p>novembro</text:p>
              </table:table-cell>
              <table:table-cell office:value-type="string">
                <text:p>dezembro</text:p>
              </table:table-cell>
            </table:table-row>
          </table:table-header-rows>
          <table:table-rows>
            <table:table-row>
              <table:table-cell office:value-type="string">
                <text:p>Conta 4</text:p>
                <draw:g>
                  <svg:desc>'2020'.C183:'2020'.C183</svg:desc>
                </draw:g>
              </table:table-cell>
              <table:table-cell office:value-type="float" office:value="-3">
                <text:p>-3</text:p>
                <draw:g>
                  <svg:desc>'2020'.D183:'2020'.O1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85cm" svg:height="9.244cm" xlink:href=".." xlink:type="simple" chart:class="chart:line" chart:style-name="ch1">
        <chart:title svg:x="7.301cm" svg:y="0.319cm" chart:style-name="ch2">
          <text:p>Conta 5
</text:p>
        </chart:title>
        <chart:plot-area chart:style-name="ch3" table:cell-range-address="'2020'.D178:'2020'.O178 '2020'.C184:'2020'.O184" chart:data-source-has-labels="both" svg:x="0.327cm" svg:y="1.796cm" svg:width="15.731cm" svg:height="7.264cm">
          <chartooo:coordinate-region svg:x="1.686cm" svg:y="1.796cm" svg:width="14.233cm" svg:height="5.476cm"/>
          <chart:axis chart:dimension="x" chart:name="primary-x" chart:style-name="ch4" chartooo:axis-type="auto">
            <chartooo:date-scale/>
            <chart:categories table:cell-range-address="'2020'.D178:'2020'.O1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'.D184:'2020'.O184" chart:label-cell-address="'2020'.C184:'2020'.C18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O178</svg:desc>
                </draw:g>
              </table:table-cell>
              <table:table-cell office:value-type="string">
                <text:p>fevereiro</text:p>
              </table:table-cell>
              <table:table-cell office:value-type="string">
                <text:p>março</text:p>
              </table:table-cell>
              <table:table-cell office:value-type="string">
                <text:p>abril</text:p>
              </table:table-cell>
              <table:table-cell office:value-type="string">
                <text:p>maio</text:p>
              </table:table-cell>
              <table:table-cell office:value-type="string">
                <text:p>junho</text:p>
              </table:table-cell>
              <table:table-cell office:value-type="string">
                <text:p>julho</text:p>
              </table:table-cell>
              <table:table-cell office:value-type="string">
                <text:p>agosto</text:p>
              </table:table-cell>
              <table:table-cell office:value-type="string">
                <text:p>setembro</text:p>
              </table:table-cell>
              <table:table-cell office:value-type="string">
                <text:p>outubro</text:p>
              </table:table-cell>
              <table:table-cell office:value-type="string">
                <text:p>novembro</text:p>
              </table:table-cell>
              <table:table-cell office:value-type="string">
                <text:p>dezembro</text:p>
              </table:table-cell>
            </table:table-row>
          </table:table-header-rows>
          <table:table-rows>
            <table:table-row>
              <table:table-cell office:value-type="string">
                <text:p>Conta 5</text:p>
                <draw:g>
                  <svg:desc>'2020'.C184:'2020'.C184</svg:desc>
                </draw:g>
              </table:table-cell>
              <table:table-cell office:value-type="float" office:value="0">
                <text:p>0</text:p>
                <draw:g>
                  <svg:desc>'2020'.D184:'2020'.O18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16cm" svg:height="10.559cm" xlink:href=".." xlink:type="simple" chart:class="chart:line" chart:style-name="ch1">
        <chart:title svg:x="8.467cm" svg:y="0.346cm" chart:style-name="ch2">
          <text:p>Conta 6</text:p>
        </chart:title>
        <chart:plot-area chart:style-name="ch3" table:cell-range-address="'2020'.D178:'2020'.O178 '2020'.C185:'2020'.O185" chart:data-source-has-labels="both" svg:x="0.374cm" svg:y="1.342cm" svg:width="17.968cm" svg:height="9.006cm">
          <chartooo:coordinate-region svg:x="1.549cm" svg:y="1.54cm" svg:width="16.041cm" svg:height="8.165cm"/>
          <chart:axis chart:dimension="x" chart:name="primary-x" chart:style-name="ch4" chartooo:axis-type="auto">
            <chartooo:date-scale/>
            <chart:categories table:cell-range-address="'2020'.D178:'2020'.O1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'.D185:'2020'.O185" chart:label-cell-address="'2020'.C185:'2020'.C18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O178</svg:desc>
                </draw:g>
              </table:table-cell>
              <table:table-cell office:value-type="string">
                <text:p>fevereiro</text:p>
              </table:table-cell>
              <table:table-cell office:value-type="string">
                <text:p>março</text:p>
              </table:table-cell>
              <table:table-cell office:value-type="string">
                <text:p>abril</text:p>
              </table:table-cell>
              <table:table-cell office:value-type="string">
                <text:p>maio</text:p>
              </table:table-cell>
              <table:table-cell office:value-type="string">
                <text:p>junho</text:p>
              </table:table-cell>
              <table:table-cell office:value-type="string">
                <text:p>julho</text:p>
              </table:table-cell>
              <table:table-cell office:value-type="string">
                <text:p>agosto</text:p>
              </table:table-cell>
              <table:table-cell office:value-type="string">
                <text:p>setembro</text:p>
              </table:table-cell>
              <table:table-cell office:value-type="string">
                <text:p>outubro</text:p>
              </table:table-cell>
              <table:table-cell office:value-type="string">
                <text:p>novembro</text:p>
              </table:table-cell>
              <table:table-cell office:value-type="string">
                <text:p>dezembro</text:p>
              </table:table-cell>
            </table:table-row>
          </table:table-header-rows>
          <table:table-rows>
            <table:table-row>
              <table:table-cell office:value-type="string">
                <text:p>Conta 6</text:p>
                <draw:g>
                  <svg:desc>'2020'.C185:'2020'.C185</svg:desc>
                </draw:g>
              </table:table-cell>
              <table:table-cell office:value-type="float" office:value="0">
                <text:p>0</text:p>
                <draw:g>
                  <svg:desc>'2020'.D185:'2020'.O18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11cm" svg:height="20.034cm" xlink:href=".." xlink:type="simple" chart:class="chart:bar" chart:style-name="ch1">
        <chart:legend chart:legend-position="end" svg:x="34.017cm" svg:y="9.72cm" style:legend-expansion="high" chart:style-name="ch2"/>
        <chart:plot-area chart:style-name="ch3" table:cell-range-address="'2020'.C180:'2020'.C185 '2020'.Q178:'2020'.Q178 '2020'.Q180:'2020'.Q185" chart:data-source-has-labels="both" svg:x="0.71cm" svg:y="0.4cm" svg:width="32.597cm" svg:height="19.23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018cm" svg:y="0.4cm" svg:width="29.986cm" svg:height="18.5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020'.C180:'2020'.C18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2020'.Q180:'2020'.Q185" chart:label-cell-address="'2020'.Q178:'2020'.Q1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2020'.Q178:'2020'.Q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a 1</text:p>
                <draw:g>
                  <svg:desc>'2020'.C180:'2020'.C185</svg:desc>
                </draw:g>
              </table:table-cell>
              <table:table-cell office:value-type="float" office:value="1092">
                <text:p>1092</text:p>
                <draw:g>
                  <svg:desc>'2020'.Q180:'2020'.Q185</svg:desc>
                </draw:g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081cm" svg:height="20.259cm" xlink:href=".." xlink:type="simple" chart:class="chart:bar" chart:style-name="ch1">
        <chart:legend chart:legend-position="end" svg:x="34.449cm" svg:y="9.832cm" style:legend-expansion="high" chart:style-name="ch2"/>
        <chart:plot-area chart:style-name="ch3" table:cell-range-address="'2020'.C180:'2020'.C185 '2020'.R178:'2020'.R178 '2020'.R180:'2020'.R185" chart:data-source-has-labels="both" svg:x="0.721cm" svg:y="0.405cm" svg:width="33.007cm" svg:height="19.4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5cm" svg:y="0.405cm" svg:width="30.519cm" svg:height="19.2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020'.C180:'2020'.C18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2020'.R180:'2020'.R185" chart:label-cell-address="'2020'.R178:'2020'.R1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</text:p>
                <draw:g>
                  <svg:desc>'2020'.R178:'2020'.R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a 1</text:p>
                <draw:g>
                  <svg:desc>'2020'.C180:'2020'.C185</svg:desc>
                </draw:g>
              </table:table-cell>
              <table:table-cell office:value-type="float" office:value="992">
                <text:p>992</text:p>
                <draw:g>
                  <svg:desc>'2020'.R180:'2020'.R185</svg:desc>
                </draw:g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12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2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12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12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12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12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12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12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12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12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847cm" svg:height="22.367cm" xlink:href=".." xlink:type="simple" chart:class="chart:bar" chart:style-name="ch1">
        <chart:legend chart:legend-position="end" svg:x="30.591cm" svg:y="8.169cm" style:legend-expansion="high" chart:style-name="ch2"/>
        <chart:plot-area chart:style-name="ch3" table:cell-range-address="'2020'.C180:'2020'.O185 '2020'.D178:'2020'.O178" chart:data-source-has-labels="both" svg:x="0.656cm" svg:y="0.447cm" svg:width="29.279cm" svg:height="21.4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9cm" svg:y="0.447cm" svg:width="27.192cm" svg:height="21.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020'.C180:'2020'.C18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2020'.D180:'2020'.D185" chart:label-cell-address="'2020'.D178:'2020'.D178" chart:class="chart:bar">
            <chart:data-point chart:repeated="6"/>
          </chart:series>
          <chart:series chart:style-name="ch9" chart:values-cell-range-address="'2020'.E180:'2020'.E185" chart:label-cell-address="'2020'.E178:'2020'.E178" chart:class="chart:bar">
            <chart:data-point chart:repeated="6"/>
          </chart:series>
          <chart:series chart:style-name="ch10" chart:values-cell-range-address="'2020'.F180:'2020'.F185" chart:label-cell-address="'2020'.F178:'2020'.F178" chart:class="chart:bar">
            <chart:data-point chart:repeated="6"/>
          </chart:series>
          <chart:series chart:style-name="ch11" chart:values-cell-range-address="'2020'.G180:'2020'.G185" chart:label-cell-address="'2020'.G178:'2020'.G178" chart:class="chart:bar">
            <chart:data-point chart:repeated="6"/>
          </chart:series>
          <chart:series chart:style-name="ch12" chart:values-cell-range-address="'2020'.H180:'2020'.H185" chart:label-cell-address="'2020'.H178:'2020'.H178" chart:class="chart:bar">
            <chart:data-point chart:repeated="6"/>
          </chart:series>
          <chart:series chart:style-name="ch13" chart:values-cell-range-address="'2020'.I180:'2020'.I185" chart:label-cell-address="'2020'.I178:'2020'.I178" chart:class="chart:bar">
            <chart:data-point chart:repeated="6"/>
          </chart:series>
          <chart:series chart:style-name="ch14" chart:values-cell-range-address="'2020'.J180:'2020'.J185" chart:label-cell-address="'2020'.J178:'2020'.J178" chart:class="chart:bar">
            <chart:data-point chart:repeated="6"/>
          </chart:series>
          <chart:series chart:style-name="ch15" chart:values-cell-range-address="'2020'.K180:'2020'.K185" chart:label-cell-address="'2020'.K178:'2020'.K178" chart:class="chart:bar">
            <chart:data-point chart:repeated="6"/>
          </chart:series>
          <chart:series chart:style-name="ch16" chart:values-cell-range-address="'2020'.L180:'2020'.L185" chart:label-cell-address="'2020'.L178:'2020'.L178" chart:class="chart:bar">
            <chart:data-point chart:repeated="6"/>
          </chart:series>
          <chart:series chart:style-name="ch17" chart:values-cell-range-address="'2020'.M180:'2020'.M185" chart:label-cell-address="'2020'.M178:'2020'.M178" chart:class="chart:bar">
            <chart:data-point chart:repeated="6"/>
          </chart:series>
          <chart:series chart:style-name="ch18" chart:values-cell-range-address="'2020'.N180:'2020'.N185" chart:label-cell-address="'2020'.N178:'2020'.N178" chart:class="chart:bar">
            <chart:data-point chart:repeated="6"/>
          </chart:series>
          <chart:series chart:style-name="ch19" chart:values-cell-range-address="'2020'.O180:'2020'.O185" chart:label-cell-address="'2020'.O178:'2020'.O178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'2020'.D178:'2020'.D178</svg:desc>
                </draw:g>
              </table:table-cell>
              <table:table-cell office:value-type="string">
                <text:p>fevereiro</text:p>
                <draw:g>
                  <svg:desc>'2020'.E178:'2020'.E178</svg:desc>
                </draw:g>
              </table:table-cell>
              <table:table-cell office:value-type="string">
                <text:p>março</text:p>
                <draw:g>
                  <svg:desc>'2020'.F178:'2020'.F178</svg:desc>
                </draw:g>
              </table:table-cell>
              <table:table-cell office:value-type="string">
                <text:p>abril</text:p>
                <draw:g>
                  <svg:desc>'2020'.G178:'2020'.G178</svg:desc>
                </draw:g>
              </table:table-cell>
              <table:table-cell office:value-type="string">
                <text:p>maio</text:p>
                <draw:g>
                  <svg:desc>'2020'.H178:'2020'.H178</svg:desc>
                </draw:g>
              </table:table-cell>
              <table:table-cell office:value-type="string">
                <text:p>junho</text:p>
                <draw:g>
                  <svg:desc>'2020'.I178:'2020'.I178</svg:desc>
                </draw:g>
              </table:table-cell>
              <table:table-cell office:value-type="string">
                <text:p>julho</text:p>
                <draw:g>
                  <svg:desc>'2020'.J178:'2020'.J178</svg:desc>
                </draw:g>
              </table:table-cell>
              <table:table-cell office:value-type="string">
                <text:p>agosto</text:p>
                <draw:g>
                  <svg:desc>'2020'.K178:'2020'.K178</svg:desc>
                </draw:g>
              </table:table-cell>
              <table:table-cell office:value-type="string">
                <text:p>setembro</text:p>
                <draw:g>
                  <svg:desc>'2020'.L178:'2020'.L178</svg:desc>
                </draw:g>
              </table:table-cell>
              <table:table-cell office:value-type="string">
                <text:p>outubro</text:p>
                <draw:g>
                  <svg:desc>'2020'.M178:'2020'.M178</svg:desc>
                </draw:g>
              </table:table-cell>
              <table:table-cell office:value-type="string">
                <text:p>novembro</text:p>
                <draw:g>
                  <svg:desc>'2020'.N178:'2020'.N178</svg:desc>
                </draw:g>
              </table:table-cell>
              <table:table-cell office:value-type="string">
                <text:p>dezembro</text:p>
                <draw:g>
                  <svg:desc>'2020'.O178:'2020'.O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a 1</text:p>
                <draw:g>
                  <svg:desc>'2020'.C180:'2020'.C185</svg:desc>
                </draw:g>
              </table:table-cell>
              <table:table-cell office:value-type="float" office:value="1000">
                <text:p>1000</text:p>
                <draw:g>
                  <svg:desc>'2020'.D180:'2020'.D185</svg:desc>
                </draw:g>
              </table:table-cell>
              <table:table-cell office:value-type="float" office:value="2">
                <text:p>2</text:p>
                <draw:g>
                  <svg:desc>'2020'.E180:'2020'.E185</svg:desc>
                </draw:g>
              </table:table-cell>
              <table:table-cell office:value-type="float" office:value="0">
                <text:p>0</text:p>
                <draw:g>
                  <svg:desc>'2020'.F180:'2020'.F185</svg:desc>
                </draw:g>
              </table:table-cell>
              <table:table-cell office:value-type="float" office:value="-10">
                <text:p>-10</text:p>
                <draw:g>
                  <svg:desc>'2020'.G180:'2020'.G185</svg:desc>
                </draw:g>
              </table:table-cell>
              <table:table-cell office:value-type="float" office:value="0">
                <text:p>0</text:p>
                <draw:g>
                  <svg:desc>'2020'.H180:'2020'.H185</svg:desc>
                </draw:g>
              </table:table-cell>
              <table:table-cell office:value-type="float" office:value="0">
                <text:p>0</text:p>
                <draw:g>
                  <svg:desc>'2020'.I180:'2020'.I185</svg:desc>
                </draw:g>
              </table:table-cell>
              <table:table-cell office:value-type="float" office:value="0">
                <text:p>0</text:p>
                <draw:g>
                  <svg:desc>'2020'.J180:'2020'.J185</svg:desc>
                </draw:g>
              </table:table-cell>
              <table:table-cell office:value-type="float" office:value="0">
                <text:p>0</text:p>
                <draw:g>
                  <svg:desc>'2020'.K180:'2020'.K185</svg:desc>
                </draw:g>
              </table:table-cell>
              <table:table-cell office:value-type="float" office:value="0">
                <text:p>0</text:p>
                <draw:g>
                  <svg:desc>'2020'.L180:'2020'.L185</svg:desc>
                </draw:g>
              </table:table-cell>
              <table:table-cell office:value-type="float" office:value="0">
                <text:p>0</text:p>
                <draw:g>
                  <svg:desc>'2020'.M180:'2020'.M185</svg:desc>
                </draw:g>
              </table:table-cell>
              <table:table-cell office:value-type="float" office:value="0">
                <text:p>0</text:p>
                <draw:g>
                  <svg:desc>'2020'.N180:'2020'.N185</svg:desc>
                </draw:g>
              </table:table-cell>
              <table:table-cell office:value-type="float" office:value="0">
                <text:p>0</text:p>
                <draw:g>
                  <svg:desc>'2020'.O180:'2020'.O185</svg:desc>
                </draw:g>
              </table:table-cell>
            </table:table-row>
            <table:table-row>
              <table:table-cell office:value-type="string">
                <text:p>Conta 2</text:p>
              </table:table-cell>
              <table:table-cell office:value-type="float" office:value="-30">
                <text:p>-30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